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media-type="application/vnd.oasis.opendocument.formula"/>
  <manifest:file-entry manifest:full-path="ObjectReplacements/Object 184" manifest:media-type="application/x-openoffice-gdimetafile;windows_formatname=&quot;GDIMetaFile&quot;"/>
  <manifest:file-entry manifest:full-path="ObjectReplacements/Object 86" manifest:media-type=""/>
  <manifest:file-entry manifest:full-path="ObjectReplacements/Object 30" manifest:media-type=""/>
  <manifest:file-entry manifest:full-path="ObjectReplacements/Object 87" manifest:media-type="application/x-openoffice-gdimetafile;windows_formatname=&quot;GDIMetaFile&quot;"/>
  <manifest:file-entry manifest:full-path="ObjectReplacements/Object 31" manifest:media-type=""/>
  <manifest:file-entry manifest:full-path="ObjectReplacements/Object 11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8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2" manifest:media-type="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7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29" manifest:media-type=""/>
  <manifest:file-entry manifest:full-path="ObjectReplacements/Object 33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40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63" manifest:media-type=""/>
  <manifest:file-entry manifest:full-path="ObjectReplacements/Object 18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8" manifest:media-type="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187" manifest:media-type="application/x-openoffice-gdimetafile;windows_formatname=&quot;GDIMetaFile&quot;"/>
  <manifest:file-entry manifest:full-path="ObjectReplacements/Object 72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88" manifest:media-type="application/x-openoffice-gdimetafile;windows_formatname=&quot;GDIMetaFile&quot;"/>
  <manifest:file-entry manifest:full-path="ObjectReplacements/Object 93" manifest:media-type=""/>
  <manifest:file-entry manifest:full-path="ObjectReplacements/Object 94" manifest:media-type=""/>
  <manifest:file-entry manifest:full-path="ObjectReplacements/Object 97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89" manifest:media-type="application/x-openoffice-gdimetafile;windows_formatname=&quot;GDIMetaFile&quot;"/>
  <manifest:file-entry manifest:full-path="ObjectReplacements/Object 129" manifest:media-type=""/>
  <manifest:file-entry manifest:full-path="ObjectReplacements/Object 130" manifest:media-type=""/>
  <manifest:file-entry manifest:full-path="ObjectReplacements/Object 131" manifest:media-type=""/>
  <manifest:file-entry manifest:full-path="ObjectReplacements/Object 132" manifest:media-type=""/>
  <manifest:file-entry manifest:full-path="ObjectReplacements/Object 133" manifest:media-type=""/>
  <manifest:file-entry manifest:full-path="ObjectReplacements/Object 19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"/>
  <manifest:file-entry manifest:full-path="ObjectReplacements/Object 219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Thumbnails/thumbnail.png" manifest:media-type="image/png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OpenSymbol3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1.831cm" style:rel-column-width="13107*"/>
    </style:style>
    <style:style style:name="Tableau2.A1" style:family="table-cell">
      <style:table-cell-properties style:vertical-align="middle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1.831cm" style:rel-column-width="13107*"/>
    </style:style>
    <style:style style:name="Tableau3.1" style:family="table-row">
      <style:table-row-properties style:min-row-height="1.199cm"/>
    </style:style>
    <style:style style:name="Tableau3.A1" style:family="table-cell">
      <style:table-cell-properties style:vertical-align="middle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3.05cm" style:rel-column-width="21845*"/>
    </style:style>
    <style:style style:name="Tableau1.1" style:family="table-row">
      <style:table-row-properties style:min-row-height="0.801cm"/>
    </style:style>
    <style:style style:name="Tableau1.A1" style:family="table-cell">
      <style:table-cell-properties style:vertical-align="middl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19fee0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13441a" officeooo:paragraph-rsid="00099a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/>
      <style:text-properties officeooo:paragraph-rsid="000d77f6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fr" fo:country="FR" officeooo:paragraph-rsid="004d2be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7" style:family="paragraph" style:parent-style-name="_5f_Paragraphe_20_livret">
      <style:paragraph-properties fo:margin-top="0cm" fo:margin-bottom="0.101cm" style:contextual-spacing="false"/>
    </style:style>
    <style:style style:name="P28" style:family="paragraph" style:parent-style-name="Standard">
      <style:paragraph-properties fo:margin-top="0cm" fo:margin-bottom="0.101cm" style:contextual-spacing="false"/>
      <style:text-properties officeooo:paragraph-rsid="003f4336"/>
    </style:style>
    <style:style style:name="P29" style:family="paragraph" style:parent-style-name="_5f_Paragraphe_20_livret_20_">
      <style:paragraph-properties fo:margin-top="0cm" fo:margin-bottom="0.101cm" style:contextual-spacing="false">
        <style:tab-stops>
          <style:tab-stop style:position="2cm" style:type="right"/>
          <style:tab-stop style:position="2.011cm"/>
        </style:tab-stops>
      </style:paragraph-properties>
      <style:text-properties officeooo:paragraph-rsid="005420bb"/>
    </style:style>
    <style:style style:name="P30" style:family="paragraph" style:parent-style-name="_5f_Paragraphe_20_livret_20_">
      <style:paragraph-properties fo:margin-top="0cm" fo:margin-bottom="0.101cm" style:contextual-spacing="false">
        <style:tab-stops>
          <style:tab-stop style:position="2cm" style:type="right"/>
          <style:tab-stop style:position="2.011cm"/>
        </style:tab-stops>
      </style:paragraph-properties>
      <style:text-properties officeooo:paragraph-rsid="0055ffb9"/>
    </style:style>
    <style:style style:name="P31" style:family="paragraph" style:parent-style-name="Standard">
      <style:paragraph-properties fo:margin-top="0cm" fo:margin-bottom="0.199cm" style:contextual-spacing="false"/>
      <style:text-properties officeooo:paragraph-rsid="000f832d"/>
    </style:style>
    <style:style style:name="P32" style:family="paragraph" style:parent-style-name="_5f_Paragraphe_20_livret_20_">
      <style:paragraph-properties fo:text-align="center" style:justify-single-word="false"/>
      <style:text-properties officeooo:paragraph-rsid="002adf63"/>
    </style:style>
    <style:style style:name="P33" style:family="paragraph" style:parent-style-name="_5f_Paragraphe_20_livret_20_">
      <style:paragraph-properties fo:text-align="center" style:justify-single-word="false"/>
      <style:text-properties officeooo:paragraph-rsid="00525594"/>
    </style:style>
    <style:style style:name="P34" style:family="paragraph" style:parent-style-name="_5f_Paragraphe_20_livret_20_">
      <style:paragraph-properties fo:text-align="start" style:justify-single-word="false">
        <style:tab-stops/>
      </style:paragraph-properties>
      <style:text-properties officeooo:paragraph-rsid="002eb091"/>
    </style:style>
    <style:style style:name="P35" style:family="paragraph" style:parent-style-name="_5f_Paragraphe_20_livret_20_">
      <style:paragraph-properties fo:text-align="start" style:justify-single-word="false"/>
      <style:text-properties officeooo:paragraph-rsid="002eb091"/>
    </style:style>
    <style:style style:name="P36" style:family="paragraph" style:parent-style-name="_5f_Paragraphe_20_livret_20_">
      <style:paragraph-properties fo:margin-top="0.199cm" fo:margin-bottom="0cm" style:contextual-spacing="false">
        <style:tab-stops>
          <style:tab-stop style:position="0.55cm"/>
        </style:tab-stops>
      </style:paragraph-properties>
      <style:text-properties fo:color="#b3b3b3" loext:opacity="100%" fo:font-style="normal" officeooo:paragraph-rsid="00338d79" style:font-style-asian="normal" style:font-style-complex="normal"/>
    </style:style>
    <style:style style:name="P37" style:family="paragraph" style:parent-style-name="_5f_Paragraphe_20_livret_20_">
      <style:paragraph-properties fo:margin-top="0.199cm" fo:margin-bottom="0cm" style:contextual-spacing="false">
        <style:tab-stops>
          <style:tab-stop style:position="1.256cm" style:type="right"/>
          <style:tab-stop style:position="1.416cm"/>
        </style:tab-stops>
      </style:paragraph-properties>
      <style:text-properties fo:font-weight="normal" officeooo:paragraph-rsid="00338d79" style:font-weight-asian="normal" style:font-weight-complex="normal"/>
    </style:style>
    <style:style style:name="P38" style:family="paragraph" style:parent-style-name="FILET_5f_POINTILLES">
      <style:paragraph-properties fo:text-align="center" style:justify-single-word="false"/>
    </style:style>
    <style:style style:name="P39" style:family="paragraph" style:parent-style-name="FILET_5f_POINTILLES">
      <style:text-properties officeooo:paragraph-rsid="00612579"/>
    </style:style>
    <style:style style:name="P40" style:family="paragraph" style:parent-style-name="Standard">
      <style:paragraph-properties fo:margin-top="0.101cm" fo:margin-bottom="0.101cm" style:contextual-spacing="false"/>
      <style:text-properties style:font-name="Bitstream Vera Serif1" fo:font-size="10pt" fo:font-style="normal" officeooo:paragraph-rsid="003f4336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style:font-name="Calibri" fo:font-size="12pt" fo:language="fr" fo:country="FR" officeooo:paragraph-rsid="004d2be4" style:letter-kerning="false" style:font-size-asian="12pt" style:language-asian="en" style:country-asian="US" style:font-size-complex="12pt" style:language-complex="ar" style:country-complex="SA"/>
    </style:style>
    <style:style style:name="P42" style:family="paragraph" style:parent-style-name="Exo_5f_Num" style:list-style-name="Num_5f_Exo"/>
    <style:style style:name="P43" style:family="paragraph" style:parent-style-name="Exo_5f_Num" style:list-style-name="Num_5f_Exo">
      <style:text-properties fo:font-weight="normal" officeooo:paragraph-rsid="00338d79" style:font-weight-asian="normal" style:font-weight-complex="normal"/>
    </style:style>
    <style:style style:name="P44" style:family="paragraph" style:parent-style-name="Exo_5f_Num">
      <style:paragraph-properties fo:margin-top="0.298cm" fo:margin-bottom="0cm" style:contextual-spacing="false"/>
    </style:style>
    <style:style style:name="P45" style:family="paragraph" style:parent-style-name="Exo_5f_Num" style:master-page-name="">
      <style:paragraph-properties fo:margin-top="0.799cm" fo:margin-bottom="0.3cm" style:contextual-spacing="false" style:page-number="auto" fo:break-before="auto" fo:break-after="auto"/>
      <style:text-properties officeooo:paragraph-rsid="0030b082"/>
    </style:style>
    <style:style style:name="P46" style:family="paragraph" style:parent-style-name="Exo_5f_Num">
      <style:paragraph-properties fo:margin-top="0.951cm" fo:margin-bottom="0.139cm" style:contextual-spacing="false"/>
      <style:text-properties officeooo:paragraph-rsid="002f9b3e"/>
    </style:style>
    <style:style style:name="P47" style:family="paragraph" style:parent-style-name="Exo_5f_Num">
      <style:paragraph-properties fo:margin-top="1cm" fo:margin-bottom="0.101cm" style:contextual-spacing="false"/>
    </style:style>
    <style:style style:name="P48" style:family="paragraph" style:parent-style-name="Exo_5f_Num">
      <style:paragraph-properties fo:break-before="page"/>
    </style:style>
    <style:style style:name="P49" style:family="paragraph" style:parent-style-name="Exo_5f_Num" style:list-style-name="Num_5f_Exo">
      <style:paragraph-properties fo:margin-top="0.499cm" fo:margin-bottom="0.101cm" style:contextual-spacing="false"/>
      <style:text-properties officeooo:paragraph-rsid="002adf63"/>
    </style:style>
    <style:style style:name="P50" style:family="paragraph" style:parent-style-name="Exo_5f_Num" style:list-style-name="Num_5f_Exo">
      <style:paragraph-properties fo:margin-top="0.499cm" fo:margin-bottom="0.101cm" style:contextual-spacing="false"/>
      <style:text-properties officeooo:paragraph-rsid="00338d79"/>
    </style:style>
    <style:style style:name="P51" style:family="paragraph" style:parent-style-name="Exo_5f_Num">
      <style:paragraph-properties fo:margin-top="0.499cm" fo:margin-bottom="0.199cm" style:contextual-spacing="false"/>
      <style:text-properties officeooo:paragraph-rsid="002adf63"/>
    </style:style>
    <style:style style:name="P52" style:family="paragraph" style:parent-style-name="Exo_5f_Num" style:list-style-name="Num_5f_Exo">
      <style:paragraph-properties fo:margin-top="0.55cm" fo:margin-bottom="0.101cm" style:contextual-spacing="false"/>
    </style:style>
    <style:style style:name="P53" style:family="paragraph" style:parent-style-name="Exo_5f_Num" style:list-style-name="Num_5f_Exo">
      <style:paragraph-properties fo:margin-top="0.55cm" fo:margin-bottom="0cm" style:contextual-spacing="false"/>
      <style:text-properties officeooo:paragraph-rsid="00443829"/>
    </style:style>
    <style:style style:name="P54" style:family="paragraph" style:parent-style-name="FILET_5f_POINTILLES" style:list-style-name="_5f_Numérotation_20_des_20_exercices_20_livrets"/>
    <style:style style:name="P55" style:family="paragraph" style:parent-style-name="FILET_5f_POINTILLES" style:list-style-name="_5f_Numérotation_20_des_20_exercices_20_livrets">
      <style:text-properties officeooo:paragraph-rsid="004d2be4"/>
    </style:style>
    <style:style style:name="P56" style:family="paragraph" style:parent-style-name="FILET_5f_POINTILLES" style:list-style-name="_5f_Numérotation_20_des_20_exercices_20_livrets">
      <style:text-properties officeooo:paragraph-rsid="003dcfc1"/>
    </style:style>
    <style:style style:name="P57" style:family="paragraph" style:parent-style-name="FILET_5f_POINTILLES" style:list-style-name="_5f_Numérotation_20_des_20_exercices_20_livrets">
      <style:text-properties officeooo:paragraph-rsid="00503857"/>
    </style:style>
    <style:style style:name="P58" style:family="paragraph" style:parent-style-name="FILET_5f_POINTILLES" style:list-style-name="_5f_Numérotation_20_des_20_exercices_20_livrets">
      <style:paragraph-properties fo:text-align="center" style:justify-single-word="false"/>
    </style:style>
    <style:style style:name="P59" style:family="paragraph" style:parent-style-name="FILET_5f_POINTILLES" style:list-style-name="liste_5f_abc">
      <style:text-properties officeooo:paragraph-rsid="003f4336"/>
    </style:style>
    <style:style style:name="P60" style:family="paragraph" style:parent-style-name="Standard" style:list-style-name="_5f_Numérotation_20_des_20_exercices_20_livrets">
      <style:text-properties officeooo:paragraph-rsid="002adf63"/>
    </style:style>
    <style:style style:name="P61" style:family="paragraph" style:parent-style-name="Standard" style:list-style-name="_5f_Numérotation_20_des_20_exercices_20_livrets">
      <style:paragraph-properties fo:margin-top="0cm" fo:margin-bottom="0.212cm" style:contextual-spacing="false" fo:text-align="start" style:justify-single-word="false" fo:orphans="2" fo:widows="2"/>
      <style:text-properties style:font-name="Calibri" fo:font-size="12pt" fo:language="fr" fo:country="FR" officeooo:paragraph-rsid="004d2be4" style:letter-kerning="false" style:font-size-asian="12pt" style:language-asian="en" style:country-asian="US" style:font-size-complex="12pt" style:language-complex="ar" style:country-complex="SA"/>
    </style:style>
    <style:style style:name="P62" style:family="paragraph" style:parent-style-name="Standard" style:list-style-name="_5f_Numérotation_20_des_20_exercices_20_livrets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fr" fo:country="FR" officeooo:paragraph-rsid="004d2be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3" style:family="paragraph" style:parent-style-name="Standard" style:list-style-name="_5f_Numérotation_20_des_20_exercices_20_livrets">
      <style:paragraph-properties fo:margin-top="0cm" fo:margin-bottom="0.101cm" style:contextual-spacing="false"/>
      <style:text-properties officeooo:paragraph-rsid="002adf63"/>
    </style:style>
    <style:style style:name="P64" style:family="paragraph" style:parent-style-name="Standard">
      <style:paragraph-properties fo:margin-top="0.199cm" fo:margin-bottom="0cm" style:contextual-spacing="false"/>
      <style:text-properties officeooo:paragraph-rsid="005bb04b"/>
    </style:style>
    <style:style style:name="P65" style:family="paragraph" style:parent-style-name="_5f_Paragraphe_20_corrigé" style:list-style-name="liste_5f_abc">
      <style:paragraph-properties fo:margin-top="0.4cm" fo:margin-bottom="0.4cm" style:contextual-spacing="false" fo:text-align="center" style:justify-single-word="false"/>
      <style:text-properties officeooo:paragraph-rsid="00582085"/>
    </style:style>
    <style:style style:name="P66" style:family="paragraph" style:parent-style-name="_5f_Paragraphe_20_livret_20_" style:list-style-name="liste_5f_abc">
      <style:paragraph-properties fo:margin-top="0cm" fo:margin-bottom="0.101cm" style:contextual-spacing="false">
        <style:tab-stops>
          <style:tab-stop style:position="2cm" style:type="right"/>
          <style:tab-stop style:position="2.011cm"/>
        </style:tab-stops>
      </style:paragraph-properties>
      <style:text-properties officeooo:paragraph-rsid="002a3dac"/>
    </style:style>
    <style:style style:name="P67" style:family="paragraph" style:parent-style-name="_5f_Paragraphe_20_livret_20_" style:list-style-name="liste_5f_abc">
      <style:paragraph-properties fo:margin-top="0cm" fo:margin-bottom="0.101cm" style:contextual-spacing="false">
        <style:tab-stops>
          <style:tab-stop style:position="2cm" style:type="right"/>
          <style:tab-stop style:position="2.011cm"/>
        </style:tab-stops>
      </style:paragraph-properties>
      <style:text-properties officeooo:paragraph-rsid="004982d7"/>
    </style:style>
    <style:style style:name="P68" style:family="paragraph" style:parent-style-name="_5f_Paragraphe_20_livret_20_" style:list-style-name="liste_5f_abc">
      <style:paragraph-properties fo:margin-top="0cm" fo:margin-bottom="0.101cm" style:contextual-spacing="false">
        <style:tab-stops>
          <style:tab-stop style:position="2cm" style:type="right"/>
          <style:tab-stop style:position="2.011cm"/>
        </style:tab-stops>
      </style:paragraph-properties>
      <style:text-properties officeooo:paragraph-rsid="00525eb0"/>
    </style:style>
    <style:style style:name="P69" style:family="paragraph" style:parent-style-name="_5f_Paragraphe_20_livret_20_" style:list-style-name="liste_5f_abc">
      <style:paragraph-properties fo:margin-top="0cm" fo:margin-bottom="0.101cm" style:contextual-spacing="false" fo:line-height="100%">
        <style:tab-stops>
          <style:tab-stop style:position="2cm" style:type="right"/>
          <style:tab-stop style:position="2.011cm"/>
        </style:tab-stops>
      </style:paragraph-properties>
      <style:text-properties officeooo:paragraph-rsid="004bedaa"/>
    </style:style>
    <style:style style:name="P70" style:family="paragraph" style:parent-style-name="_5f_Paragraphe_20_livret_20_" style:list-style-name="liste_5f_abc">
      <style:paragraph-properties fo:margin-top="0cm" fo:margin-bottom="0cm" style:contextual-spacing="false" fo:line-height="100%">
        <style:tab-stops>
          <style:tab-stop style:position="2cm" style:type="right"/>
          <style:tab-stop style:position="2.011cm"/>
        </style:tab-stops>
      </style:paragraph-properties>
      <style:text-properties officeooo:paragraph-rsid="004bedaa"/>
    </style:style>
    <style:style style:name="P71" style:family="paragraph" style:parent-style-name="_5f_Paragraphe_20_livret_20_" style:list-style-name="liste_5f_abc">
      <style:paragraph-properties fo:margin-top="0.101cm" fo:margin-bottom="0cm" style:contextual-spacing="false">
        <style:tab-stops>
          <style:tab-stop style:position="1.49cm" style:type="right"/>
          <style:tab-stop style:position="2.18cm" style:leader-style="dotted" style:leader-text="."/>
        </style:tab-stops>
      </style:paragraph-properties>
      <style:text-properties fo:font-weight="normal" officeooo:paragraph-rsid="002f9b3e" style:font-weight-asian="normal" style:font-weight-complex="normal"/>
    </style:style>
    <style:style style:name="P72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3b2282"/>
    </style:style>
    <style:style style:name="P73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b2282"/>
    </style:style>
    <style:style style:name="P74" style:family="paragraph" style:parent-style-name="_5f_Paragraphe_20_livret_20_réponse_20_élève" style:list-style-name="liste_5f_abc">
      <style:text-properties officeooo:paragraph-rsid="00525594"/>
    </style:style>
    <style:style style:name="P75" style:family="paragraph" style:parent-style-name="_5f_Pied_20_de_20_page" style:list-style-name="">
      <style:paragraph-properties fo:text-align="end" style:justify-single-word="false"/>
    </style:style>
    <style:style style:name="P76" style:family="paragraph" style:parent-style-name="_5f_Pied_20_de_20_page">
      <style:paragraph-properties fo:text-align="end" style:justify-single-word="false"/>
    </style:style>
    <style:style style:name="P77" style:family="paragraph" style:parent-style-name="_5f_Pied_20_de_20_page" style:list-style-name=""/>
    <style:style style:name="P7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9" style:family="paragraph" style:parent-style-name="_5f_Titre_20_d_27_exercices_20_livret">
      <style:paragraph-properties fo:margin-top="0.598cm" fo:margin-bottom="0cm" style:contextual-spacing="false"/>
    </style:style>
    <style:style style:name="P80" style:family="paragraph" style:parent-style-name="_5f_Titre_20_d_27_exercices_20_livret" style:list-style-name="">
      <style:paragraph-properties fo:margin-top="0.101cm" fo:margin-bottom="0cm" style:contextual-spacing="false" style:line-height-at-least="1cm" fo:text-align="center" style:justify-single-word="false"/>
      <style:text-properties officeooo:paragraph-rsid="002adf63"/>
    </style:style>
    <style:style style:name="P81" style:family="paragraph" style:parent-style-name="_5f_Titre_20_d_27_exercices_20_livret" style:list-style-name="Num_5f_Exo">
      <style:paragraph-properties fo:margin-top="0.499cm" fo:margin-bottom="0cm" style:contextual-spacing="false"/>
    </style:style>
    <style:style style:name="P82" style:family="paragraph" style:parent-style-name="_5f_Titre_20_d_27_exercices_20_livret" style:list-style-name="Num_5f_Exo">
      <style:paragraph-properties fo:margin-top="0.499cm" fo:margin-bottom="0cm" style:contextual-spacing="false" fo:break-before="column"/>
    </style:style>
    <style:style style:name="P8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28" fo:break-before="auto" fo:break-after="auto" style:shadow="none"/>
      <style:text-properties officeooo:paragraph-rsid="000d77f6"/>
    </style:style>
    <style:style style:name="P84" style:family="paragraph" style:parent-style-name="_5f_num_5f_abcd" style:list-style-name="liste_5f_abc"/>
    <style:style style:name="P85" style:family="paragraph" style:parent-style-name="_5f_num_5f_abcd" style:list-style-name="liste_5f_abc">
      <style:text-properties officeooo:paragraph-rsid="003ab5f9"/>
    </style:style>
    <style:style style:name="P86" style:family="paragraph" style:parent-style-name="_5f_num_5f_abcd" style:list-style-name="liste_5f_abc">
      <style:text-properties fo:font-style="normal" fo:font-weight="normal" style:font-style-asian="normal" style:font-weight-asian="normal" style:font-style-complex="normal" style:font-weight-complex="normal"/>
    </style:style>
    <style:style style:name="P87" style:family="paragraph" style:parent-style-name="_5f_num_5f_abcd" style:list-style-name="liste_5f_abc">
      <style:paragraph-properties fo:margin-top="0.3cm" fo:margin-bottom="0cm" style:contextual-spacing="false"/>
    </style:style>
    <style:style style:name="P88" style:family="paragraph" style:parent-style-name="_5f_num_5f_abcd" style:list-style-name="liste_5f_abc">
      <style:paragraph-properties fo:margin-top="0.3cm" fo:margin-bottom="0cm" style:contextual-spacing="false"/>
      <style:text-properties officeooo:paragraph-rsid="0045f89c"/>
    </style:style>
    <style:style style:name="P89" style:family="paragraph" style:parent-style-name="_5f_num_5f_abcd" style:list-style-name="liste_5f_abc">
      <style:paragraph-properties fo:margin-top="0.3cm" fo:margin-bottom="0cm" style:contextual-spacing="false"/>
      <style:text-properties officeooo:paragraph-rsid="003b2282"/>
    </style:style>
    <style:style style:name="P90" style:family="paragraph" style:parent-style-name="_5f_num_5f_abcd" style:list-style-name="liste_5f_abc">
      <style:paragraph-properties fo:margin-top="0.3cm" fo:margin-bottom="0cm" style:contextual-spacing="false"/>
      <style:text-properties officeooo:paragraph-rsid="00423b27"/>
    </style:style>
    <style:style style:name="P91" style:family="paragraph" style:parent-style-name="_5f_num_5f_abcd" style:list-style-name="liste_5f_abc">
      <style:paragraph-properties fo:margin-top="0.3cm" fo:margin-bottom="0cm" style:contextual-spacing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92" style:family="paragraph" style:parent-style-name="_5f_num_5f_abcd" style:list-style-name="liste_5f_abc">
      <style:paragraph-properties fo:margin-top="0.3cm" fo:margin-bottom="0cm" style:contextual-spacing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_5f_num_5f_abcd" style:list-style-name="liste_5f_abc">
      <style:paragraph-properties fo:margin-top="0.199cm" fo:margin-bottom="0cm" style:contextual-spacing="false"/>
    </style:style>
    <style:style style:name="P94" style:family="paragraph" style:parent-style-name="_5f_num_5f_abcd" style:list-style-name="liste_5f_abc">
      <style:paragraph-properties fo:margin-top="0.199cm" fo:margin-bottom="0cm" style:contextual-spacing="false"/>
      <style:text-properties officeooo:paragraph-rsid="003dcfc1"/>
    </style:style>
    <style:style style:name="P95" style:family="paragraph" style:parent-style-name="_5f_num_5f_abcd" style:list-style-name="liste_5f_abc">
      <style:paragraph-properties fo:margin-top="0.199cm" fo:margin-bottom="0cm" style:contextual-spacing="false"/>
      <style:text-properties officeooo:paragraph-rsid="00423b27"/>
    </style:style>
    <style:style style:name="P96" style:family="paragraph" style:parent-style-name="_5f_num_5f_abcd" style:list-style-name="liste_5f_abc">
      <style:paragraph-properties fo:margin-top="0.199cm" fo:margin-bottom="0cm" style:contextual-spacing="false" fo:text-align="start" style:justify-single-word="false"/>
      <style:text-properties officeooo:paragraph-rsid="0045f89c"/>
    </style:style>
    <style:style style:name="P97" style:family="paragraph">
      <style:paragraph-properties fo:text-align="center"/>
    </style:style>
    <style:style style:name="P98" style:family="paragraph">
      <loext:graphic-properties draw:fill="none"/>
      <style:paragraph-properties fo:text-align="start"/>
      <style:text-properties fo:font-size="18pt"/>
    </style:style>
    <style:style style:name="P99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00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0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03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officeooo:rsid="0019fee0"/>
    </style:style>
    <style:style style:name="T6" style:family="text">
      <style:text-properties style:font-name="Bitstream Vera Sans1" fo:font-size="10pt" style:font-size-asian="10pt" style:font-size-complex="10pt"/>
    </style:style>
    <style:style style:name="T7" style:family="text">
      <style:text-properties style:font-name="Bitstream Vera Sans1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Bitstream Vera Sans1" fo:font-size="10pt" fo:font-weight="normal" officeooo:rsid="005420bb" style:font-size-asian="10pt" style:font-weight-asian="normal" style:font-size-complex="10pt" style:font-weight-complex="normal"/>
    </style:style>
    <style:style style:name="T10" style:family="text">
      <style:text-properties style:font-name="OpenSymbol1"/>
    </style:style>
    <style:style style:name="T11" style:family="text">
      <style:text-properties style:font-name="OpenSymbol1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style:font-name="OpenSymbo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OpenSymbol1" officeooo:rsid="0001e655"/>
    </style:style>
    <style:style style:name="T14" style:family="text">
      <style:text-properties style:font-name="OpenSymbol1" style:font-name-asian="OpenSymbol1" style:font-name-complex="OpenSymbol1"/>
    </style:style>
    <style:style style:name="T15" style:family="text">
      <style:text-properties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text-position="0% 100%" style:font-name-asian="OpenSymbol1" style:font-style-asian="normal" style:font-name-complex="OpenSymbol1" style:font-style-complex="normal"/>
    </style:style>
    <style:style style:name="T19" style:family="text">
      <style:text-properties fo:color="#000000" loext:opacity="100%" style:text-position="0% 100%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0" style:family="text">
      <style:text-properties fo:color="#000000" loext:opacity="100%" style:text-position="0% 100%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1" style:family="text">
      <style:text-properties fo:color="#000000" loext:opacity="100%" style:text-position="0% 100%" style:font-name="Times New Roman" fo:font-size="11pt" fo:font-style="italic" fo:font-weight="normal" officeooo:rsid="006b8f9e" style:font-name-asian="OpenSymbol1" style:font-size-asian="11pt" style:font-style-asian="italic" style:font-name-complex="OpenSymbol1" style:font-size-complex="11pt" style:font-style-complex="italic"/>
    </style:style>
    <style:style style:name="T22" style:family="text">
      <style:text-properties fo:color="#000000" loext:opacity="100%" style:text-position="0% 100%" style:font-name="Times New Roman" fo:font-size="11pt" fo:font-style="italic" fo:font-weight="normal" officeooo:rsid="006b8f9e" fo:background-color="transparent" loext:char-shading-value="0" style:font-name-asian="OpenSymbol1" style:font-size-asian="11pt" style:font-style-asian="italic" style:font-name-complex="OpenSymbol1" style:font-size-complex="11pt" style:font-style-complex="italic"/>
    </style:style>
    <style:style style:name="T23" style:family="text">
      <style:text-properties fo:color="#000000" loext:opacity="100%" style:font-name="OpenSymbol1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000000" loext:opacity="100%" fo:font-weight="normal" style:font-weight-asian="normal" style:font-weight-complex="normal"/>
    </style:style>
    <style:style style:name="T25" style:family="text">
      <style:text-properties fo:color="#000000" loext:opacity="100%" style:font-name="Times New Roman" fo:font-size="11pt" fo:font-style="italic" fo:font-weight="normal" officeooo:rsid="006b8f9e" style:font-size-asian="11pt" style:font-style-asian="italic" style:font-size-complex="11pt" style:font-style-complex="italic"/>
    </style:style>
    <style:style style:name="T26" style:family="text">
      <style:text-properties fo:color="#000000" loext:opacity="100%" style:font-name="Times New Roman" fo:font-size="11pt" fo:font-style="italic" fo:font-weight="normal" officeooo:rsid="006b8f9e" fo:background-color="transparent" loext:char-shading-value="0" style:font-size-asian="11pt" style:font-style-asian="italic" style:font-size-complex="11pt" style:font-style-complex="italic"/>
    </style:style>
    <style:style style:name="T27" style:family="text">
      <style:text-properties fo:color="#000000" loext:opacity="100%" style:font-name="Bitstream Vera Sans" fo:font-size="10pt" fo:font-style="normal" fo:font-weight="normal" officeooo:rsid="00525eb0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loext:opacity="100%" style:font-name="Bitstream Vera Sans1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Bitstream Vera Sans4" fo:font-size="10pt" fo:font-style="normal" style:text-underline-style="none" fo:font-weight="bold" officeooo:rsid="0060a31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font-name="Bitstream Vera Sans2" fo:font-size="10pt" fo:font-style="normal" officeooo:rsid="00612579" fo:background-color="#ffff00" loext:char-shading-value="0"/>
    </style:style>
    <style:style style:name="T31" style:family="text">
      <style:text-properties fo:color="#000000" loext:opacity="100%" style:font-name="Bitstream Vera Sans2" fo:font-size="10pt" fo:font-style="normal" fo:font-weight="normal" officeooo:rsid="00612579" fo:background-color="#ffff00" loext:char-shading-value="0" style:font-weight-asian="normal" style:font-weight-complex="normal"/>
    </style:style>
    <style:style style:name="T32" style:family="text">
      <style:text-properties fo:color="#000000" loext:opacity="100%" fo:background-color="#ffff00" loext:char-shading-value="0"/>
    </style:style>
    <style:style style:name="T33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34" style:family="text">
      <style:text-properties fo:font-size="10pt" fo:font-style="normal" style:font-size-asian="10pt" style:font-style-asian="normal" style:font-size-complex="10pt" style:font-style-complex="normal"/>
    </style:style>
    <style:style style:name="T35" style:family="text">
      <style:text-properties fo:font-size="10pt" fo:font-style="normal" officeooo:rsid="002832e1" style:font-size-asian="10pt" style:font-style-asian="normal" style:font-size-complex="10pt" style:font-style-complex="normal"/>
    </style:style>
    <style:style style:name="T36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37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size="10pt" fo:font-style="normal" fo:font-weight="normal" fo:background-color="transparent" loext:char-shading-value="0" style:font-name-asian="OpenSymbol1" style:font-weight-asian="normal" style:font-name-complex="OpenSymbol1" style:font-weight-complex="normal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3" style:family="text">
      <style:text-properties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size="10pt" fo:font-weight="normal" style:font-size-asian="10pt" style:font-weight-asian="normal" style:font-size-complex="10pt" style:font-weight-complex="normal"/>
    </style:style>
    <style:style style:name="T45" style:family="text">
      <style:text-properties style:font-name="OpenSymbol2" fo:font-size="12pt" fo:font-style="normal" style:text-underline-style="none" style:font-name-asian="OpenSymbol2" style:font-size-asian="12pt" style:font-style-asian="normal" style:font-name-complex="OpenSymbol2" style:font-size-complex="12pt" style:font-style-complex="normal"/>
    </style:style>
    <style:style style:name="T46" style:family="text">
      <style:text-properties officeooo:rsid="0001e655"/>
    </style:style>
    <style:style style:name="T47" style:family="text">
      <style:text-properties fo:color="#e8c32a" loext:opacity="100%" fo:font-size="10pt" fo:font-style="normal" fo:font-weight="bold" officeooo:rsid="000f832d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text-position="0% 100%" style:font-name-asian="OpenSymbol1" style:font-style-asian="normal" style:font-name-complex="OpenSymbol1" style:font-style-complex="normal"/>
    </style:style>
    <style:style style:name="T49" style:family="text">
      <style:text-properties style:text-position="0% 100%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50" style:family="text">
      <style:text-properties style:text-position="0% 100%" fo:font-size="10pt" officeooo:rsid="00425cb8" style:font-size-asian="10pt" style:font-size-complex="10pt"/>
    </style:style>
    <style:style style:name="T51" style:family="text">
      <style:text-properties style:text-position="0% 100%" style:font-name="OpenSymbol3" fo:font-size="10pt" officeooo:rsid="004c26f5" style:font-name-asian="OpenSymbol3" style:font-size-asian="10pt" style:font-name-complex="OpenSymbol3" style:font-size-complex="10pt"/>
    </style:style>
    <style:style style:name="T52" style:family="text">
      <style:text-properties style:text-position="0% 100%" style:font-name="OpenSymbol3" fo:font-size="10pt" fo:font-weight="normal" officeooo:rsid="004c26f5" style:font-name-asian="OpenSymbol3" style:font-size-asian="10pt" style:font-weight-asian="normal" style:font-name-complex="OpenSymbol3" style:font-size-complex="10pt" style:font-weight-complex="normal"/>
    </style:style>
    <style:style style:name="T53" style:family="text">
      <style:text-properties fo:font-style="normal" style:text-underline-style="none" officeooo:rsid="002eb091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57" style:family="text">
      <style:text-properties officeooo:rsid="00ab32f0"/>
    </style:style>
    <style:style style:name="T58" style:family="text">
      <style:text-properties fo:text-transform="lowercase"/>
    </style:style>
    <style:style style:name="T59" style:family="text">
      <style:text-properties fo:text-transform="lowercase" fo:color="#000000" loext:opacity="100%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text-transform="lowercase" fo:color="#000000" loext:opacity="100%" fo:font-weight="normal" style:font-style-asian="normal" style:font-weight-asian="normal" style:font-style-complex="normal" style:font-weight-complex="normal"/>
    </style:style>
    <style:style style:name="T61" style:family="text">
      <style:text-properties fo:text-transform="lowercase" style:use-window-font-color="true" loext:opacity="0%" fo:font-weight="normal" style:font-style-asian="normal" style:font-weight-asian="normal" style:font-style-complex="normal" style:font-weight-complex="normal"/>
    </style:style>
    <style:style style:name="T62" style:family="text">
      <style:text-properties fo:text-transform="lowercase"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color="#b3b3b3" loext:opacity="100%"/>
    </style:style>
    <style:style style:name="T64" style:family="text">
      <style:text-properties fo:color="#b3b3b3" loext:opacity="100%" style:font-name="OpenSymbol1"/>
    </style:style>
    <style:style style:name="T65" style:family="text">
      <style:text-properties officeooo:rsid="00338d79"/>
    </style:style>
    <style:style style:name="T66" style:family="text">
      <style:text-properties fo:letter-spacing="-0.007cm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weight="normal" style:font-size-asian="10pt" style:font-weight-asian="normal" style:font-size-complex="10pt" style:font-weight-complex="normal"/>
    </style:style>
    <style:style style:name="T70" style:family="text">
      <style:text-properties fo:font-weight="normal" style:font-style-asian="normal" style:font-weight-asian="normal" style:font-style-complex="normal" style:font-weight-complex="normal"/>
    </style:style>
    <style:style style:name="T71" style:family="text">
      <style:text-properties fo:font-weight="normal" fo:background-color="#ffff00" loext:char-shading-value="0" style:font-weight-asian="normal" style:font-weight-complex="normal"/>
    </style:style>
    <style:style style:name="T72" style:family="text">
      <style:text-properties fo:letter-spacing="-0.011cm"/>
    </style:style>
    <style:style style:name="T73" style:family="text">
      <style:text-properties style:font-name="Calibri" fo:font-size="12pt" fo:language="fr" fo:country="F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74" style:family="text">
      <style:text-properties style:font-name="Calibri" fo:font-size="12pt" officeooo:rsid="004d2be4"/>
    </style:style>
    <style:style style:name="T75" style:family="text">
      <style:text-properties officeooo:rsid="004d2be4"/>
    </style:style>
    <style:style style:name="T76" style:family="text">
      <style:text-properties fo:language="fr" fo:country="F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77" style:family="text">
      <style:text-properties style:use-window-font-color="true" loext:opacity="0%" fo:language="fr" fo:country="F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78" style:family="text">
      <style:text-properties style:use-window-font-color="true" loext:opacity="0%" fo:language="fr" fo:country="FR" officeooo:rsid="004d2be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79" style:family="text">
      <style:text-properties style:use-window-font-color="true" loext:opacity="0%" fo:font-style="normal" fo:font-weight="normal" officeooo:rsid="00525594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use-window-font-color="true" loext:opacity="0%" fo:font-style="normal" fo:font-weight="normal" officeooo:rsid="0052559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use-window-font-color="true" loext:opacity="0%" fo:font-style="normal" style:text-underline-style="none" style:font-size-asian="10pt" style:font-style-asian="normal" style:font-size-complex="10pt" style:font-style-complex="normal"/>
    </style:style>
    <style:style style:name="T82" style:family="text">
      <style:text-properties style:use-window-font-color="true" loext:opacity="0%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style:use-window-font-color="true" loext:opacity="0%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style:font-name="Bitstream Vera Sans" fo:font-size="10pt" fo:font-weight="normal" officeooo:rsid="005bb04b" fo:background-color="#ffff00" loext:char-shading-value="0" style:font-weight-asian="normal" style:font-weight-complex="normal"/>
    </style:style>
    <style:style style:name="T86" style:family="text">
      <style:text-properties fo:background-color="#ffff00" loext:char-shading-value="0"/>
    </style:style>
    <style:style style:name="T87" style:family="text">
      <style:text-properties officeooo:rsid="00612579"/>
    </style:style>
    <style:style style:name="T88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8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fill-color="#ffff00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21cm" style:color="#b2b2b2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gr1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729fcf" draw:stroke-linejoin="miter" svg:stroke-linecap="butt" draw:fill="none" draw:textarea-vertical-align="top" draw:auto-grow-height="false" fo:min-height="0.563cm" fo:min-width="0.847cm" fo:padding-top="0.125cm" fo:padding-bottom="0.125cm" fo:padding-left="0.25cm" fo:padding-right="0.25cm" fo:wrap-option="wrap" fo:margin-left="0cm" fo:margin-right="0.018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ff0000" draw:stroke-linejoin="miter" svg:stroke-linecap="butt" draw:fill="none" draw:textarea-vertical-align="top" draw:auto-grow-height="false" fo:min-height="0.563cm" fo:min-width="0.847cm" fo:padding-top="0.125cm" fo:padding-bottom="0.125cm" fo:padding-left="0.25cm" fo:padding-right="0.25cm" fo:wrap-option="wrap" fo:margin-left="0cm" fo:margin-right="0.018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ff0000" draw:stroke-linejoin="miter" svg:stroke-linecap="butt" draw:fill="none" draw:textarea-vertical-align="top" draw:auto-grow-height="false" fo:min-height="0.473cm" fo:min-width="0.847cm" fo:padding-top="0.125cm" fo:padding-bottom="0.125cm" fo:padding-left="0.25cm" fo:padding-right="0.25cm" fo:wrap-option="wrap" fo:margin-left="0cm" fo:margin-right="0.018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00b050" draw:stroke-linejoin="miter" svg:stroke-linecap="butt" draw:fill="none" draw:textarea-vertical-align="top" draw:auto-grow-height="false" fo:min-height="0.557cm" fo:min-width="0.85cm" fo:padding-top="0.125cm" fo:padding-bottom="0.125cm" fo:padding-left="0.25cm" fo:padding-right="0.25cm" fo:wrap-option="wrap" fo:margin-left="0cm" fo:margin-right="0.018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00b050" draw:stroke-linejoin="miter" svg:stroke-linecap="butt" draw:fill="none" draw:textarea-vertical-align="top" draw:auto-grow-height="false" fo:min-height="0.473cm" fo:min-width="1.034cm" fo:padding-top="0.125cm" fo:padding-bottom="0.125cm" fo:padding-left="0.25cm" fo:padding-right="0.25cm" fo:wrap-option="wrap" fo:margin-left="0cm" fo:margin-right="0.035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5cm" svg:stroke-color="#00b050" draw:stroke-linejoin="miter" svg:stroke-linecap="butt" draw:fill="none" draw:textarea-vertical-align="top" draw:auto-grow-height="false" fo:min-height="0.522cm" fo:min-width="1.102cm" fo:padding-top="0.125cm" fo:padding-bottom="0.125cm" fo:padding-left="0.25cm" fo:padding-right="0.25cm" fo:wrap-option="wrap" fo:margin-left="0cm" fo:margin-right="0.035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3" text:outline-level="1"><draw:g text:anchor-type="paragraph" draw:z-index="70" draw:name="Forme5" draw:style-name="gr8"><draw:custom-shape draw:style-name="gr9" draw:text-style-name="P100" svg:width="3.964cm" svg:height="0.641cm" draw:transform="skewX (0.00279252680319092) rotate (0.0872664625997165) translate (-0.370416666666667cm -0.0934861111111111cm)"><text:p text:style-name="P99"><text:span text:style-name="T8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onsigne"><text:span text:style-name="T7"><draw:frame draw:style-name="fr1" draw:name="Cadre3" text:anchor-type="as-char" svg:width="9.135cm" draw:z-index="82"><draw:text-box fo:min-height="3.805cm"><text:section text:style-name="Sect1" text:name="Section10"><text:p text:style-name="P24"/><text:p text:style-name="P25"><text:span text:style-name="_5f_Consigne"><text:span text:style-name="T34">Compare les nombres </text:span></text:span><text:span text:style-name="_5f_Consigne"><text:span text:style-name="T34"><draw:frame draw:style-name="fr9" draw:name="Objet51" text:anchor-type="as-char" svg:y="-0.483cm" svg:width="0.63cm" svg:height="0.87cm" draw:z-index="83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_5f_Consigne"><text:span text:style-name="T34"><text:s/>et </text:span></text:span><text:span text:style-name="_5f_Consigne"><text:span text:style-name="T34"><draw:frame draw:style-name="fr9" draw:name="Objet83" text:anchor-type="as-char" svg:y="-0.483cm" svg:width="0.63cm" svg:height="0.87cm" draw:z-index="84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text:span text:style-name="_5f_Consigne"><text:span text:style-name="T34">.</text:span></text:span></text:p><text:p text:style-name="P31"><text:span text:style-name="_5f_Consigne"><text:span text:style-name="T47">Correction</text:span></text:span></text:p><text:p text:style-name="Standard"><text:span text:style-name="_5f_Consigne"><text:span text:style-name="T34">Pour comparer deux quotients, ils doivent avoir le même dénominateur.</text:span></text:span></text:p><text:p text:style-name="P28"><draw:frame draw:style-name="fr9" draw:name="Objet97" text:anchor-type="as-char" svg:y="-0.483cm" svg:width="0.63cm" svg:height="0.87cm" draw:z-index="85"><draw:object xlink:href="./Object 88" xlink:type="simple" xlink:show="embed" xlink:actuate="onLoad"/><draw:image xlink:href="./ObjectReplacements/Object 88" xlink:type="simple" xlink:show="embed" xlink:actuate="onLoad"/><svg:desc>formule</svg:desc></draw:frame><text:s/><text:span text:style-name="Titre_20_d_27_exercice"><text:span text:style-name="T11">=</text:span></text:span> <draw:frame draw:style-name="fr9" draw:name="Objet98" text:anchor-type="as-char" svg:y="-0.483cm" svg:width="1.304cm" svg:height="0.87cm" draw:z-index="86"><draw:object xlink:href="./Object 89" xlink:type="simple" xlink:show="embed" xlink:actuate="onLoad"/><draw:image xlink:href="./ObjectReplacements/Object 89" xlink:type="simple" xlink:show="embed" xlink:actuate="onLoad"/><svg:desc>formule</svg:desc></draw:frame><text:s/><text:span text:style-name="T10">=</text:span> <draw:frame draw:style-name="fr9" draw:name="Objet114" text:anchor-type="as-char" svg:y="-0.483cm" svg:width="0.517cm" svg:height="0.87cm" draw:z-index="87"><draw:object xlink:href="./Object 90" xlink:type="simple" xlink:show="embed" xlink:actuate="onLoad"/><draw:image xlink:href="./ObjectReplacements/Object 90" xlink:type="simple" xlink:show="embed" xlink:actuate="onLoad"/><svg:desc>formule</svg:desc></draw:frame>. <text:span text:style-name="T6">Or, 6 </text:span><text:span text:style-name="_5f_Symbole"><text:span text:style-name="T51"></text:span></text:span><text:span text:style-name="T6"> 5,7 </text:span></text:p><text:p text:style-name="P40"><text:span text:style-name="_5f_Consigne"><text:span text:style-name="T39">d’où </text:span></text:span><text:span text:style-name="_5f_Consigne"><text:span text:style-name="T39"><draw:frame draw:style-name="fr9" draw:name="Objet93" text:anchor-type="as-char" svg:y="-0.483cm" svg:width="0.517cm" svg:height="0.87cm" draw:z-index="88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Consigne"><text:span text:style-name="T39"><text:s/></text:span></text:span><text:span text:style-name="_5f_Symbole"><text:span text:style-name="T52"></text:span></text:span><text:span text:style-name="_5f_Consigne"><text:span text:style-name="T39"> </text:span></text:span><text:span text:style-name="_5f_Consigne"><text:span text:style-name="T39"><draw:frame draw:style-name="fr9" draw:name="Objet94" text:anchor-type="as-char" svg:y="-0.483cm" svg:width="0.63cm" svg:height="0.87cm" draw:z-index="89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_5f_Consigne"><text:span text:style-name="T39"><text:s/>donc </text:span></text:span><text:span text:style-name="_5f_Consigne"><text:span text:style-name="T39"><draw:frame draw:style-name="fr9" draw:name="Objet95" text:anchor-type="as-char" svg:y="-0.483cm" svg:width="0.63cm" svg:height="0.87cm" draw:z-index="90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_5f_Consigne"><text:span text:style-name="T39"><text:s/></text:span></text:span><text:span text:style-name="_5f_Symbole"><text:span text:style-name="T52"></text:span></text:span><text:span text:style-name="_5f_Consigne"><text:span text:style-name="T39"> </text:span></text:span><text:span text:style-name="_5f_Consigne"><text:span text:style-name="T39"><draw:frame draw:style-name="fr9" draw:name="Objet96" text:anchor-type="as-char" svg:y="-0.483cm" svg:width="0.63cm" svg:height="0.87cm" draw:z-index="91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_5f_Consigne"><text:span text:style-name="T39">.</text:span></text:span></text:p></text:section></draw:text-box></draw:frame></text:span></text:span></text:h>
      <text:list xml:id="list1132809943" text:style-name="Num_5f_Exo">
        <text:list-item>
          <text:h text:style-name="P44" text:outline-level="1"> Compare les quotients suivants.</text:h>
        </text:list-item>
      </text:list>
      <text:section text:style-name="Sect2" text:name="Section4">
        <text:list xml:id="list4017685879" text:style-name="liste_5f_abc">
          <text:list-item text:start-value="1">
            <text:p text:style-name="P66"><text:span text:style-name="T44"><text:tab/></text:span><text:span text:style-name="T44"><draw:frame draw:style-name="fr5" draw:name="Objet26" text:anchor-type="as-char" svg:width="0.496cm" svg:height="0.871cm" draw:z-index="9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lt;</text:span></text:span><text:span text:style-name="_5f_pointillés_20_gris"><text:span text:style-name="T67"> </text:span></text:span><text:span text:style-name="T44"><draw:frame draw:style-name="fr5" draw:name="Objet27" text:anchor-type="as-char" svg:width="0.496cm" svg:height="0.871cm" draw:z-index="93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    </text:list-item>
          <text:list-item>
            <text:p text:style-name="P67"><text:span text:style-name="corps"><text:span text:style-name="T44"><text:tab/></text:span></text:span><text:span text:style-name="T44"><draw:frame draw:style-name="fr5" draw:name="Objet28" text:anchor-type="as-char" svg:width="0.496cm" svg:height="0.871cm" draw:z-index="94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lt; </text:span></text:span><text:span text:style-name="T44"><draw:frame draw:style-name="fr5" draw:name="Objet29" text:anchor-type="as-char" svg:width="0.496cm" svg:height="0.871cm" draw:z-index="95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p>
          </text:list-item>
          <text:list-item>
            <text:p text:style-name="P67"><text:span text:style-name="corps"><text:span text:style-name="T44"><text:tab/></text:span></text:span><text:span text:style-name="T44"><draw:frame draw:style-name="fr5" draw:name="Objet30" text:anchor-type="as-char" svg:width="0.721cm" svg:height="0.871cm" draw:z-index="96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lt; </text:span></text:span><text:span text:style-name="T44"><draw:frame draw:style-name="fr5" draw:name="Objet31" text:anchor-type="as-char" svg:width="0.721cm" svg:height="0.871cm" draw:z-index="97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p>
          </text:list-item>
          <text:list-item>
            <text:p text:style-name="P67"><text:span text:style-name="corps"><text:span text:style-name="T44"><text:tab/></text:span></text:span><text:span text:style-name="T44"><draw:frame draw:style-name="fr5" draw:name="Objet32" text:anchor-type="as-char" svg:width="0.721cm" svg:height="0.871cm" draw:z-index="98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gt; </text:span></text:span><text:span text:style-name="T44"><draw:frame draw:style-name="fr5" draw:name="Objet33" text:anchor-type="as-char" svg:width="0.829cm" svg:height="0.87cm" draw:z-index="99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    </text:list-item>
          <text:list-item>
            <text:p text:style-name="P67"><text:span text:style-name="corps"><text:span text:style-name="T44"><text:tab/></text:span></text:span><text:span text:style-name="T44"><draw:frame draw:style-name="fr5" draw:name="Objet37" text:anchor-type="as-char" svg:width="0.834cm" svg:height="0.873cm" draw:z-index="100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gt; </text:span></text:span><text:span text:style-name="T44"><draw:frame draw:style-name="fr5" draw:name="Objet38" text:anchor-type="as-char" svg:width="1.058cm" svg:height="0.873cm" draw:z-index="101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p>
          </text:list-item>
          <text:list-item>
            <text:p text:style-name="P67"><text:span text:style-name="corps"><text:span text:style-name="T44"><text:tab/></text:span></text:span><text:span text:style-name="T44"><draw:frame draw:style-name="fr5" draw:name="Objet39" text:anchor-type="as-char" svg:width="0.834cm" svg:height="0.873cm" draw:z-index="102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lt; <text:s/></text:span></text:span><text:span text:style-name="T44"><draw:frame draw:style-name="fr5" draw:name="Objet40" text:anchor-type="as-char" svg:width="1.058cm" svg:height="0.873cm" draw:z-index="103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    </text:list-item>
          <text:list-item>
            <text:p text:style-name="P67"><text:span text:style-name="corps"><text:span text:style-name="T44"><text:tab/></text:span></text:span><text:span text:style-name="T44"><draw:frame draw:style-name="fr5" draw:name="Objet41" text:anchor-type="as-char" svg:width="0.834cm" svg:height="0.873cm" draw:z-index="104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gt; </text:span></text:span><text:span text:style-name="T44"><draw:frame draw:style-name="fr5" draw:name="Objet42" text:anchor-type="as-char" svg:width="1.058cm" svg:height="0.873cm" draw:z-index="105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p>
          </text:list-item>
          <text:list-item>
            <text:p text:style-name="P67"><text:span text:style-name="corps"><text:span text:style-name="T44"><text:tab/></text:span></text:span><text:span text:style-name="T44"><draw:frame draw:style-name="fr5" draw:name="Objet43" text:anchor-type="as-char" svg:width="1.051cm" svg:height="0.87cm" draw:z-index="106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gt; </text:span></text:span><text:span text:style-name="T44"><draw:frame draw:style-name="fr5" draw:name="Objet54" text:anchor-type="as-char" svg:width="1.282cm" svg:height="0.873cm" draw:z-index="107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p>
          </text:list-item>
        </text:list>
      </text:section>
      <text:list xml:id="list151006545505267" text:continue-list="list1132809943" text:style-name="Num_5f_Exo">
        <text:list-item>
          <text:h text:style-name="P79" text:outline-level="1"><text:span text:style-name="Titre_20_d_27_exercice"><text:span text:style-name="T37"> </text:span></text:span><text:span text:style-name="Bold_5f_niv1"><text:span text:style-name="T53">Dénominateurs différents</text:span></text:span></text:h>
        </text:list-item>
      </text:list>
      <text:list xml:id="list151006871898603" text:continue-list="list4017685879" text:style-name="liste_5f_abc">
        <text:list-item text:start-value="1">
          <text:p text:style-name="_5f_num_5f_abcd"><text:span text:style-name="Titre_20_d_27_exercice"><text:span text:style-name="T43">Écris les nombres suivants sous forme de fractions ayant 24 pour </text:span></text:span><text:span text:style-name="T66">dénominateur.</text:span></text:p>
        </text:list-item>
      </text:list>
      <table:table table:name="Tableau2" table:style-name="Tableau2">
        <table:table-column table:style-name="Tableau2.A" table:number-columns-repeated="5"/>
        <table:table-row table:style-name="TableLine1732504864912">
          <table:table-cell table:style-name="Tableau2.A1" office:value-type="string">
            <text:p text:style-name="P34"><text:span text:style-name="Titre_20_d_27_exercice"><text:span text:style-name="T42">A </text:span></text:span><text:span text:style-name="Titre_20_d_27_exercice"><text:span text:style-name="T11">=</text:span></text:span><text:span text:style-name="T42"><draw:frame draw:style-name="fr5" draw:name="Objet5" text:anchor-type="as-char" svg:width="0.496cm" svg:height="0.871cm" draw:z-index="108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p>
          </table:table-cell>
          <table:table-cell table:style-name="Tableau2.A1" office:value-type="string">
            <text:p text:style-name="P35"><text:span text:style-name="Titre_20_d_27_exercice"><text:span text:style-name="T42">B </text:span></text:span><text:span text:style-name="Titre_20_d_27_exercice"><text:span text:style-name="T11">=</text:span></text:span><text:span text:style-name="T42"><draw:frame draw:style-name="fr5" draw:name="Objet7" text:anchor-type="as-char" svg:width="0.497cm" svg:height="0.873cm" draw:z-index="109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p>
          </table:table-cell>
          <table:table-cell table:style-name="Tableau2.A1" office:value-type="string">
            <text:p text:style-name="P35"><text:span text:style-name="Titre_20_d_27_exercice"><text:span text:style-name="T42">C </text:span></text:span><text:span text:style-name="Titre_20_d_27_exercice"><text:span text:style-name="T11">=</text:span></text:span><text:span text:style-name="T42"><draw:frame draw:style-name="fr5" draw:name="Objet8" text:anchor-type="as-char" svg:width="0.496cm" svg:height="0.871cm" draw:z-index="110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p>
          </table:table-cell>
          <table:table-cell table:style-name="Tableau2.A1" office:value-type="string">
            <text:p text:style-name="P35"><text:span text:style-name="Titre_20_d_27_exercice"><text:span text:style-name="T42">D </text:span></text:span><text:span text:style-name="Titre_20_d_27_exercice"><text:span text:style-name="T11">=</text:span></text:span><text:span text:style-name="T42"><draw:frame draw:style-name="fr5" draw:name="Objet72" text:anchor-type="as-char" svg:width="0.72cm" svg:height="0.871cm" draw:z-index="111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p>
          </table:table-cell>
          <table:table-cell table:style-name="Tableau2.A1" office:value-type="string">
            <text:p text:style-name="P35"><text:span text:style-name="Titre_20_d_27_exercice"><text:span text:style-name="T42">E </text:span></text:span><text:span text:style-name="Titre_20_d_27_exercice"><text:span text:style-name="T11">=</text:span></text:span><text:span text:style-name="T42"><draw:frame draw:style-name="fr5" draw:name="Objet12" text:anchor-type="as-char" svg:width="0.72cm" svg:height="0.871cm" draw:z-index="112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p>
          </table:table-cell>
        </table:table-row>
      </table:table>
      <table:table table:name="Tableau3" table:style-name="Tableau3">
        <table:table-column table:style-name="Tableau3.A" table:number-columns-repeated="5"/>
        <table:table-row table:style-name="Tableau3.1">
          <table:table-cell table:style-name="Tableau3.A1" office:value-type="string">
            <text:p text:style-name="P35"><text:span text:style-name="Titre_20_d_27_exercice"><text:span text:style-name="T37">A </text:span></text:span><text:span text:style-name="Titre_20_d_27_exercice"><text:span text:style-name="T29">=</text:span></text:span><text:span text:style-name="T12"><draw:frame draw:style-name="fr4" draw:name="Objet13" text:anchor-type="as-char" svg:width="0.716cm" svg:height="0.87cm" draw:z-index="113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/table:table-cell>
          <table:table-cell table:style-name="Tableau3.A1" office:value-type="string">
            <text:p text:style-name="P35"><text:span text:style-name="Titre_20_d_27_exercice"><text:span text:style-name="T37">B </text:span></text:span><text:span text:style-name="Titre_20_d_27_exercice"><text:span text:style-name="T12">=</text:span></text:span><text:span text:style-name="Titre_20_d_27_exercice"><text:span text:style-name="T12"><draw:frame draw:style-name="fr4" draw:name="Objet14" text:anchor-type="as-char" svg:width="0.716cm" svg:height="0.87cm" draw:z-index="114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/text:p>
          </table:table-cell>
          <table:table-cell table:style-name="Tableau3.A1" office:value-type="string">
            <text:p text:style-name="P35"><text:span text:style-name="Titre_20_d_27_exercice"><text:span text:style-name="T37">C </text:span></text:span><text:span text:style-name="Titre_20_d_27_exercice"><text:span text:style-name="T12">=</text:span></text:span><text:span text:style-name="Titre_20_d_27_exercice"><text:span text:style-name="T12"><draw:frame draw:style-name="fr4" draw:name="Objet15" text:anchor-type="as-char" svg:width="0.716cm" svg:height="0.87cm" draw:z-index="115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/text:p>
          </table:table-cell>
          <table:table-cell table:style-name="Tableau3.A1" office:value-type="string">
            <text:p text:style-name="P35"><text:span text:style-name="Titre_20_d_27_exercice"><text:span text:style-name="T37">D </text:span></text:span><text:span text:style-name="Titre_20_d_27_exercice"><text:span text:style-name="T12">=</text:span></text:span><text:span text:style-name="Titre_20_d_27_exercice"><text:span text:style-name="T12"><draw:frame draw:style-name="fr4" draw:name="Objet16" text:anchor-type="as-char" svg:width="0.716cm" svg:height="0.87cm" draw:z-index="116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/text:p>
          </table:table-cell>
          <table:table-cell table:style-name="Tableau3.A1" office:value-type="string">
            <text:p text:style-name="P35"><text:span text:style-name="Titre_20_d_27_exercice"><text:span text:style-name="T37">E </text:span></text:span><text:span text:style-name="Titre_20_d_27_exercice"><text:span text:style-name="T12">=</text:span></text:span><text:span text:style-name="Titre_20_d_27_exercice"><text:span text:style-name="T12"><draw:frame draw:style-name="fr4" draw:name="Objet17" text:anchor-type="as-char" svg:width="0.716cm" svg:height="0.87cm" draw:z-index="11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/text:p>
          </table:table-cell>
        </table:table-row>
      </table:table>
      <text:list xml:id="list151007699806202" text:continue-numbering="true" text:style-name="liste_5f_abc">
        <text:list-item>
          <text:p text:style-name="P87"><text:span text:style-name="Titre_20_d_27_exercice"><text:span text:style-name="T37">Range les fractions de dénominat</text:span></text:span><text:span text:style-name="T41">eur 24 dans l’ordre croissant.</text:span></text:p>
        </text:list-item>
      </text:list>
      <text:p text:style-name="P38"><text:span text:style-name="_5f_pointillés_20_gris"><draw:frame draw:style-name="fr4" draw:name="1" text:anchor-type="as-char" svg:width="4.838cm" svg:height="0.87cm" draw:z-index="118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p>
      <text:list xml:id="list151008397031868" text:continue-numbering="true" text:style-name="liste_5f_abc">
        <text:list-item>
          <text:p text:style-name="P87">Déduis-en le classement des premiers quotients dans l’ordre croissant.</text:p>
        </text:list-item>
      </text:list>
      <text:list xml:id="list700703495" text:style-name="_5f_Numérotation_20_des_20_exercices_20_livrets">
        <text:list-item>
          <text:list>
            <text:list-header>
              <text:p text:style-name="P58"><text:span text:style-name="_5f_pointillés_20_gris"><draw:frame draw:style-name="fr4" draw:name="Objet145" text:anchor-type="as-char" svg:width="4.2cm" svg:height="0.87cm" draw:z-index="119"><draw:object xlink:href="./Object 178" xlink:type="simple" xlink:show="embed" xlink:actuate="onLoad"/><draw:image xlink:href="./ObjectReplacements/Object 178" xlink:type="simple" xlink:show="embed" xlink:actuate="onLoad"/><svg:desc>formule</svg:desc></draw:frame></text:span></text:p>
            </text:list-header>
          </text:list>
        </text:list-item>
      </text:list>
      <text:list xml:id="list151007341463831" text:continue-list="list151006545505267" text:style-name="Num_5f_Exo">
        <text:list-item>
          <text:h text:style-name="P45" text:outline-level="1"> Compare les nombres.</text:h>
        </text:list-item>
      </text:list>
      <text:section text:style-name="Sect2" text:name="Section5">
        <text:list xml:id="list151008242679613" text:continue-list="list151008397031868" text:style-name="liste_5f_abc">
          <text:list-item text:start-value="1">
            <text:p text:style-name="P69"><text:span text:style-name="corps"><text:s text:c="9"/></text:span><text:span text:style-name="T44"><draw:frame draw:style-name="fr5" draw:name="Objet1" text:anchor-type="as-char" svg:width="0.497cm" svg:height="0.873cm" draw:z-index="12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pointillés_20_gris"><text:span text:style-name="T69"><text:s/></text:span></text:span><text:span text:style-name="_5f_Correction_5f_surligné"><text:span text:style-name="T69">&lt;</text:span></text:span><text:span text:style-name="_5f_pointillés_20_gris"><text:span text:style-name="T68">.</text:span></text:span><text:span text:style-name="T68"><draw:frame draw:style-name="fr5" draw:name="Objet2" text:anchor-type="as-char" svg:width="0.496cm" svg:height="0.871cm" draw:z-index="12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</text:list-item>
          <text:list-item>
            <text:p text:style-name="P69"><text:span text:style-name="corps"><text:tab/></text:span><text:span text:style-name="T44"><draw:frame draw:style-name="fr5" draw:name="Objet184" text:anchor-type="as-char" svg:width="0.496cm" svg:height="0.871cm" draw:z-index="122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gt;</text:span></text:span><text:span text:style-name="_5f_pointillés_20_gris"><text:span text:style-name="T67"> </text:span></text:span><text:span text:style-name="T67"><draw:frame draw:style-name="fr5" draw:name="Objet185" text:anchor-type="as-char" svg:width="0.496cm" svg:height="0.871cm" draw:z-index="123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    </text:list-item>
          <text:list-item>
            <text:p text:style-name="P69"><text:span text:style-name="corps"><text:tab/></text:span><text:span text:style-name="T44"><draw:frame draw:style-name="fr5" draw:name="Objet186" text:anchor-type="as-char" svg:width="0.723cm" svg:height="0.873cm" draw:z-index="124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gt; </text:span></text:span><text:span text:style-name="T67"><draw:frame draw:style-name="fr5" draw:name="Objet187" text:anchor-type="as-char" svg:width="0.716cm" svg:height="0.87cm" draw:z-index="125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/text:list-item>
          <text:list-item>
            <text:p text:style-name="P69"><text:span text:style-name="corps"><text:tab/></text:span><text:span text:style-name="T37"><draw:frame draw:style-name="fr5" draw:name="Objet188" text:anchor-type="as-char" svg:width="0.721cm" svg:height="0.873cm" draw:z-index="126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lt; </text:span></text:span><text:span text:style-name="T67"><draw:frame draw:style-name="fr5" draw:name="Objet144" text:anchor-type="as-char" svg:width="0.492cm" svg:height="0.87cm" draw:z-index="127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    </text:list-item>
          <text:list-item>
            <text:p text:style-name="P69"><text:span text:style-name="corps"><text:tab/></text:span><text:span text:style-name="T44"><draw:frame draw:style-name="fr5" draw:name="Objet190" text:anchor-type="as-char" svg:width="0.834cm" svg:height="0.873cm" draw:z-index="128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gt; </text:span></text:span><text:span text:style-name="T67"><draw:frame draw:style-name="fr5" draw:name="Objet191" text:anchor-type="as-char" svg:width="1.057cm" svg:height="0.873cm" draw:z-index="12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    </text:list-item>
          <text:list-item>
            <text:p text:style-name="P69"><text:span text:style-name="corps"><text:tab/></text:span><text:span text:style-name="T44"><draw:frame draw:style-name="fr5" draw:name="Objet192" text:anchor-type="as-char" svg:width="0.944cm" svg:height="0.871cm" draw:z-index="13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gt; </text:span></text:span><text:span text:style-name="T67"><draw:frame draw:style-name="fr5" draw:name="Objet193" text:anchor-type="as-char" svg:width="0.944cm" svg:height="0.871cm" draw:z-index="131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</text:list-item>
          <text:list-item>
            <text:p text:style-name="P69"><text:span text:style-name="corps"><text:tab/></text:span><text:span text:style-name="T44"><draw:frame draw:style-name="fr5" draw:name="Objet194" text:anchor-type="as-char" svg:width="0.834cm" svg:height="0.873cm" draw:z-index="132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_5f_pointillés_20_gris"><text:span text:style-name="T67"><text:tab/> </text:span></text:span><text:span text:style-name="_5f_Correction_5f_surligné"><text:span text:style-name="T67">&lt; </text:span></text:span><text:span text:style-name="T67"><draw:frame draw:style-name="fr5" draw:name="Objet195" text:anchor-type="as-char" svg:width="0.833cm" svg:height="0.873cm" draw:z-index="133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    </text:list-item>
          <text:list-item>
            <text:p text:style-name="P70"><text:span text:style-name="T44"><text:s/></text:span><text:span text:style-name="corps"><text:tab/></text:span><text:span text:style-name="T17"><draw:frame draw:style-name="fr5" draw:name="Objet180" text:anchor-type="as-char" svg:width="0.72cm" svg:height="0.871cm" draw:z-index="13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_5f_pointillés_20_gris"><text:span text:style-name="T70"><text:tab/> </text:span></text:span><text:span text:style-name="_5f_Correction_5f_surligné"><text:span text:style-name="T70">&lt; </text:span></text:span><text:span text:style-name="_5f_pointillés_20_gris"><text:span text:style-name="T70"> </text:span></text:span><text:span text:style-name="corps"><text:span text:style-name="T17">6</text:span></text:span></text:p>
          </text:list-item>
        </text:list>
      </text:section>
      <text:list xml:id="list151007700572737" text:continue-list="list151007341463831" text:style-name="Num_5f_Exo">
        <text:list-item>
          <text:h text:style-name="P42" text:outline-level="1"> Compare les nombres suivants.</text:h>
        </text:list-item>
      </text:list>
      <text:section text:style-name="Sect3" text:name="Section18">
        <text:list xml:id="list151007477033102" text:continue-list="list151008242679613" text:style-name="liste_5f_abc">
          <text:list-item text:start-value="1">
            <text:p text:style-name="P71"><draw:frame draw:style-name="fr5" draw:name="Objet6" text:anchor-type="as-char" svg:width="0.393cm" svg:height="0.87cm" draw:z-index="135"><draw:object xlink:href="./Object 54" xlink:type="simple" xlink:show="embed" xlink:actuate="onLoad"/><draw:image xlink:href="./ObjectReplacements/Object 54" xlink:type="simple" xlink:show="embed" xlink:actuate="onLoad"/><svg:desc>formule</svg:desc></draw:frame><text:span text:style-name="T58">Et</text:span><draw:frame draw:style-name="fr5" draw:name="Objet9" text:anchor-type="as-char" svg:width="0.72cm" svg:height="0.871cm" draw:z-index="136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ext:list-item>
        </text:list>
        <text:list xml:id="list151008270755406" text:continue-list="list700703495" text:style-name="_5f_Numérotation_20_des_20_exercices_20_livrets">
          <text:list-header>
            <text:p text:style-name="P61"><draw:frame draw:style-name="fr4" draw:name="Objet148" text:anchor-type="as-char" svg:width="2.438cm" svg:height="0.87cm" draw:z-index="137"><draw:object xlink:href="./Object 180" xlink:type="simple" xlink:show="embed" xlink:actuate="onLoad"/><draw:image xlink:href="./ObjectReplacements/Object 180" xlink:type="simple" xlink:show="embed" xlink:actuate="onLoad"/><svg:desc>formule</svg:desc></draw:frame></text:p>
            <text:list text:continue-numbering="true">
              <text:list-header>
                <text:p text:style-name="P62"><text:span text:style-name="_5f_Correction_5f_surligné"><text:span text:style-name="T75">donc</text:span></text:span><text:span text:style-name="_5f_pointillés_20_gris"><text:span text:style-name="T74"> </text:span></text:span><text:span text:style-name="_5f_pointillés_20_gris"><text:span text:style-name="T73"><draw:frame draw:style-name="fr4" draw:name="Objet146" text:anchor-type="as-char" svg:width="1.365cm" svg:height="0.87cm" draw:z-index="138"><draw:object xlink:href="./Object 179" xlink:type="simple" xlink:show="embed" xlink:actuate="onLoad"/><draw:image xlink:href="./ObjectReplacements/Object 179" xlink:type="simple" xlink:show="embed" xlink:actuate="onLoad"/><svg:desc>formule</svg:desc></draw:frame></text:span></text:span></text:p>
              </text:list-header>
            </text:list>
          </text:list-header>
        </text:list>
        <text:list xml:id="list151006957153855" text:continue-list="list151007477033102" text:style-name="liste_5f_abc">
          <text:list-item>
            <text:p text:style-name="P87"><draw:frame draw:style-name="fr5" draw:name="Objet165" text:anchor-type="as-char" svg:width="0.953cm" svg:height="0.87cm" draw:z-index="139"><draw:object xlink:href="./Object 64" xlink:type="simple" xlink:show="embed" xlink:actuate="onLoad"/><draw:image xlink:href="./ObjectReplacements/Object 64" xlink:type="simple" xlink:show="embed" xlink:actuate="onLoad"/><svg:desc>formule</svg:desc></draw:frame><text:span text:style-name="_5f_pointillés_20_gris"><text:span text:style-name="T62">Et</text:span></text:span><text:span text:style-name="T59"><draw:frame draw:style-name="fr5" draw:name="Objet163" text:anchor-type="as-char" svg:width="0.497cm" svg:height="0.873cm" draw:z-index="140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p>
          </text:list-item>
        </text:list>
        <text:p text:style-name="P41"><draw:frame draw:style-name="fr4" draw:name="Objet150" text:anchor-type="as-char" svg:width="2.439cm" svg:height="0.87cm" draw:z-index="141"><draw:object xlink:href="./Object 182" xlink:type="simple" xlink:show="embed" xlink:actuate="onLoad"/><draw:image xlink:href="./ObjectReplacements/Object 182" xlink:type="simple" xlink:show="embed" xlink:actuate="onLoad"/><svg:desc>formule</svg:desc></draw:frame></text:p>
        <text:p text:style-name="P26"><text:span text:style-name="_5f_Correction_5f_surligné"><text:span text:style-name="T75">donc </text:span></text:span><text:span text:style-name="_5f_Correction_5f_surligné"><draw:frame draw:style-name="fr4" draw:name="Objet149" text:anchor-type="as-char" svg:width="1.789cm" svg:height="0.87cm" draw:z-index="142"><draw:object xlink:href="./Object 181" xlink:type="simple" xlink:show="embed" xlink:actuate="onLoad"/><draw:image xlink:href="./ObjectReplacements/Object 181" xlink:type="simple" xlink:show="embed" xlink:actuate="onLoad"/><svg:desc>formule</svg:desc></draw:frame></text:span></text:p>
        <text:list xml:id="list151007092741760" text:continue-numbering="true" text:style-name="liste_5f_abc">
          <text:list-item>
            <text:p text:style-name="P93"><draw:frame draw:style-name="fr5" draw:name="Objet147" text:anchor-type="as-char" svg:width="0.393cm" svg:height="0.87cm" draw:z-index="143"><draw:object xlink:href="./Object 66" xlink:type="simple" xlink:show="embed" xlink:actuate="onLoad"/><draw:image xlink:href="./ObjectReplacements/Object 66" xlink:type="simple" xlink:show="embed" xlink:actuate="onLoad"/><svg:desc>formule</svg:desc></draw:frame><text:span text:style-name="_5f_pointillés_20_gris"><text:span text:style-name="T61">Et</text:span></text:span><text:span text:style-name="T60"><draw:frame draw:style-name="fr5" draw:name="Objet139" text:anchor-type="as-char" svg:width="0.72cm" svg:height="0.871cm" draw:z-index="144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p>
          </text:list-item>
        </text:list>
        <text:list xml:id="list151008495211692" text:continue-list="list151008270755406" text:style-name="_5f_Numérotation_20_des_20_exercices_20_livrets">
          <text:list-header>
            <text:p text:style-name="P61"><draw:frame draw:style-name="fr4" draw:name="Objet160" text:anchor-type="as-char" svg:width="2.438cm" svg:height="0.87cm" draw:z-index="145"><draw:object xlink:href="./Object 184" xlink:type="simple" xlink:show="embed" xlink:actuate="onLoad"/><draw:image xlink:href="./ObjectReplacements/Object 184" xlink:type="simple" xlink:show="embed" xlink:actuate="onLoad"/><svg:desc>formule</svg:desc></draw:frame></text:p>
            <text:list text:continue-numbering="true">
              <text:list-header>
                <text:p text:style-name="P62"><text:span text:style-name="_5f_Correction_5f_surligné"><text:span text:style-name="T75">donc </text:span></text:span><text:span text:style-name="_5f_Correction_5f_surligné"><text:span text:style-name="T76"><draw:frame draw:style-name="fr4" draw:name="Objet159" text:anchor-type="as-char" svg:width="1.365cm" svg:height="0.87cm" draw:z-index="146"><draw:object xlink:href="./Object 183" xlink:type="simple" xlink:show="embed" xlink:actuate="onLoad"/><draw:image xlink:href="./ObjectReplacements/Object 183" xlink:type="simple" xlink:show="embed" xlink:actuate="onLoad"/><svg:desc>formule</svg:desc></draw:frame></text:span></text:span></text:p>
              </text:list-header>
            </text:list>
          </text:list-header>
        </text:list>
        <text:list xml:id="list151007770837252" text:continue-list="list151007092741760" text:style-name="liste_5f_abc">
          <text:list-item>
            <text:p text:style-name="P87"><draw:frame draw:style-name="fr5" draw:name="Objet173" text:anchor-type="as-char" svg:width="0.617cm" svg:height="0.87cm" draw:z-index="147"><draw:object xlink:href="./Object 68" xlink:type="simple" xlink:show="embed" xlink:actuate="onLoad"/><draw:image xlink:href="./ObjectReplacements/Object 68" xlink:type="simple" xlink:show="embed" xlink:actuate="onLoad"/><svg:desc>formule</svg:desc></draw:frame><text:span text:style-name="_5f_pointillés_20_gris"><text:span text:style-name="T59">Et 3</text:span></text:span></text:p>
          </text:list-item>
        </text:list>
        <text:list xml:id="list151006475834537" text:continue-list="list151008495211692" text:style-name="_5f_Numérotation_20_des_20_exercices_20_livrets">
          <text:list-header>
            <text:p text:style-name="P61"><draw:frame draw:style-name="fr4" draw:name="Objet162" text:anchor-type="as-char" svg:width="2.367cm" svg:height="0.87cm" draw:z-index="148"><draw:object xlink:href="./Object 186" xlink:type="simple" xlink:show="embed" xlink:actuate="onLoad"/><draw:image xlink:href="./ObjectReplacements/Object 186" xlink:type="simple" xlink:show="embed" xlink:actuate="onLoad"/><svg:desc>formule</svg:desc></draw:frame></text:p>
            <text:list text:continue-numbering="true">
              <text:list-header>
                <text:p text:style-name="P55"><text:span text:style-name="_5f_Correction_5f_surligné"><text:span text:style-name="T78">donc </text:span></text:span><text:span text:style-name="_5f_Correction_5f_surligné"><text:span text:style-name="T77"><draw:frame draw:style-name="fr4" draw:name="Objet161" text:anchor-type="as-char" svg:width="1.296cm" svg:height="0.87cm" draw:z-index="149"><draw:object xlink:href="./Object 185" xlink:type="simple" xlink:show="embed" xlink:actuate="onLoad"/><draw:image xlink:href="./ObjectReplacements/Object 185" xlink:type="simple" xlink:show="embed" xlink:actuate="onLoad"/><svg:desc>formule</svg:desc></draw:frame></text:span></text:span></text:p>
              </text:list-header>
            </text:list>
          </text:list-header>
        </text:list>
      </text:section>
      <text:list xml:id="list151008500195119" text:continue-list="list151007700572737" text:style-name="Num_5f_Exo">
        <text:list-item>
          <text:h text:style-name="P46" text:outline-level="1"> Range les quotients dans l’ordre croissant.</text:h>
        </text:list-item>
      </text:list>
      <text:list xml:id="list151006435949421" text:continue-list="list151007770837252" text:style-name="liste_5f_abc">
        <text:list-item text:start-value="1">
          <text:p text:style-name="P85"><draw:frame draw:style-name="fr5" draw:name="Objet53" text:anchor-type="as-char" svg:width="0.293cm" svg:height="0.87cm" draw:z-index="150"><draw:object xlink:href="./Object 69" xlink:type="simple" xlink:show="embed" xlink:actuate="onLoad"/><draw:image xlink:href="./ObjectReplacements/Object 69" xlink:type="simple" xlink:show="embed" xlink:actuate="onLoad"/><svg:desc>formule</svg:desc></draw:frame><text:span text:style-name="_5f_pointillés_20_gris"><text:span text:style-name="T19"> </text:span></text:span><text:span text:style-name="T24">; </text:span><text:span text:style-name="T24"><draw:frame draw:style-name="fr5" draw:name="Objet55" text:anchor-type="as-char" svg:width="0.293cm" svg:height="0.87cm" draw:z-index="151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24"><text:s/>et </text:span><text:span text:style-name="T24"><draw:frame draw:style-name="fr5" draw:name="Objet67" text:anchor-type="as-char" svg:width="0.517cm" svg:height="0.87cm" draw:z-index="152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4"> : <text:s/></text:span><text:span text:style-name="_5f_pointillés_20_gris"><text:span text:style-name="T49"><draw:frame draw:style-name="fr4" draw:name="Objet164" text:anchor-type="as-char" svg:width="2.238cm" svg:height="0.87cm" draw:z-index="153"><draw:object xlink:href="./Object 187" xlink:type="simple" xlink:show="embed" xlink:actuate="onLoad"/><draw:image xlink:href="./ObjectReplacements/Object 187" xlink:type="simple" xlink:show="embed" xlink:actuate="onLoad"/><svg:desc>formule</svg:desc></draw:frame></text:span></text:span></text:p>
        </text:list-item>
        <text:list-item>
          <text:p text:style-name="P85"><draw:frame draw:style-name="fr5" draw:name="Objet68" text:anchor-type="as-char" svg:width="0.293cm" svg:height="0.87cm" draw:z-index="154"><draw:object xlink:href="./Object 72" xlink:type="simple" xlink:show="embed" xlink:actuate="onLoad"/><draw:image xlink:href="./ObjectReplacements/Object 72" xlink:type="simple" xlink:show="embed" xlink:actuate="onLoad"/><svg:desc>formule</svg:desc></draw:frame><text:span text:style-name="_5f_pointillés_20_gris"><text:span text:style-name="T19"> ; </text:span></text:span><text:span text:style-name="_5f_pointillés_20_gris"><text:span text:style-name="T19"><draw:frame draw:style-name="fr5" draw:name="Objet109" text:anchor-type="as-char" svg:width="0.517cm" svg:height="0.87cm" draw:z-index="15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_5f_pointillés_20_gris"><text:span text:style-name="T19"><text:s/>et </text:span></text:span><text:span text:style-name="_5f_pointillés_20_gris"><text:span text:style-name="T19"><draw:frame draw:style-name="fr5" draw:name="Objet110" text:anchor-type="as-char" svg:width="0.517cm" svg:height="0.87cm" draw:z-index="156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span><text:span text:style-name="_5f_pointillés_20_gris"><text:span text:style-name="T19"> : </text:span></text:span><text:span text:style-name="_5f_pointillés_20_gris"><text:span text:style-name="T49"><draw:frame draw:style-name="fr4" draw:name="Objet166" text:anchor-type="as-char" svg:width="2.452cm" svg:height="0.87cm" draw:z-index="157"><draw:object xlink:href="./Object 188" xlink:type="simple" xlink:show="embed" xlink:actuate="onLoad"/><draw:image xlink:href="./ObjectReplacements/Object 188" xlink:type="simple" xlink:show="embed" xlink:actuate="onLoad"/><svg:desc>formule</svg:desc></draw:frame></text:span></text:span></text:p>
        </text:list-item>
        <text:list-item>
          <text:p text:style-name="P96"><draw:frame draw:style-name="fr5" draw:name="Objet128" text:anchor-type="as-char" svg:width="0.517cm" svg:height="0.87cm" draw:z-index="10"><draw:object xlink:href="./Object 93" xlink:type="simple" xlink:show="embed" xlink:actuate="onLoad"/><draw:image xlink:href="./ObjectReplacements/Object 93" xlink:type="simple" xlink:show="embed" xlink:actuate="onLoad"/><svg:desc>formule</svg:desc></draw:frame><text:span text:style-name="_5f_pointillés_20_gris"><text:span text:style-name="T20"> </text:span></text:span><text:span text:style-name="_5f_Consigne">; </text:span><text:span text:style-name="T37"><draw:frame draw:style-name="fr5" draw:name="Objet129" text:anchor-type="as-char" svg:width="0.517cm" svg:height="0.87cm" draw:z-index="11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_5f_pointillés_20_gris"><text:span text:style-name="T20"> </text:span></text:span><text:span text:style-name="_5f_Consigne">; </text:span><text:span text:style-name="T37"><draw:frame draw:style-name="fr5" draw:name="Objet131" text:anchor-type="as-char" svg:width="0.517cm" svg:height="0.87cm" draw:z-index="12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_5f_pointillés_20_gris"><text:span text:style-name="T20"> </text:span></text:span><text:span text:style-name="_5f_Consigne">; </text:span><text:span text:style-name="T37"><draw:frame draw:style-name="fr5" draw:name="Objet134" text:anchor-type="as-char" svg:width="0.517cm" svg:height="0.87cm" draw:z-index="1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_5f_pointillés_20_gris"><text:span text:style-name="T20"> </text:span></text:span><text:span text:style-name="_5f_Consigne">; </text:span><text:span text:style-name="T37"><draw:frame draw:style-name="fr5" draw:name="Objet231" text:anchor-type="as-char" svg:width="0.517cm" svg:height="0.87cm" draw:z-index="14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_5f_pointillés_20_gris"> :</text:span><text:span text:style-name="T20"><draw:frame draw:style-name="fr4" draw:name="Objet167" text:anchor-type="as-char" svg:width="4.835cm" svg:height="0.87cm" draw:z-index="158"><draw:object xlink:href="./Object 189" xlink:type="simple" xlink:show="embed" xlink:actuate="onLoad"/><draw:image xlink:href="./ObjectReplacements/Object 189" xlink:type="simple" xlink:show="embed" xlink:actuate="onLoad"/><svg:desc>formule</svg:desc></draw:frame></text:span></text:p>
        </text:list-item>
        <text:list-item>
          <text:p text:style-name="P88"><draw:frame draw:style-name="fr5" draw:name="Objet85" text:anchor-type="as-char" svg:width="0.63cm" svg:height="0.87cm" draw:z-index="15"><draw:object xlink:href="./Object 129" xlink:type="simple" xlink:show="embed" xlink:actuate="onLoad"/><draw:image xlink:href="./ObjectReplacements/Object 129" xlink:type="simple" xlink:show="embed" xlink:actuate="onLoad"/><svg:desc>formule</svg:desc></draw:frame><text:span text:style-name="_5f_pointillés_20_gris"><text:span text:style-name="T20"> </text:span></text:span><text:span text:style-name="_5f_Consigne">; </text:span><text:span text:style-name="T37"><draw:frame draw:style-name="fr5" draw:name="Objet124" text:anchor-type="as-char" svg:width="0.63cm" svg:height="0.87cm" draw:z-index="16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_5f_pointillés_20_gris"><text:span text:style-name="T20"> </text:span></text:span><text:span text:style-name="_5f_Consigne">; </text:span><text:span text:style-name="T37"><draw:frame draw:style-name="fr5" draw:name="Objet125" text:anchor-type="as-char" svg:width="0.63cm" svg:height="0.87cm" draw:z-index="17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_5f_pointillés_20_gris"><text:span text:style-name="T20"> </text:span></text:span><text:span text:style-name="_5f_Consigne">; </text:span><text:span text:style-name="T37"><draw:frame draw:style-name="fr5" draw:name="Objet126" text:anchor-type="as-char" svg:width="0.852cm" svg:height="0.87cm" draw:z-index="18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_5f_pointillés_20_gris"><text:span text:style-name="T20"> </text:span></text:span><text:span text:style-name="_5f_Consigne">; </text:span><text:span text:style-name="T37"><draw:frame draw:style-name="fr5" draw:name="Objet127" text:anchor-type="as-char" svg:width="0.517cm" svg:height="0.87cm" draw:z-index="19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_5f_pointillés_20_gris"><text:span text:style-name="T20"> :</text:span></text:span></text:p>
        </text:list-item>
      </text:list>
      <text:p text:style-name="FILET_5f_POINTILLES"><text:span text:style-name="_5f_pointillés_20_gris"><draw:frame draw:style-name="fr4" draw:name="Objet168" text:anchor-type="as-char" svg:width="5.888cm" svg:height="0.87cm" draw:z-index="159"><draw:object xlink:href="./Object 190" xlink:type="simple" xlink:show="embed" xlink:actuate="onLoad"/><draw:image xlink:href="./ObjectReplacements/Object 190" xlink:type="simple" xlink:show="embed" xlink:actuate="onLoad"/><svg:desc>formule</svg:desc></draw:frame></text:span></text:p>
      <text:list xml:id="list151006917080497" text:continue-list="list151008500195119" text:style-name="Num_5f_Exo">
        <text:list-item>
          <text:h text:style-name="P47" text:outline-level="1"> Range les quotients dans l’ordre décroissant.</text:h>
        </text:list-item>
      </text:list>
      <text:list xml:id="list151006785728334" text:continue-list="list151006435949421" text:style-name="liste_5f_abc">
        <text:list-item text:start-value="1">
          <text:p text:style-name="P72"><text:span text:style-name="T44"><draw:frame draw:style-name="fr5" draw:name="Objet44" text:anchor-type="as-char" svg:width="0.517cm" svg:height="0.87cm" draw:z-index="20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44"><draw:frame draw:style-name="fr5" draw:name="Objet45" text:anchor-type="as-char" svg:width="0.517cm" svg:height="0.87cm" draw:z-index="21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8"><draw:frame draw:style-name="fr5" draw:name="Objet49" text:anchor-type="as-char" svg:width="0.519cm" svg:height="0.87cm" draw:z-index="22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8"><draw:frame draw:style-name="fr5" draw:name="Objet50" text:anchor-type="as-char" svg:width="0.517cm" svg:height="0.87cm" draw:z-index="23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8"><draw:frame draw:style-name="fr5" draw:name="Objet132" text:anchor-type="as-char" svg:width="0.517cm" svg:height="0.87cm" draw:z-index="160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  </text:list-item>
      </text:list>
      <text:list xml:id="list151007139097155" text:continue-list="list151006475834537" text:style-name="_5f_Numérotation_20_des_20_exercices_20_livrets">
        <text:list-item>
          <text:list>
            <text:list-header>
              <text:p text:style-name="P56"><text:span text:style-name="_5f_pointillés_20_gris"><draw:frame draw:style-name="fr4" draw:name="Objet169" text:anchor-type="as-char" svg:width="3.993cm" svg:height="0.87cm" draw:z-index="161"><draw:object xlink:href="./Object 191" xlink:type="simple" xlink:show="embed" xlink:actuate="onLoad"/><draw:image xlink:href="./ObjectReplacements/Object 191" xlink:type="simple" xlink:show="embed" xlink:actuate="onLoad"/><svg:desc>formule</svg:desc></draw:frame></text:span></text:p>
            </text:list-header>
          </text:list>
        </text:list-item>
      </text:list>
      <text:list xml:id="list151007410099366" text:continue-list="list151006785728334" text:style-name="liste_5f_abc">
        <text:list-item>
          <text:p text:style-name="P73"><text:span text:style-name="T67"><draw:frame draw:style-name="fr5" draw:name="Objet46" text:anchor-type="as-char" svg:width="0.63cm" svg:height="0.87cm" draw:z-index="162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8"><draw:frame draw:style-name="fr5" draw:name="Objet47" text:anchor-type="as-char" svg:width="0.852cm" svg:height="0.87cm" draw:z-index="163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8"><draw:frame draw:style-name="fr5" draw:name="Objet48" text:anchor-type="as-char" svg:width="1.074cm" svg:height="0.87cm" draw:z-index="164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8"><draw:frame draw:style-name="fr5" draw:name="Objet130" text:anchor-type="as-char" svg:width="0.852cm" svg:height="0.87cm" draw:z-index="16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8"><draw:frame draw:style-name="fr5" draw:name="Objet133" text:anchor-type="as-char" svg:width="1.298cm" svg:height="0.87cm" draw:z-index="166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p>
        </text:list-item>
      </text:list>
      <text:list xml:id="list151007542288780" text:continue-list="list151007139097155" text:style-name="_5f_Numérotation_20_des_20_exercices_20_livrets">
        <text:list-item>
          <text:list>
            <text:list-header>
              <text:p text:style-name="P56"><text:span text:style-name="_5f_pointillés_20_gris"><draw:frame draw:style-name="fr4" draw:name="Objet170" text:anchor-type="as-char" svg:width="6.526cm" svg:height="0.87cm" draw:z-index="167"><draw:object xlink:href="./Object 192" xlink:type="simple" xlink:show="embed" xlink:actuate="onLoad"/><draw:image xlink:href="./ObjectReplacements/Object 192" xlink:type="simple" xlink:show="embed" xlink:actuate="onLoad"/><svg:desc>formule</svg:desc></draw:frame></text:span></text:p>
            </text:list-header>
          </text:list>
        </text:list-item>
      </text:list>
      <text:list xml:id="list151007416549905" text:continue-list="list151007410099366" text:style-name="liste_5f_abc">
        <text:list-item>
          <text:p text:style-name="P89"><text:span text:style-name="T37"><draw:frame draw:style-name="fr5" draw:name="Objet10" text:anchor-type="as-char" svg:width="0.517cm" svg:height="0.87cm" draw:z-index="1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7"><draw:frame draw:style-name="fr5" draw:name="Objet11" text:anchor-type="as-char" svg:width="0.293cm" svg:height="0.87cm" draw:z-index="1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7"><draw:frame draw:style-name="fr5" draw:name="Objet20" text:anchor-type="as-char" svg:width="0.517cm" svg:height="0.87cm" draw:z-index="170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7"><draw:frame draw:style-name="fr5" draw:name="Objet21" text:anchor-type="as-char" svg:width="0.517cm" svg:height="0.87cm" draw:z-index="171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7"><draw:frame draw:style-name="fr5" draw:name="Objet34" text:anchor-type="as-char" svg:width="0.517cm" svg:height="0.87cm" draw:z-index="172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7"><draw:frame draw:style-name="fr7" draw:name="Objet35" text:anchor-type="as-char" svg:y="-0.603cm" svg:width="0.517cm" svg:height="0.87cm" draw:z-index="173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7"><draw:frame draw:style-name="fr5" draw:name="Objet57" text:anchor-type="as-char" svg:width="0.293cm" svg:height="0.87cm" draw:z-index="174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_5f_pointillés_20_gris"><text:span text:style-name="T20"> </text:span></text:span><text:span text:style-name="_5f_Consigne"><text:span text:style-name="T37">; </text:span></text:span><text:span text:style-name="T37"><draw:frame draw:style-name="fr5" draw:name="Objet59" text:anchor-type="as-char" svg:width="0.517cm" svg:height="0.87cm" draw:z-index="175"><draw:object xlink:href="./Object 141" xlink:type="simple" xlink:show="embed" xlink:actuate="onLoad"/><draw:image xlink:href="./ObjectReplacements/Object 141" xlink:type="simple" xlink:show="embed" xlink:actuate="onLoad"/><svg:desc>formule</svg:desc></draw:frame></text:span></text:p>
        </text:list-item>
      </text:list>
      <text:list xml:id="list151006946702397" text:continue-list="list151007542288780" text:style-name="_5f_Numérotation_20_des_20_exercices_20_livrets">
        <text:list-item>
          <text:list>
            <text:list-header>
              <text:p text:style-name="P54"><text:span text:style-name="_5f_pointillés_20_gris"><draw:frame draw:style-name="fr4" draw:name="Objet171" text:anchor-type="as-char" svg:width="6.195cm" svg:height="0.87cm" draw:z-index="176"><draw:object xlink:href="./Object 193" xlink:type="simple" xlink:show="embed" xlink:actuate="onLoad"/><draw:image xlink:href="./ObjectReplacements/Object 193" xlink:type="simple" xlink:show="embed" xlink:actuate="onLoad"/><svg:desc>formule</svg:desc></draw:frame></text:span></text:p>
              <text:p text:style-name="P57"><text:span text:style-name="_5f_pointillés_20_gris"/></text:p>
            </text:list-header>
          </text:list>
        </text:list-item>
      </text:list>
      <text:list xml:id="list151006762800111" text:continue-list="list151006917080497" text:style-name="Num_5f_Exo">
        <text:list-item>
          <text:h text:style-name="P48" text:outline-level="1"> Entoure :</text:h>
        </text:list-item>
      </text:list>
      <text:list xml:id="list151006581203111" text:continue-list="list151006946702397" text:style-name="_5f_Numérotation_20_des_20_exercices_20_livrets">
        <text:list-item>
          <text:list>
            <text:list-item>
              <text:list>
                <text:list-item>
                  <text:p text:style-name="P60"><text:span text:style-name="_5f_Consigne"><text:span text:style-name="T34">en vert, les quotients inférieurs à 1 ;</text:span></text:span></text:p>
                </text:list-item>
                <text:list-item>
                  <text:p text:style-name="P60"><text:span text:style-name="_5f_Consigne"><text:span text:style-name="T34">en bleu, les quotients égaux à 1 ;</text:span></text:span></text:p>
                </text:list-item>
                <text:list-item>
                  <text:p text:style-name="P63"><draw:custom-shape text:anchor-type="paragraph" draw:z-index="71" draw:name="Ellipse 1" draw:style-name="gr3" draw:text-style-name="P98" svg:width="1.906cm" svg:height="1.149cm" svg:x="0.162cm" svg:y="0.46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2" draw:name="Ellipse 2" draw:style-name="gr7" draw:text-style-name="P98" svg:width="2.267cm" svg:height="1.091cm" svg:x="2.284cm" svg:y="0.5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3" draw:name="Ellipse 3" draw:style-name="gr5" draw:text-style-name="P98" svg:width="1.909cm" svg:height="1.144cm" svg:x="4.807cm" svg:y="0.46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8" draw:name="Ellipse 1_1" draw:style-name="gr3" draw:text-style-name="P98" svg:width="1.906cm" svg:height="1.149cm" svg:x="7.04cm" svg:y="0.57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_5f_Consigne"><text:span text:style-name="T34">en rouge, les quotients supérieurs à 1.</text:span></text:span></text:p>
                </text:list-item>
              </text:list>
            </text:list-item>
          </text:list>
        </text:list-item>
      </text:list>
      <text:section text:style-name="Sect4" text:name="Section7">
        <text:h text:style-name="P80" text:outline-level="1"><draw:custom-shape text:anchor-type="paragraph" draw:z-index="74" draw:name="Ellipse 2_0" draw:style-name="gr6" draw:text-style-name="P98" svg:width="2.17cm" svg:height="1.02cm" svg:x="4.5cm" svg:y="1.12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7" draw:name="Ellipse 1_0" draw:style-name="gr4" draw:text-style-name="P98" svg:width="1.906cm" svg:height="1.02cm" svg:x="2.568cm" svg:y="0.99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9" draw:name="Ellipse 1_2" draw:style-name="gr2" draw:text-style-name="P98" svg:width="1.906cm" svg:height="1.149cm" svg:x="0.268cm" svg:y="0.99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5" draw:name="Objet56" text:anchor-type="as-char" svg:width="0.721cm" svg:height="0.871cm" draw:z-index="27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40"><text:line-break/></text:span><draw:frame draw:style-name="fr5" draw:name="Objet62" text:anchor-type="as-char" svg:width="1.058cm" svg:height="0.873cm" draw:z-index="28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Consigne"> <text:s text:c="5"/></text:span><text:span text:style-name="_5f_Consigne"><draw:frame draw:style-name="fr5" draw:name="Objet226" text:anchor-type="as-char" svg:width="1.727cm" svg:height="0.873cm" draw:z-index="29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onsigne"><text:s text:c="6"/></text:span><text:span text:style-name="_5f_Consigne"><draw:frame draw:style-name="fr7" draw:name="Objet60" text:anchor-type="as-char" svg:y="-0.418cm" svg:width="1.277cm" svg:height="0.873cm" draw:z-index="30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onsigne"><text:s text:c="2"/></text:span><text:span text:style-name="_5f_Consigne"><draw:frame draw:style-name="fr8" draw:name="Objet69" text:anchor-type="as-char" svg:width="1.058cm" svg:height="0.873cm" draw:z-index="31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onsigne"><text:s text:c="6"/></text:span><text:span text:style-name="_5f_Consigne"><draw:frame draw:style-name="fr5" draw:name="Objet70" text:anchor-type="as-char" svg:width="1.282cm" svg:height="0.873cm" draw:z-index="32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onsigne"><text:s text:c="12"/></text:span><text:span text:style-name="_5f_Consigne"><draw:frame draw:style-name="fr5" draw:name="Objet58" text:anchor-type="as-char" svg:width="0.834cm" svg:height="0.873cm" draw:z-index="17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h>
        <text:h text:style-name="P80" text:outline-level="1"><draw:custom-shape text:anchor-type="paragraph" draw:z-index="75" draw:name="Ellipse 3_0" draw:style-name="gr5" draw:text-style-name="P98" svg:width="1.909cm" svg:height="1.144cm" svg:x="0.176cm" svg:y="0.11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_5f_Consigne"><text:span text:style-name="T40"><draw:frame draw:style-name="fr5" draw:name="Objet18" text:anchor-type="as-char" svg:width="0.829cm" svg:height="0.87cm" draw:z-index="17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/text:h>
      </text:section>
      <text:list xml:id="list151008440385286" text:continue-list="list151006762800111" text:style-name="Num_5f_Exo">
        <text:list-item>
          <text:h text:style-name="P49" text:outline-level="1"> On se propose de comparer les deux fractions <text:s text:c="2"/><text:span text:style-name="T46">A </text:span><text:span text:style-name="T13">=</text:span><text:span text:style-name="T46"> </text:span><text:span text:style-name="T46"><draw:frame draw:style-name="fr5" draw:name="Objet82" text:anchor-type="as-char" svg:width="0.741cm" svg:height="0.87cm" draw:z-index="3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46"><text:s/>et B </text:span><text:span text:style-name="T13">=</text:span><text:span text:style-name="T46"> </text:span><text:span text:style-name="T46"><draw:frame draw:style-name="fr5" draw:name="Objet84" text:anchor-type="as-char" svg:width="0.741cm" svg:height="0.87cm" draw:z-index="3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46">.</text:span></text:h>
        </text:list-item>
      </text:list>
      <text:list xml:id="list151007149903912" text:continue-list="list151007416549905" text:style-name="liste_5f_abc">
        <text:list-item text:start-value="1">
          <text:p text:style-name="P86">Compare les fractions A et B à 1.</text:p>
        </text:list-item>
      </text:list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32"><text:span text:style-name="_5f_Consigne"><text:span text:style-name="T38">A</text:span></text:span><text:span text:style-name="_5f_Correction_5f_surligné"><text:span text:style-name="T55"> &lt; </text:span></text:span><text:span text:style-name="_5f_Consigne"><text:span text:style-name="T38">1 </text:span></text:span></text:p>
          </table:table-cell>
          <table:table-cell table:style-name="Tableau1.A1" office:value-type="string">
            <text:p text:style-name="P32"><text:span text:style-name="_5f_Consigne"><text:span text:style-name="T38">et </text:span></text:span></text:p>
          </table:table-cell>
          <table:table-cell table:style-name="Tableau1.A1" office:value-type="string">
            <text:p text:style-name="P33"><text:span text:style-name="_5f_Consigne"><text:span text:style-name="T38">B</text:span></text:span><text:span text:style-name="_5f_Correction_5f_surligné"><text:span text:style-name="T55"> &gt; </text:span></text:span><text:span text:style-name="_5f_Consigne"><text:span text:style-name="T38">1</text:span></text:span></text:p>
          </table:table-cell>
        </table:table-row>
      </table:table>
      <text:list xml:id="list151006471863232" text:continue-numbering="true" text:style-name="liste_5f_abc">
        <text:list-item>
          <text:p text:style-name="P74"><text:span text:style-name="_5f_Consigne"><text:span text:style-name="T35">Compare </text:span></text:span><text:span text:style-name="_5f_Consigne"><text:span text:style-name="T34">A et B : A </text:span></text:span><text:span text:style-name="_5f_Correction_5f_surligné"><text:span text:style-name="T79">&lt; </text:span></text:span><text:span text:style-name="_5f_Correction_5f_surligné"><text:span text:style-name="T80"><text:s/></text:span></text:span><text:span text:style-name="_5f_Consigne"><text:span text:style-name="T34">B.</text:span></text:span></text:p>
        </text:list-item>
      </text:list>
      <text:list xml:id="list151008210801645" text:continue-list="list151008440385286" text:style-name="Num_5f_Exo">
        <text:list-item>
          <text:h text:style-name="P51" text:outline-level="1"> <text:span text:style-name="T72">Sans utiliser de calculatrice, compare les nombres suivants.</text:span></text:h>
        </text:list-item>
      </text:list>
      <text:section text:style-name="Sect2" text:name="Section1">
        <text:list xml:id="list151007249607845" text:continue-list="list151006471863232" text:style-name="liste_5f_abc">
          <text:list-item text:start-value="1">
            <text:p text:style-name="P68"><text:span text:style-name="T54"><text:tab/> <text:s text:c="4"/></text:span><text:span text:style-name="T54"><draw:frame draw:style-name="fr5" draw:name="Objet172" text:anchor-type="as-char" svg:width="0.944cm" svg:height="0.871cm" draw:z-index="3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56"><text:s/></text:span><text:span text:style-name="_5f_Correction_5f_surligné"><text:span text:style-name="T55">&gt; </text:span></text:span><text:span text:style-name="T54"><draw:frame draw:style-name="fr5" draw:name="Objet174" text:anchor-type="as-char" svg:width="0.944cm" svg:height="0.871cm" draw:z-index="3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</text:list-item>
          <text:list-item>
            <text:p text:style-name="P68"><text:span text:style-name="T54"><text:tab/></text:span><text:span text:style-name="_5f_pointillés_20_gris"><text:span text:style-name="T54"><draw:frame draw:style-name="fr5" draw:name="Objet99" text:anchor-type="as-char" svg:width="0.944cm" svg:height="0.871cm" draw:z-index="3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pointillés_20_gris"><text:span text:style-name="T54"><text:tab/></text:span></text:span><text:span text:style-name="_5f_Correction_5f_surligné"><text:span text:style-name="T55"> &lt; </text:span></text:span><text:span text:style-name="_5f_pointillés_20_gris"><text:span text:style-name="T54"><draw:frame draw:style-name="fr5" draw:name="Objet115" text:anchor-type="as-char" svg:width="0.944cm" svg:height="0.871cm" draw:z-index="38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/text:p>
          </text:list-item>
          <text:list-item>
            <text:p text:style-name="P68"><text:span text:style-name="T54"><text:tab/></text:span><text:span text:style-name="T54"><draw:frame draw:style-name="fr5" draw:name="Objet116" text:anchor-type="as-char" svg:width="0.496cm" svg:height="0.871cm" draw:z-index="3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pointillés_20_gris"><text:span text:style-name="T54"><text:tab/></text:span></text:span><text:span text:style-name="_5f_pointillés_20_gris"><text:span text:style-name="T56"> </text:span></text:span><text:span text:style-name="_5f_Correction_5f_surligné"><text:span text:style-name="T55">&gt; </text:span></text:span><text:span text:style-name="T54"><draw:frame draw:style-name="fr5" draw:name="Objet142" text:anchor-type="as-char" svg:width="0.496cm" svg:height="0.871cm" draw:z-index="4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</text:list-item>
          <text:list-item>
            <text:p text:style-name="P68"><text:span text:style-name="T54"><text:tab/>6 </text:span><text:span text:style-name="_5f_pointillés_20_gris"><text:span text:style-name="T56"><text:tab/> </text:span></text:span><text:span text:style-name="_5f_Correction_5f_surligné"><text:span text:style-name="T55">&gt; </text:span></text:span><text:span text:style-name="T54"><draw:frame draw:style-name="fr5" draw:name="Objet196" text:anchor-type="as-char" svg:width="0.496cm" svg:height="0.871cm" draw:z-index="41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</text:list-item>
          <text:list-item>
            <text:p text:style-name="P68"><text:span text:style-name="T54"><text:tab/></text:span><text:span text:style-name="T54"><draw:frame draw:style-name="fr5" draw:name="Objet4" text:anchor-type="as-char" svg:width="1.044cm" svg:height="0.873cm" draw:z-index="4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pointillés_20_gris"><text:span text:style-name="T54"><text:tab/></text:span></text:span><text:span text:style-name="_5f_Correction_5f_surligné"><text:span text:style-name="T55"> &lt; </text:span></text:span><text:span text:style-name="T54"><draw:frame draw:style-name="fr5" draw:name="Objet3" text:anchor-type="as-char" svg:width="1.057cm" svg:height="0.873cm" draw:z-index="43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</text:list-item>
          <text:list-item>
            <text:p text:style-name="P68"><text:span text:style-name="T54"><text:tab/></text:span><text:span text:style-name="T54"><draw:frame draw:style-name="fr5" draw:name="Objet19" text:anchor-type="as-char" svg:width="0.833cm" svg:height="0.873cm" draw:z-index="4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pointillés_20_gris"><text:span text:style-name="T54"><text:tab/></text:span></text:span><text:span text:style-name="_5f_Correction_5f_surligné"><text:span text:style-name="T55"> &lt; </text:span></text:span><text:span text:style-name="T54"><draw:frame draw:style-name="fr5" draw:name="Objet23" text:anchor-type="as-char" svg:width="1.282cm" svg:height="0.873cm" draw:z-index="4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</text:list-item>
          <text:list-item>
            <text:p text:style-name="P68"><text:span text:style-name="T54"><text:tab/></text:span><text:span text:style-name="T54"><draw:frame draw:style-name="fr5" draw:name="Objet24" text:anchor-type="as-char" svg:width="0.834cm" svg:height="0.873cm" draw:z-index="4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_5f_pointillés_20_gris"><text:span text:style-name="T54"><text:tab/></text:span></text:span><text:span text:style-name="_5f_Correction_5f_surligné"><text:span text:style-name="T55"> </text:span></text:span><text:span text:style-name="_5f_Correction_5f_surligné"><text:span text:style-name="T27">=</text:span></text:span><text:span text:style-name="_5f_Correction_5f_surligné"><text:span text:style-name="T55"> </text:span></text:span><text:span text:style-name="T54"><draw:frame draw:style-name="fr5" draw:name="Objet25" text:anchor-type="as-char" svg:width="0.721cm" svg:height="0.871cm" draw:z-index="47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</text:list-item>
          <text:list-item>
            <text:p text:style-name="P68"><text:span text:style-name="T54"><text:s/></text:span><text:span text:style-name="T15"><text:tab/></text:span><text:span text:style-name="T15"><draw:frame draw:style-name="fr5" draw:name="Objet36" text:anchor-type="as-char" svg:width="0.834cm" svg:height="0.873cm" draw:z-index="48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_5f_pointillés_20_gris"><text:span text:style-name="T56"><text:tab/> </text:span></text:span><text:span text:style-name="_5f_Correction_5f_surligné"><text:span text:style-name="T55">&gt; </text:span></text:span><text:span text:style-name="T15"><draw:frame draw:style-name="fr5" draw:name="Objet52" text:anchor-type="as-char" svg:width="1.282cm" svg:height="0.873cm" draw:z-index="49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</text:list-item>
        </text:list>
      </text:section>
      <text:list xml:id="list151007282743050" text:continue-list="list151008210801645" text:style-name="Num_5f_Exo">
        <text:list-header>
          <text:h text:style-name="P81" text:outline-level="1"><text:span text:style-name="Bold_5f_niv1"><text:span text:style-name="T67"/></text:span></text:h>
        </text:list-header>
        <text:list-item>
          <text:h text:style-name="P82" text:outline-level="1"><text:span text:style-name="Bold_5f_niv1"><text:span text:style-name="T67"> </text:span></text:span><text:span text:style-name="Bold_5f_niv1"><text:span text:style-name="T65">Avec une décomposition</text:span></text:span></text:h>
        </text:list-item>
      </text:list>
      <text:list xml:id="list151007865275393" text:continue-list="list151007249607845" text:style-name="liste_5f_abc">
        <text:list-item text:start-value="1">
          <text:p text:style-name="P94">Écris chaque fraction sous la forme :</text:p>
        </text:list-item>
      </text:list>
      <text:p text:style-name="P27">un nombre entier <text:span text:style-name="T14"></text:span> une fraction inférieure à 1.</text:p>
      <text:section text:style-name="Sect2" text:name="Section2">
        <text:p text:style-name="P37"><draw:frame draw:style-name="fr5" draw:name="Objet61" text:anchor-type="as-char" svg:width="0.393cm" svg:height="0.87cm" draw:z-index="179"><draw:object xlink:href="./Object 155" xlink:type="simple" xlink:show="embed" xlink:actuate="onLoad"/><draw:image xlink:href="./ObjectReplacements/Object 155" xlink:type="simple" xlink:show="embed" xlink:actuate="onLoad"/><svg:desc>formule</svg:desc></draw:frame><text:span text:style-name="T10">= </text:span><text:span text:style-name="T64"><draw:frame draw:style-name="fr4" draw:name="2" text:anchor-type="as-char" svg:width="0.871cm" svg:height="0.87cm" draw:z-index="180"><draw:object xlink:href="./Object 194" xlink:type="simple" xlink:show="embed" xlink:actuate="onLoad"/><draw:image xlink:href="./ObjectReplacements/Object 194" xlink:type="simple" xlink:show="embed" xlink:actuate="onLoad"/><svg:desc>formule</svg:desc></draw:frame></text:span></text:p>
        <text:p text:style-name="P36"><text:span text:style-name="T8"><draw:frame draw:style-name="fr5" draw:name="Objet63" text:anchor-type="as-char" svg:width="0.617cm" svg:height="0.87cm" draw:z-index="181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23">= </text:span><text:span text:style-name="T28"><draw:frame draw:style-name="fr4" draw:name="Objet175" text:anchor-type="as-char" svg:width="0.871cm" svg:height="0.87cm" draw:z-index="182"><draw:object xlink:href="./Object 195" xlink:type="simple" xlink:show="embed" xlink:actuate="onLoad"/><draw:image xlink:href="./ObjectReplacements/Object 195" xlink:type="simple" xlink:show="embed" xlink:actuate="onLoad"/><svg:desc>formule</svg:desc></draw:frame></text:span></text:p>
        <text:p text:style-name="P37"><draw:frame draw:style-name="fr5" draw:name="Objet64" text:anchor-type="as-char" svg:width="0.393cm" svg:height="0.87cm" draw:z-index="183"><draw:object xlink:href="./Object 157" xlink:type="simple" xlink:show="embed" xlink:actuate="onLoad"/><draw:image xlink:href="./ObjectReplacements/Object 157" xlink:type="simple" xlink:show="embed" xlink:actuate="onLoad"/><svg:desc>formule</svg:desc></draw:frame><text:span text:style-name="T10">=</text:span> <text:span text:style-name="T63"><draw:frame draw:style-name="fr4" draw:name="Objet177" text:anchor-type="as-char" svg:width="0.873cm" svg:height="0.87cm" draw:z-index="184"><draw:object xlink:href="./Object 197" xlink:type="simple" xlink:show="embed" xlink:actuate="onLoad"/><draw:image xlink:href="./ObjectReplacements/Object 197" xlink:type="simple" xlink:show="embed" xlink:actuate="onLoad"/><svg:desc>formule</svg:desc></draw:frame></text:span></text:p>
        <text:p text:style-name="P36"><text:span text:style-name="T8"><draw:frame draw:style-name="fr5" draw:name="Objet65" text:anchor-type="as-char" svg:width="0.617cm" svg:height="0.87cm" draw:z-index="185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23">=</text:span><text:span text:style-name="T8"> </text:span><text:span text:style-name="T8"><draw:frame draw:style-name="fr4" draw:name="Objet176" text:anchor-type="as-char" svg:width="0.871cm" svg:height="0.87cm" draw:z-index="186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  <text:p text:style-name="P36"><text:span text:style-name="T8"><draw:frame draw:style-name="fr5" draw:name="Objet71" text:anchor-type="as-char" svg:width="0.393cm" svg:height="0.87cm" draw:z-index="187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23">=</text:span><text:span text:style-name="T8"> </text:span><text:span text:style-name="T8"><draw:frame draw:style-name="fr4" draw:name="Objet178" text:anchor-type="as-char" svg:width="0.873cm" svg:height="0.87cm" draw:z-index="188"><draw:object xlink:href="./Object 198" xlink:type="simple" xlink:show="embed" xlink:actuate="onLoad"/><draw:image xlink:href="./ObjectReplacements/Object 198" xlink:type="simple" xlink:show="embed" xlink:actuate="onLoad"/><svg:desc>formule</svg:desc></draw:frame></text:span></text:p>
        <text:p text:style-name="P36"><text:span text:style-name="T8"><draw:frame draw:style-name="fr5" draw:name="Objet101" text:anchor-type="as-char" svg:width="0.617cm" svg:height="0.87cm" draw:z-index="189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23">=</text:span><text:span text:style-name="T8"> </text:span><text:span text:style-name="T9"><draw:frame draw:style-name="fr4" draw:name="Objet179" text:anchor-type="as-char" svg:width="0.873cm" svg:height="0.87cm" draw:z-index="190"><draw:object xlink:href="./Object 199" xlink:type="simple" xlink:show="embed" xlink:actuate="onLoad"/><draw:image xlink:href="./ObjectReplacements/Object 199" xlink:type="simple" xlink:show="embed" xlink:actuate="onLoad"/><svg:desc>formule</svg:desc></draw:frame></text:span></text:p>
      </text:section>
      <text:list xml:id="list151007329487733" text:continue-numbering="true" text:style-name="liste_5f_abc">
        <text:list-item>
          <text:p text:style-name="P84">En utilisant la question précédente, compare les nombres suivants.</text:p>
        </text:list-item>
      </text:list>
      <text:section text:style-name="Sect2" text:name="Section3">
        <text:p text:style-name="P29"><text:span text:style-name="T67"><text:tab/></text:span><text:span text:style-name="T67"><draw:frame draw:style-name="fr5" draw:name="Objet102" text:anchor-type="as-char" svg:width="0.492cm" svg:height="0.87cm" draw:z-index="191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_5f_pointillés_20_gris"><text:span text:style-name="T67"><text:tab/></text:span></text:span><text:span text:style-name="_5f_Correction_5f_surligné"><text:span text:style-name="T55"> &lt; </text:span></text:span><text:span text:style-name="_5f_pointillés_20_gris"><text:span text:style-name="T67"><draw:frame draw:style-name="fr5" draw:name="Objet103" text:anchor-type="as-char" svg:width="0.492cm" svg:height="0.87cm" draw:z-index="192"><draw:object xlink:href="./Object 162" xlink:type="simple" xlink:show="embed" xlink:actuate="onLoad"/><draw:image xlink:href="./ObjectReplacements/Object 162" xlink:type="simple" xlink:show="embed" xlink:actuate="onLoad"/><svg:desc>formule</svg:desc></draw:frame></text:span></text:span></text:p>
        <text:p text:style-name="P29"><text:span text:style-name="T67"><text:tab/></text:span><text:span text:style-name="T67"><draw:frame draw:style-name="fr5" draw:name="Objet104" text:anchor-type="as-char" svg:width="0.716cm" svg:height="0.87cm" draw:z-index="19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_5f_Correction_5f_surligné"><text:span text:style-name="T67"><text:tab/>&gt;</text:span></text:span><text:span text:style-name="_5f_Correction_5f_surligné"><text:span text:style-name="T55"> </text:span></text:span><text:span text:style-name="_5f_pointillés_20_gris"><text:span text:style-name="T67"><draw:frame draw:style-name="fr5" draw:name="Objet105" text:anchor-type="as-char" svg:width="0.716cm" svg:height="0.87cm" draw:z-index="194"><draw:object xlink:href="./Object 164" xlink:type="simple" xlink:show="embed" xlink:actuate="onLoad"/><draw:image xlink:href="./ObjectReplacements/Object 164" xlink:type="simple" xlink:show="embed" xlink:actuate="onLoad"/><svg:desc>formule</svg:desc></draw:frame></text:span></text:span></text:p>
        <text:p text:style-name="P29"><text:span text:style-name="T67"><text:tab/></text:span><text:span text:style-name="T67"><draw:frame draw:style-name="fr5" draw:name="Objet122" text:anchor-type="as-char" svg:width="0.716cm" svg:height="0.87cm" draw:z-index="195"><draw:object xlink:href="./Object 168" xlink:type="simple" xlink:show="embed" xlink:actuate="onLoad"/><draw:image xlink:href="./ObjectReplacements/Object 168" xlink:type="simple" xlink:show="embed" xlink:actuate="onLoad"/><svg:desc>formule</svg:desc></draw:frame></text:span><text:span text:style-name="_5f_pointillés_20_gris"><text:span text:style-name="T67"><text:tab/></text:span></text:span><text:span text:style-name="_5f_Correction_5f_surligné"><text:span text:style-name="T55"> &lt; </text:span></text:span><text:span text:style-name="_5f_pointillés_20_gris"><text:span text:style-name="T67"><draw:frame draw:style-name="fr5" draw:name="Objet123" text:anchor-type="as-char" svg:width="0.716cm" svg:height="0.87cm" draw:z-index="196"><draw:object xlink:href="./Object 169" xlink:type="simple" xlink:show="embed" xlink:actuate="onLoad"/><draw:image xlink:href="./ObjectReplacements/Object 169" xlink:type="simple" xlink:show="embed" xlink:actuate="onLoad"/><svg:desc>formule</svg:desc></draw:frame></text:span></text:span></text:p>
        <text:p text:style-name="P29"><text:span text:style-name="T67"><text:tab/></text:span><text:span text:style-name="T67"><draw:frame draw:style-name="fr5" draw:name="Objet135" text:anchor-type="as-char" svg:width="0.716cm" svg:height="0.87cm" draw:z-index="197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_5f_pointillés_20_gris"><text:span text:style-name="T67"><text:tab/></text:span></text:span><text:span text:style-name="_5f_Correction_5f_surligné"><text:span text:style-name="T55"> &lt; </text:span></text:span><text:span text:style-name="_5f_pointillés_20_gris"><text:span text:style-name="T67"><draw:frame draw:style-name="fr5" draw:name="Objet108" text:anchor-type="as-char" svg:width="0.492cm" svg:height="0.87cm" draw:z-index="198"><draw:object xlink:href="./Object 167" xlink:type="simple" xlink:show="embed" xlink:actuate="onLoad"/><draw:image xlink:href="./ObjectReplacements/Object 167" xlink:type="simple" xlink:show="embed" xlink:actuate="onLoad"/><svg:desc>formule</svg:desc></draw:frame></text:span></text:span></text:p>
      </text:section>
      <text:list xml:id="list151006686821122" text:continue-numbering="true" text:style-name="liste_5f_abc">
        <text:list-item>
          <text:p text:style-name="P84">Compare les nombres suivants.</text:p>
        </text:list-item>
      </text:list>
      <text:section text:style-name="Sect2" text:name="Section6">
        <text:p text:style-name="P29"><text:span text:style-name="T67"><text:tab/></text:span><text:span text:style-name="T67"><draw:frame draw:style-name="fr5" draw:name="Objet106" text:anchor-type="as-char" svg:width="0.492cm" svg:height="0.87cm" draw:z-index="199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_5f_pointillés_20_gris"><text:span text:style-name="T67"><text:tab/></text:span></text:span><text:span text:style-name="_5f_Correction_5f_surligné"><text:span text:style-name="T67"> &gt;</text:span></text:span><text:span text:style-name="_5f_Correction_5f_surligné"><text:span text:style-name="T55"> </text:span></text:span><text:span text:style-name="_5f_pointillés_20_gris"><text:span text:style-name="T67"><draw:frame draw:style-name="fr5" draw:name="Objet107" text:anchor-type="as-char" svg:width="0.492cm" svg:height="0.87cm" draw:z-index="200"><draw:object xlink:href="./Object 166" xlink:type="simple" xlink:show="embed" xlink:actuate="onLoad"/><draw:image xlink:href="./ObjectReplacements/Object 166" xlink:type="simple" xlink:show="embed" xlink:actuate="onLoad"/><svg:desc>formule</svg:desc></draw:frame></text:span></text:span></text:p>
        <text:p text:style-name="P30"><text:span text:style-name="T67"><text:tab/></text:span><text:span text:style-name="T67"><draw:frame draw:style-name="fr5" draw:name="Objet136" text:anchor-type="as-char" svg:width="0.716cm" svg:height="0.87cm" draw:z-index="201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_5f_pointillés_20_gris"><text:span text:style-name="T67"><text:tab/></text:span></text:span><text:span text:style-name="_5f_Correction_5f_surligné"><text:span text:style-name="T55"> &gt; </text:span></text:span><text:span text:style-name="_5f_pointillés_20_gris"><text:span text:style-name="T67"><draw:frame draw:style-name="fr5" draw:name="Objet137" text:anchor-type="as-char" svg:width="0.716cm" svg:height="0.87cm" draw:z-index="202"><draw:object xlink:href="./Object 172" xlink:type="simple" xlink:show="embed" xlink:actuate="onLoad"/><draw:image xlink:href="./ObjectReplacements/Object 172" xlink:type="simple" xlink:show="embed" xlink:actuate="onLoad"/><svg:desc>formule</svg:desc></draw:frame></text:span></text:span></text:p>
        <text:p text:style-name="P30"><text:span text:style-name="T67"><text:tab/></text:span><text:span text:style-name="T67"><draw:frame draw:style-name="fr5" draw:name="Objet138" text:anchor-type="as-char" svg:width="0.94cm" svg:height="0.87cm" draw:z-index="203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_5f_pointillés_20_gris"><text:span text:style-name="T67"><text:tab/></text:span></text:span><text:span text:style-name="_5f_Correction_5f_surligné"><text:span text:style-name="T55"> &gt; </text:span></text:span><text:span text:style-name="_5f_pointillés_20_gris"><text:span text:style-name="T67"><draw:frame draw:style-name="fr5" draw:name="Objet140" text:anchor-type="as-char" svg:width="1.268cm" svg:height="0.87cm" draw:z-index="204"><draw:object xlink:href="./Object 174" xlink:type="simple" xlink:show="embed" xlink:actuate="onLoad"/><draw:image xlink:href="./ObjectReplacements/Object 174" xlink:type="simple" xlink:show="embed" xlink:actuate="onLoad"/><svg:desc>formule</svg:desc></draw:frame></text:span></text:span></text:p>
        <text:p text:style-name="P30"><text:span text:style-name="T67"><text:tab/></text:span><text:span text:style-name="T67"><draw:frame draw:style-name="fr5" draw:name="Objet141" text:anchor-type="as-char" svg:width="0.716cm" svg:height="0.87cm" draw:z-index="205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_5f_pointillés_20_gris"><text:span text:style-name="T67"><text:tab/></text:span></text:span><text:span text:style-name="_5f_pointillés_20_gris"><text:span text:style-name="T71"> </text:span></text:span><text:span text:style-name="_5f_Correction_5f_surligné"><text:span text:style-name="T55">&lt; </text:span></text:span><text:span text:style-name="_5f_pointillés_20_gris"><text:span text:style-name="T67"><draw:frame draw:style-name="fr5" draw:name="Objet143" text:anchor-type="as-char" svg:width="0.716cm" svg:height="0.87cm" draw:z-index="206"><draw:object xlink:href="./Object 176" xlink:type="simple" xlink:show="embed" xlink:actuate="onLoad"/><draw:image xlink:href="./ObjectReplacements/Object 176" xlink:type="simple" xlink:show="embed" xlink:actuate="onLoad"/><svg:desc>formule</svg:desc></draw:frame></text:span></text:span></text:p>
      </text:section>
      <text:list xml:id="list151008179165936" text:continue-list="list151007282743050" text:style-name="Num_5f_Exo">
        <text:list-item>
          <text:h text:style-name="P43" text:outline-level="1"> Range dans l’ordre croissant.</text:h>
        </text:list-item>
      </text:list>
      <text:list xml:id="list151007114749861" text:continue-list="list151006686821122" text:style-name="liste_5f_abc">
        <text:list-item>
          <text:list>
            <text:list-item>
              <text:p text:style-name="P93"><text:span text:style-name="_5f_pointillés_20_gris"><draw:frame draw:style-name="fr5" draw:name="Objet111" text:anchor-type="as-char" svg:width="0.617cm" svg:height="0.87cm" draw:z-index="20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pointillés_20_gris"><text:span text:style-name="T16">;</text:span></text:span><text:span text:style-name="_5f_pointillés_20_gris"><draw:frame draw:style-name="fr5" draw:name="Objet112" text:anchor-type="as-char" svg:width="0.496cm" svg:height="0.873cm" draw:z-index="20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pointillés_20_gris"><text:span text:style-name="T16">et</text:span></text:span><text:span text:style-name="_5f_pointillés_20_gris"><draw:frame draw:style-name="fr5" draw:name="Objet113" text:anchor-type="as-char" svg:width="0.496cm" svg:height="0.873cm" draw:z-index="209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_5f_pointillés_20_gris"><text:span text:style-name="T24">:</text:span></text:span><text:span text:style-name="_5f_pointillés_20_gris"> <text:s text:c="2"/></text:span><text:span text:style-name="_5f_pointillés_20_gris"><draw:frame draw:style-name="fr4" draw:name="Objet181" text:anchor-type="as-char" svg:width="2.29cm" svg:height="0.87cm" draw:z-index="210"><draw:object xlink:href="./Object 200" xlink:type="simple" xlink:show="embed" xlink:actuate="onLoad"/><draw:image xlink:href="./ObjectReplacements/Object 200" xlink:type="simple" xlink:show="embed" xlink:actuate="onLoad"/><svg:desc>formule</svg:desc></draw:frame></text:span></text:p>
            </text:list-item>
            <text:list-item>
              <text:p text:style-name="P87"><text:span text:style-name="_5f_pointillés_20_gris"><text:span text:style-name="T16"><draw:frame draw:style-name="fr5" draw:name="Objet117" text:anchor-type="as-char" svg:width="0.617cm" svg:height="0.87cm" draw:z-index="211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span><text:span text:style-name="_5f_pointillés_20_gris"><text:span text:style-name="T16">;</text:span></text:span><text:span text:style-name="_5f_pointillés_20_gris"><text:span text:style-name="T16"><draw:frame draw:style-name="fr5" draw:name="Objet118" text:anchor-type="as-char" svg:width="0.72cm" svg:height="0.873cm" draw:z-index="212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_5f_BVS"><text:span text:style-name="T16">et</text:span></text:span><text:span text:style-name="_5f_pointillés_20_gris"><text:span text:style-name="T16"><draw:frame draw:style-name="fr5" draw:name="Objet119" text:anchor-type="as-char" svg:width="0.72cm" svg:height="0.873cm" draw:z-index="213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_5f_pointillés_20_gris"><text:span text:style-name="T16">: <text:s text:c="2"/></text:span></text:span><text:span text:style-name="_5f_pointillés_20_gris"><text:span text:style-name="T48"><draw:frame draw:style-name="fr4" draw:name="Objet182" text:anchor-type="as-char" svg:width="2.663cm" svg:height="0.87cm" draw:z-index="214"><draw:object xlink:href="./Object 201" xlink:type="simple" xlink:show="embed" xlink:actuate="onLoad"/><draw:image xlink:href="./ObjectReplacements/Object 201" xlink:type="simple" xlink:show="embed" xlink:actuate="onLoad"/><svg:desc>formule</svg:desc></draw:frame></text:span></text:span></text:p>
            </text:list-item>
          </text:list>
        </text:list-item>
      </text:list>
      <text:list xml:id="list151007686921345" text:continue-list="list151008179165936" text:style-name="Num_5f_Exo">
        <text:list-item>
          <text:h text:style-name="P50" text:outline-level="1"> Sans utiliser la calculatrice, range les écritures fractionnaires suivantes dans l’ordre croissant, en utilisant la méthode de ton choix.</text:h>
        </text:list-item>
      </text:list>
      <text:list xml:id="list151008407185699" text:continue-list="list151007114749861" text:style-name="liste_5f_abc">
        <text:list-item text:start-value="1">
          <text:p text:style-name="P87"><text:span text:style-name="T36"><draw:frame draw:style-name="fr5" draw:name="Objet66" text:anchor-type="as-char" svg:width="0.617cm" svg:height="0.87cm" draw:z-index="215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78" text:anchor-type="as-char" svg:width="1.282cm" svg:height="0.873cm" draw:z-index="216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79" text:anchor-type="as-char" svg:width="1.282cm" svg:height="0.873cm" draw:z-index="221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80" text:anchor-type="as-char" svg:width="1.058cm" svg:height="0.873cm" draw:z-index="225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81" text:anchor-type="as-char" svg:width="1.506cm" svg:height="0.873cm" draw:z-index="226"><draw:object xlink:href="./Object 143" xlink:type="simple" xlink:show="embed" xlink:actuate="onLoad"/><draw:image xlink:href="./ObjectReplacements/Object 143" xlink:type="simple" xlink:show="embed" xlink:actuate="onLoad"/><svg:desc>formule</svg:desc></draw:frame></text:span></text:p>
          <text:p text:style-name="P91"/>
          <text:list>
            <text:list-header>
              <text:p text:style-name="P59"><text:span text:style-name="_5f_pointillés_20_gris"><draw:frame draw:style-name="fr4" draw:name="Objet183" text:anchor-type="as-char" svg:width="7.368cm" svg:height="0.87cm" draw:z-index="227"><draw:object xlink:href="./Object 202" xlink:type="simple" xlink:show="embed" xlink:actuate="onLoad"/><draw:image xlink:href="./ObjectReplacements/Object 202" xlink:type="simple" xlink:show="embed" xlink:actuate="onLoad"/><svg:desc>formule</svg:desc></draw:frame></text:span></text:p>
            </text:list-header>
          </text:list>
        </text:list-item>
        <text:list-item>
          <text:p text:style-name="P87"><text:span text:style-name="T36"><draw:frame draw:style-name="fr5" draw:name="Objet223" text:anchor-type="as-char" svg:width="1.951cm" svg:height="0.87cm" draw:z-index="228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_5f_Consigne"><text:span text:style-name="T37">;</text:span></text:span><text:span text:style-name="T37"><draw:frame draw:style-name="fr5" draw:name="Objet224" text:anchor-type="as-char" svg:width="1.727cm" svg:height="0.873cm" draw:z-index="229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_5f_Consigne"><text:span text:style-name="T37">;</text:span></text:span><text:span text:style-name="T37"><draw:frame draw:style-name="fr5" draw:name="Objet225" text:anchor-type="as-char" svg:width="1.506cm" svg:height="0.873cm" draw:z-index="230"><draw:object xlink:href="./Object 146" xlink:type="simple" xlink:show="embed" xlink:actuate="onLoad"/><draw:image xlink:href="./ObjectReplacements/Object 146" xlink:type="simple" xlink:show="embed" xlink:actuate="onLoad"/><svg:desc>formule</svg:desc></draw:frame></text:span></text:p>
          <text:p text:style-name="P92"/>
          <text:list>
            <text:list-header>
              <text:p text:style-name="P59"><text:span text:style-name="_5f_pointillés_20_gris"><draw:frame draw:style-name="fr4" draw:name="Objet189" text:anchor-type="as-char" svg:width="5.831cm" svg:height="0.87cm" draw:z-index="231"><draw:object xlink:href="./Object 203" xlink:type="simple" xlink:show="embed" xlink:actuate="onLoad"/><draw:image xlink:href="./ObjectReplacements/Object 203" xlink:type="simple" xlink:show="embed" xlink:actuate="onLoad"/><svg:desc>formule</svg:desc></draw:frame></text:span></text:p>
            </text:list-header>
          </text:list>
        </text:list-item>
        <text:list-item>
          <text:p text:style-name="P87"><text:span text:style-name="T36"><draw:frame draw:style-name="fr5" draw:name="Objet151" text:anchor-type="as-char" svg:width="0.617cm" svg:height="0.87cm" draw:z-index="232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152" text:anchor-type="as-char" svg:width="0.492cm" svg:height="0.87cm" draw:z-index="233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153" text:anchor-type="as-char" svg:width="0.716cm" svg:height="0.87cm" draw:z-index="234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154" text:anchor-type="as-char" svg:width="0.716cm" svg:height="0.87cm" draw:z-index="235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155" text:anchor-type="as-char" svg:width="0.716cm" svg:height="0.87cm" draw:z-index="236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corps"><text:span text:style-name="T36">;</text:span></text:span><text:span text:style-name="T36"><draw:frame draw:style-name="fr7" draw:name="Objet156" text:anchor-type="as-char" svg:y="-0.603cm" svg:width="0.716cm" svg:height="0.87cm" draw:z-index="237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157" text:anchor-type="as-char" svg:width="0.492cm" svg:height="0.87cm" draw:z-index="238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corps"><text:span text:style-name="T36">;</text:span></text:span><text:span text:style-name="T36"><draw:frame draw:style-name="fr5" draw:name="Objet158" text:anchor-type="as-char" svg:width="0.716cm" svg:height="0.87cm" draw:z-index="239"><draw:object xlink:href="./Object 154" xlink:type="simple" xlink:show="embed" xlink:actuate="onLoad"/><draw:image xlink:href="./ObjectReplacements/Object 154" xlink:type="simple" xlink:show="embed" xlink:actuate="onLoad"/><svg:desc>formule</svg:desc></draw:frame></text:span></text:p>
          <text:p text:style-name="P65"><text:span text:style-name="_5f_Correction_5f_surligné"><text:span text:style-name="T81"><draw:frame draw:style-name="fr4" draw:name="Objet571" text:anchor-type="as-char" svg:width="0.716cm" svg:height="0.87cm" draw:z-index="240"><draw:object xlink:href="./Object 204" xlink:type="simple" xlink:show="embed" xlink:actuate="onLoad"/><draw:image xlink:href="./ObjectReplacements/Object 204" xlink:type="simple" xlink:show="embed" xlink:actuate="onLoad"/><svg:desc>formule</svg:desc></draw:frame></text:span></text:span><text:span text:style-name="_5f_Correction_5f_surligné"><text:span text:style-name="T81"><text:s/></text:span></text:span><text:span text:style-name="_5f_Correction_5f_surligné"><text:span text:style-name="T82">&lt;</text:span></text:span><text:span text:style-name="_5f_Correction_5f_surligné"><text:span text:style-name="T83"> </text:span></text:span><text:span text:style-name="_5f_Correction_5f_surligné"><text:span text:style-name="T82"><draw:frame draw:style-name="fr4" draw:name="Objet572" text:anchor-type="as-char" svg:width="0.716cm" svg:height="0.87cm" draw:z-index="241"><draw:object xlink:href="./Object 205" xlink:type="simple" xlink:show="embed" xlink:actuate="onLoad"/><draw:image xlink:href="./ObjectReplacements/Object 205" xlink:type="simple" xlink:show="embed" xlink:actuate="onLoad"/><svg:desc>formule</svg:desc></draw:frame></text:span></text:span><text:span text:style-name="_5f_Correction_5f_surligné"><text:span text:style-name="T83"><text:s/></text:span></text:span><text:span text:style-name="_5f_Correction_5f_surligné"><text:span text:style-name="T82">&lt;</text:span></text:span><text:span text:style-name="_5f_Correction_5f_surligné"><text:span text:style-name="T83"> </text:span></text:span><text:span text:style-name="_5f_Correction_5f_surligné"><text:span text:style-name="T82"><draw:frame draw:style-name="fr4" draw:name="Objet573" text:anchor-type="as-char" svg:width="0.716cm" svg:height="0.87cm" draw:z-index="242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span><text:span text:style-name="_5f_Correction_5f_surligné"><text:span text:style-name="T83"><text:s/></text:span></text:span><text:span text:style-name="_5f_Correction_5f_surligné"><text:span text:style-name="T82">&lt;</text:span></text:span><text:span text:style-name="_5f_Correction_5f_surligné"><text:span text:style-name="T83"> </text:span></text:span><text:span text:style-name="_5f_Correction_5f_surligné"><text:span text:style-name="T82"><draw:frame draw:style-name="fr4" draw:name="Objet575" text:anchor-type="as-char" svg:width="0.492cm" svg:height="0.87cm" draw:z-index="243"><draw:object xlink:href="./Object 208" xlink:type="simple" xlink:show="embed" xlink:actuate="onLoad"/><draw:image xlink:href="./ObjectReplacements/Object 208" xlink:type="simple" xlink:show="embed" xlink:actuate="onLoad"/><svg:desc>formule</svg:desc></draw:frame></text:span></text:span><text:span text:style-name="_5f_Correction_5f_surligné"><text:span text:style-name="T83"><text:s/></text:span></text:span><text:span text:style-name="_5f_Correction_5f_surligné"><text:span text:style-name="T82">&lt;</text:span></text:span><text:span text:style-name="_5f_Correction_5f_surligné"><text:span text:style-name="T83"> </text:span></text:span><text:span text:style-name="_5f_Correction_5f_surligné"><text:span text:style-name="T82"><draw:frame draw:style-name="fr4" draw:name="Objet574" text:anchor-type="as-char" svg:width="0.716cm" svg:height="0.87cm" draw:z-index="244"><draw:object xlink:href="./Object 207" xlink:type="simple" xlink:show="embed" xlink:actuate="onLoad"/><draw:image xlink:href="./ObjectReplacements/Object 207" xlink:type="simple" xlink:show="embed" xlink:actuate="onLoad"/><svg:desc>formule</svg:desc></draw:frame></text:span></text:span><text:span text:style-name="_5f_Correction_5f_surligné"><text:span text:style-name="T83"><text:s/></text:span></text:span><text:span text:style-name="_5f_Correction_5f_surligné"><text:span text:style-name="T82">&lt;</text:span></text:span><text:span text:style-name="_5f_Correction_5f_surligné"><text:span text:style-name="T83"> </text:span></text:span><text:span text:style-name="_5f_Correction_5f_surligné"><text:span text:style-name="T82"><draw:frame draw:style-name="fr4" draw:name="Objet576" text:anchor-type="as-char" svg:width="0.492cm" svg:height="0.87cm" draw:z-index="246"><draw:object xlink:href="./Object 209" xlink:type="simple" xlink:show="embed" xlink:actuate="onLoad"/><draw:image xlink:href="./ObjectReplacements/Object 209" xlink:type="simple" xlink:show="embed" xlink:actuate="onLoad"/><svg:desc>formule</svg:desc></draw:frame></text:span></text:span><text:span text:style-name="_5f_Correction_5f_surligné"><text:span text:style-name="T83"><text:s/></text:span></text:span><text:span text:style-name="_5f_Correction_5f_surligné"><text:span text:style-name="T82">&lt;</text:span></text:span><text:span text:style-name="_5f_Correction_5f_surligné"><text:span text:style-name="T83"> </text:span></text:span><text:span text:style-name="_5f_Correction_5f_surligné"><text:span text:style-name="T82"><draw:frame draw:style-name="fr4" draw:name="Objet577" text:anchor-type="as-char" svg:width="0.716cm" svg:height="0.87cm" draw:z-index="247"><draw:object xlink:href="./Object 210" xlink:type="simple" xlink:show="embed" xlink:actuate="onLoad"/><draw:image xlink:href="./ObjectReplacements/Object 210" xlink:type="simple" xlink:show="embed" xlink:actuate="onLoad"/><svg:desc>formule</svg:desc></draw:frame></text:span></text:span><text:span text:style-name="_5f_Correction_5f_surligné"><text:span text:style-name="T83"><text:s/></text:span></text:span><text:span text:style-name="_5f_Correction_5f_surligné"><text:span text:style-name="T82">&lt;</text:span></text:span><text:span text:style-name="_5f_Correction_5f_surligné"><text:span text:style-name="T83"> </text:span></text:span><text:span text:style-name="_5f_Correction_5f_surligné"><text:span text:style-name="T82"><draw:frame draw:style-name="fr6" draw:name="Objet578" text:anchor-type="as-char" svg:width="0.716cm" svg:height="0.87cm" draw:z-index="248"><draw:object xlink:href="./Object 211" xlink:type="simple" xlink:show="embed" xlink:actuate="onLoad"/><draw:image xlink:href="./ObjectReplacements/Object 211" xlink:type="simple" xlink:show="embed" xlink:actuate="onLoad"/><svg:desc>formule</svg:desc></draw:frame></text:span></text:span></text:p>
        </text:list-item>
      </text:list>
      <text:list xml:id="list151007204633512" text:continue-list="list151007686921345" text:style-name="Num_5f_Exo">
        <text:list-item>
          <text:h text:style-name="P52" text:outline-level="1"><draw:line text:anchor-type="paragraph" draw:z-index="80" draw:name="Forme6" draw:style-name="gr1" draw:text-style-name="P97" svg:x1="5.495cm" svg:y1="0.406cm" svg:x2="4.664cm" svg:y2="1.807cm"><text:p/></draw:line><text:soft-page-break/> Pour chaque cas, barre l’unique intrus.</text:h>
        </text:list-item>
      </text:list>
      <text:list xml:id="list151006925028062" text:continue-list="list151008407185699" text:style-name="liste_5f_abc">
        <text:list-item text:start-value="1">
          <text:p text:style-name="P84"><draw:line text:anchor-type="paragraph" draw:z-index="81" draw:name="Forme6_0" draw:style-name="gr1" draw:text-style-name="P97" svg:x1="3.232cm" svg:y1="1.069cm" svg:x2="2.401cm" svg:y2="2.47cm"><text:p/></draw:line><text:span text:style-name="T36"><draw:frame draw:style-name="fr5" draw:name="Objet73" text:anchor-type="as-char" svg:width="0.617cm" svg:height="0.87cm" draw:z-index="56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22" text:anchor-type="as-char" svg:width="0.721cm" svg:height="0.871cm" draw:z-index="57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74" text:anchor-type="as-char" svg:width="0.721cm" svg:height="0.871cm" draw:z-index="58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75" text:anchor-type="as-char" svg:width="0.721cm" svg:height="0.871cm" draw:z-index="59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76" text:anchor-type="as-char" svg:width="0.833cm" svg:height="0.871cm" draw:z-index="60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77" text:anchor-type="as-char" svg:width="0.721cm" svg:height="0.871cm" draw:z-index="61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86" text:anchor-type="as-char" svg:width="0.721cm" svg:height="0.871cm" draw:z-index="62"><draw:object xlink:href="./Object 121" xlink:type="simple" xlink:show="embed" xlink:actuate="onLoad"/><draw:image xlink:href="./ObjectReplacements/Object 121" xlink:type="simple" xlink:show="embed" xlink:actuate="onLoad"/><svg:desc>formule</svg:desc></draw:frame></text:span></text:p>
        </text:list-item>
        <text:list-item>
          <text:p text:style-name="P84"><text:span text:style-name="T36"><draw:frame draw:style-name="fr5" draw:name="Objet87" text:anchor-type="as-char" svg:width="0.617cm" svg:height="0.87cm" draw:z-index="63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88" text:anchor-type="as-char" svg:width="0.721cm" svg:height="0.871cm" draw:z-index="64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89" text:anchor-type="as-char" svg:width="0.721cm" svg:height="0.871cm" draw:z-index="6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90" text:anchor-type="as-char" svg:width="0.721cm" svg:height="0.871cm" draw:z-index="6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91" text:anchor-type="as-char" svg:width="0.721cm" svg:height="0.871cm" draw:z-index="67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92" text:anchor-type="as-char" svg:width="0.721cm" svg:height="0.871cm" draw:z-index="68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corps"><text:span text:style-name="T45"></text:span></text:span><text:span text:style-name="T36"><draw:frame draw:style-name="fr5" draw:name="Objet100" text:anchor-type="as-char" svg:width="0.721cm" svg:height="0.871cm" draw:z-index="69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p>
        </text:list-item>
      </text:list>
      <text:list xml:id="list151007019635900" text:continue-list="list151007204633512" text:style-name="Num_5f_Exo">
        <text:list-item>
          <text:h text:style-name="P53" text:outline-level="1"> Soient <text:span text:style-name="_5f_variables"><text:span text:style-name="T25">a</text:span></text:span> <text:span text:style-name="_5f_Symbole"><text:span text:style-name="T50">=</text:span></text:span><draw:frame draw:style-name="fr5" draw:name="Objet120" text:anchor-type="as-char" svg:width="0.94cm" svg:height="0.87cm" draw:z-index="54"><draw:object xlink:href="./Object 41" xlink:type="simple" xlink:show="embed" xlink:actuate="onLoad"/><draw:image xlink:href="./ObjectReplacements/Object 41" xlink:type="simple" xlink:show="embed" xlink:actuate="onLoad"/><svg:desc>formule</svg:desc></draw:frame>et <text:span text:style-name="_5f_variables"><text:span text:style-name="T26">b</text:span></text:span> <text:span text:style-name="_5f_Symbole"><text:span text:style-name="T50">=</text:span></text:span><draw:frame draw:style-name="fr5" draw:name="Objet121" text:anchor-type="as-char" svg:width="0.84cm" svg:height="0.87cm" draw:z-index="76"><draw:object xlink:href="./Object 177" xlink:type="simple" xlink:show="embed" xlink:actuate="onLoad"/><draw:image xlink:href="./ObjectReplacements/Object 177" xlink:type="simple" xlink:show="embed" xlink:actuate="onLoad"/><svg:desc>formule</svg:desc></draw:frame>.</text:h>
        </text:list-item>
      </text:list>
      <text:list xml:id="list151006637038058" text:continue-list="list151006925028062" text:style-name="liste_5f_abc">
        <text:list-item text:start-value="1">
          <text:p text:style-name="P95">Donne l<text:span text:style-name="T57">es</text:span> valeur<text:span text:style-name="T57">s</text:span> arrondie<text:span text:style-name="T57">s</text:span> de <text:span text:style-name="_5f_variables"><text:span text:style-name="T25">a</text:span></text:span> e<text:span text:style-name="T57">t </text:span>de <text:span text:style-name="_5f_variables"><text:span text:style-name="T26">b</text:span></text:span> au millième. Peux-tu en déduire <text:span text:style-name="T57">la </text:span>comparaison de <text:span text:style-name="_5f_variables"><text:span text:style-name="T25">a</text:span></text:span> et de <text:span text:style-name="_5f_variables"><text:span text:style-name="T26">b</text:span></text:span> ?</text:p>
        </text:list-item>
      </text:list>
      <text:p text:style-name="FILET_5f_POINTILLES"><text:span text:style-name="_5f_pointillés_20_gris"><draw:frame draw:style-name="fr4" draw:name="Objet197" text:anchor-type="as-char" svg:width="2.237cm" svg:height="0.87cm" draw:z-index="217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_5f_pointillés_20_gris"><text:span text:style-name="T86"><text:s/></text:span></text:span><text:span text:style-name="_5f_pointillés_20_gris"><text:span text:style-name="T30">et</text:span></text:span><text:span text:style-name="_5f_pointillés_20_gris"><text:span text:style-name="T32"> </text:span></text:span><text:span text:style-name="_5f_pointillés_20_gris"><draw:frame draw:style-name="fr4" draw:name="Objet198" text:anchor-type="as-char" svg:width="2.237cm" svg:height="0.87cm" draw:z-index="245"><draw:object xlink:href="./Object 213" xlink:type="simple" xlink:show="embed" xlink:actuate="onLoad"/><draw:image xlink:href="./ObjectReplacements/Object 213" xlink:type="simple" xlink:show="embed" xlink:actuate="onLoad"/><svg:desc>formule</svg:desc></draw:frame></text:span></text:p>
      <text:p text:style-name="P64"><text:span text:style-name="_5f_Correction_5f_surligné">Arrondis au millième, </text:span><text:span text:style-name="_5f_Correction_5f_surligné"><draw:frame draw:style-name="fr4" draw:name="Objet199" text:anchor-type="as-char" svg:width="0.185cm" svg:height="0.39cm" draw:z-index="218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_5f_Correction_5f_surligné"><text:s/>et </text:span><text:span text:style-name="_5f_Correction_5f_surligné"><draw:frame draw:style-name="fr4" draw:name="Objet200" text:anchor-type="as-char" svg:width="0.187cm" svg:height="0.39cm" draw:z-index="219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_5f_Correction_5f_surligné"><text:s/>semble</text:span><text:span text:style-name="_5f_Correction_5f_surligné"><text:span text:style-name="T87">nt</text:span></text:span><text:span text:style-name="_5f_Correction_5f_surligné"> égaux.</text:span></text:p>
      <text:list xml:id="list151008402978687" text:continue-numbering="true" text:style-name="liste_5f_abc">
        <text:list-item>
          <text:p text:style-name="P90"><text:span text:style-name="_5f_pointillés_20_gris"><text:span text:style-name="T18">Donne des valeurs approchées de </text:span></text:span><text:span text:style-name="_5f_variables"><text:span text:style-name="T21">a</text:span></text:span><text:span text:style-name="_5f_pointillés_20_gris"><text:span text:style-name="T18"> et </text:span></text:span><text:span text:style-name="_5f_variables"><text:span text:style-name="T22">b</text:span></text:span><text:span text:style-name="_5f_pointillés_20_gris"><text:span text:style-name="T18"> qui permettent de les comparer. Compare </text:span></text:span><text:span text:style-name="_5f_variables"><text:span text:style-name="T21">a</text:span></text:span><text:span text:style-name="_5f_pointillés_20_gris"><text:span text:style-name="T18"> et </text:span></text:span><text:span text:style-name="_5f_variables"><text:span text:style-name="T22">b</text:span></text:span><text:span text:style-name="_5f_pointillés_20_gris"><text:span text:style-name="T18">.</text:span></text:span></text:p>
        </text:list-item>
      </text:list>
      <text:p text:style-name="P39"><text:span text:style-name="_5f_pointillés_20_gris"><text:span text:style-name="T84"><draw:frame draw:style-name="fr4" draw:name="Objet201" text:anchor-type="as-char" svg:width="2.976cm" svg:height="0.87cm" draw:z-index="220"><draw:object xlink:href="./Object 216" xlink:type="simple" xlink:show="embed" xlink:actuate="onLoad"/><draw:image xlink:href="./ObjectReplacements/Object 216" xlink:type="simple" xlink:show="embed" xlink:actuate="onLoad"/><svg:desc>formule</svg:desc></draw:frame></text:span></text:span><text:span text:style-name="_5f_pointillés_20_gris"><text:span text:style-name="T71"><text:s/></text:span></text:span><text:span text:style-name="_5f_pointillés_20_gris"><text:span text:style-name="T31">et</text:span></text:span><text:span text:style-name="_5f_pointillés_20_gris"><text:span text:style-name="T33"> </text:span></text:span><text:span text:style-name="_5f_pointillés_20_gris"><text:span text:style-name="T84"><draw:frame draw:style-name="fr4" draw:name="Objet202" text:anchor-type="as-char" svg:width="2.976cm" svg:height="0.87cm" draw:z-index="222"><draw:object xlink:href="./Object 217" xlink:type="simple" xlink:show="embed" xlink:actuate="onLoad"/><draw:image xlink:href="./ObjectReplacements/Object 217" xlink:type="simple" xlink:show="embed" xlink:actuate="onLoad"/><svg:desc>formule</svg:desc></draw:frame></text:span></text:span></text:p>
      <text:p text:style-name="P64"><text:span text:style-name="_5f_Correction_5f_surligné"><text:span text:style-name="T67">Arrondis au milli</text:span></text:span><text:span text:style-name="_5f_Correction_5f_surligné"><text:span text:style-name="T85">onième, on constate que :</text:span></text:span><text:span text:style-name="_5f_Correction_5f_surligné"><text:span text:style-name="T67"> </text:span></text:span><text:span text:style-name="_5f_Correction_5f_surligné"><text:span text:style-name="T67"><draw:frame draw:style-name="fr4" draw:name="Objet203" text:anchor-type="as-char" svg:width="0.185cm" svg:height="0.39cm" draw:z-index="223"><draw:object xlink:href="./Object 218" xlink:type="simple" xlink:show="embed" xlink:actuate="onLoad"/><draw:image xlink:href="./ObjectReplacements/Object 218" xlink:type="simple" xlink:show="embed" xlink:actuate="onLoad"/><svg:desc>formule</svg:desc></draw:frame></text:span></text:span><text:span text:style-name="_5f_Correction_5f_surligné"><text:span text:style-name="T67"><text:s/>&lt; </text:span></text:span><text:span text:style-name="_5f_Correction_5f_surligné"><text:span text:style-name="T67"><draw:frame draw:style-name="fr4" draw:name="Objet204" text:anchor-type="as-char" svg:width="0.187cm" svg:height="0.39cm" draw:z-index="224"><draw:object xlink:href="./Object 219" xlink:type="simple" xlink:show="embed" xlink:actuate="onLoad"/><draw:image xlink:href="./ObjectReplacements/Object 219" xlink:type="simple" xlink:show="embed" xlink:actuate="onLoad"/><svg:desc>formule</svg:desc></draw:frame></text:span></text:span><text:span text:style-name="_5f_Correction_5f_surligné"><text:span text:style-name="T67"><text:s/>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OpenSymbol3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style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20_corrigé" style:display-name="_Paragraphe corrigé" style:family="paragraph" style:parent-style-name="_5f_Paragraphe_20_livret_20_">
      <loext:graphic-properties draw:fill="solid" draw:fill-color="#ffff00" draw:opacity="100%"/>
      <style:paragraph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Titre_20_d_27_exercice" style:display-name="Titre d'exercice" style:family="text">
      <style:text-properties style:font-name="Bitstream Vera Sans4" fo:font-family="'Bitstream Vera Sans'" style:font-style-name="Gras" style:font-family-generic="swiss" style:font-pitch="variable" style:text-underline-style="solid" style:text-underline-width="auto" style:text-underline-color="font-color" fo:font-weight="bold"/>
    </style:style>
    <style:style style:name="Zeichenformat" style:family="text"/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loext:opacity="0%" style:font-name="Bitstream Vera Sans1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2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3pt" style:font-size-asian="4pt" style:font-size-complex="4pt"/>
    </style:style>
    <style:style style:name="MP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6" style:family="paragraph" style:parent-style-name="_5f_Pied_20_de_20_page">
      <style:paragraph-properties fo:text-align="end" style:justify-single-word="false"/>
    </style:style>
    <style:style style:name="M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Standard">
      <style:text-properties fo:font-size="2pt" style:font-size-asian="2pt" style:font-size-complex="2pt"/>
    </style:style>
    <style:style style:name="MP14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Standard">
      <style:text-properties fo:font-size="6pt" style:font-size-asian="6pt" style:font-size-complex="6pt"/>
    </style:style>
    <style:style style:name="M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_5f_En-tête">
      <style:text-properties officeooo:rsid="0013441a" officeooo:paragraph-rsid="00099a95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19fee0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5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format_20_Site" style:display-name="_Fiche format Site" style:page-layout-name="Mpm4">
      <style:header>
        <text:p text:style-name="MP3"/>
        <text:p text:style-name="MP4"><text:span text:style-name="MT1">Chapitre N3 :</text:span> <text:span text:style-name="MT2">Nombres fractions</text:span></text:p>
        <text:p text:style-name="MP5">Série 2 : Fractions et partage <text:s text:c="75"/></text:p>
      </style:header>
    </style:master-page>
    <style:master-page style:name="Endnote" style:page-layout-name="Mpm5"/>
    <style:master-page style:name="HTML" style:page-layout-name="Mpm6"/>
    <style:master-page style:name="_5f_Fiche_20_éditeur_20__20__28_une_20_colonne_29__20__20_impaire_20__28_D_29_" style:display-name="_Fiche éditeur  (une colonne)  impaire (D)" style:page-layout-name="Mpm7" style:next-style-name="_5f_Fiche_20_éditeur_20_paire_20__28_G_29_">
      <style:header>
        <text:p text:style-name="_5f_En-tête">Série 1 : Définir et nommer un angle</text:p>
      </style:header>
      <style:footer>
        <text:h text:style-name="MP6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8" style:next-style-name="_5f_Fiche_20_éditeur_20__20__28_une_20_colonne_29__20_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... : Chapitre ? </text:p>
      </style:footer>
    </style:master-page>
    <style:master-page style:name="Right_20_Page" style:display-name="Right Page" style:page-layout-name="Mpm9"/>
    <style:master-page style:name="Left_20_Page" style:display-name="Left Page" style:page-layout-name="Mpm10" style:next-style-name="Right_20_Page"/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7"><text:span text:style-name="MT3">Série 1 :</text:span> <text:span text:style-name="MT3">???</text:span></text:p>
      </style:header>
      <style:footer>
        <text:p text:style-name="MP9">Chapitre ? : ...</text:p>
      </style:footer>
      <style:footer-left>
        <text:p text:style-name="MP10">Série 1 :<text:tab/><text:tab/> <text:s text:c="43"/>Chapitre G? : ...</text:p>
      </style:footer-left>
    </style:master-page>
    <style:master-page style:name="_5f_Fiche_20_éditeur_20_série_20_1_20_paire_20__28_G_29_" style:display-name="_Fiche éditeur série 1 paire (G)" style:page-layout-name="Mpm12" style:next-style-name="_5f_Fiche_20_éditeur_20_série_20_1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Chapitre ? : ...</text:p>
      </style:footer>
    </style:master-page>
    <style:master-page style:name="_5f_Fiche_20_éditeur_20_série_20_2_20_paire_20__28_G_29_" style:display-name="_Fiche éditeur série 2 paire (G)" style:page-layout-name="Mpm13" style:next-style-name="_5f_Fiche_20_éditeur_20_série_20_2_20_impaire_20__28_D_29_">
      <style:header>
        <text:p text:style-name="MP11">Série 2: Multiplier deux nombres relatifs</text:p>
      </style:header>
      <style:footer>
        <text:h text:style-name="MP12" text:outline-level="1">Chapitre A2: Nombres relatifs</text:h>
      </style:footer>
    </style:master-page>
    <style:master-page style:name="_5f_Fiche_20_du_20_livret_20_pair" style:display-name="_Fiche du livret pair" style:page-layout-name="Mpm1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13"/>
      </style:header>
    </style:master-page>
    <style:master-page style:name="_5f_Fiche_20_éditeur_20_série_20_2_20_impaire_20__28_D_29_" style:display-name="_Fiche éditeur série 2 impaire (D)" style:page-layout-name="Mpm15" style:next-style-name="_5f_Fiche_20_éditeur_20_série_20_2_20_paire_20__28_G_29_">
      <style:header>
        <text:p text:style-name="MP7"><text:span text:style-name="MT3">Série 2 :</text:span> <text:span text:style-name="MT3">???</text:span></text:p>
      </style:header>
      <style:footer>
        <text:p text:style-name="MP9">Chapitre <text:span text:style-name="MT4">? : ...</text:span></text:p>
      </style:footer>
      <style:footer-left>
        <text:p text:style-name="MP10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5" style:next-style-name="_5f_Fiche_20_éditeur_20_série_20_3_20_paire_20__28_G_29_">
      <style:header>
        <text:p text:style-name="MP7"><text:span text:style-name="MT3">Série 3 :</text:span> <text:span text:style-name="MT3">???</text:span></text:p>
      </style:header>
      <style:footer>
        <text:p text:style-name="MP9">Chapitre ? : ...</text:p>
      </style:footer>
      <style:footer-left>
        <text:p text:style-name="MP14"/>
      </style:footer-left>
    </style:master-page>
    <style:master-page style:name="_5f_Fiche_20_éditeur_20_série_20_4_20_impaire_20__28_D_29_" style:display-name="_Fiche éditeur série 4 impaire (D)" style:page-layout-name="Mpm16" style:next-style-name="_5f_Fiche_20_éditeur_20_série_20_4_20_paire_20__28_G_29_">
      <style:header>
        <text:p text:style-name="MP15">Série 4 : ???</text:p>
      </style:header>
      <style:footer>
        <text:p text:style-name="MP16">Chapitre ? : ...</text:p>
      </style:footer>
      <style:footer-left>
        <text:p text:style-name="MP14"/>
      </style:footer-left>
    </style:master-page>
    <style:master-page style:name="_5f_Fiche_20_éditeur_20_synthèse_20_impaire_20__28_D_29_" style:display-name="_Fiche éditeur synthèse impaire (D)" style:page-layout-name="Mpm16" style:next-style-name="_5f_Fiche_20_éditeur_20_synthèse_20_paire_20__28_G_29_">
      <style:header>
        <text:p text:style-name="MP15">Synthèse</text:p>
      </style:header>
      <style:footer>
        <text:p text:style-name="MP9">Chapitre ? : ...</text:p>
      </style:footer>
      <style:footer-left>
        <text:p text:style-name="MP17"/>
      </style:footer-left>
    </style:master-page>
    <style:master-page style:name="_5f_Fiche_20_éditeur_20_série_20_3_20_paire_20__28_G_29_" style:display-name="_Fiche éditeur série 3 paire (G)" style:page-layout-name="Mpm13" style:next-style-name="_5f_Fiche_20_éditeur_20_série_20_3_20_impaire_20__28_D_29_">
      <style:header>
        <text:p text:style-name="MP15">Série 3 : ???</text:p>
      </style:header>
      <style:footer>
        <text:p text:style-name="MP18">Chapitre ? : ...</text:p>
      </style:footer>
    </style:master-page>
    <style:master-page style:name="_5f_Fiche_20_éditeur_20_série_20_4_20_paire_20__28_G_29_" style:display-name="_Fiche éditeur série 4 paire (G)" style:page-layout-name="Mpm13" style:next-style-name="_5f_Fiche_20_éditeur_20_série_20_4_20_impaire_20__28_D_29_">
      <style:header>
        <text:p text:style-name="MP15">Série 4 : ???</text:p>
      </style:header>
      <style:footer>
        <text:p text:style-name="MP18">Chapitre ? : ...</text:p>
      </style:footer>
    </style:master-page>
    <style:master-page style:name="_5f_Fiche_20_éditeur_20_synthèse_20_paire_20__28_G_29_" style:display-name="_Fiche éditeur synthèse paire (G)" style:page-layout-name="Mpm13" style:next-style-name="_5f_Fiche_20_éditeur_20_synthèse_20_impaire_20__28_D_29_">
      <style:header>
        <text:p text:style-name="MP15">Synthèse</text:p>
      </style:header>
      <style:footer>
        <text:p text:style-name="MP8">Chapitre ? : ...</text:p>
      </style:footer>
    </style:master-page>
    <style:master-page style:name="_5f_Fiche_20_du_20_livret_20_Génération_20_5" style:display-name="_Fiche du livret Génération 5" style:page-layout-name="Mpm17">
      <style:header>
        <text:p text:style-name="MP19"><text:tab/><text:tab/><text:tab/><text:tab/><text:tab/><text:tab/></text:p>
        <text:p text:style-name="MP19"/>
      </style:header>
      <style:footer>
        <text:p text:style-name="MP20">Chapitre G? :<text:tab/><text:tab/> <text:s text:c="93"/>Série ? :</text:p>
      </style:footer>
      <style:footer-left>
        <text:p text:style-name="MP21">Série ? :<text:tab/><text:tab/> <text:s text:c="92"/>Chapitre G? :</text:p>
      </style:footer-left>
    </style:master-page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5</text:span></text:p></draw:text-box></draw:frame><draw:line text:anchor-type="char" draw:z-index="51" draw:name="Forme3" draw:style-name="Mgr3" draw:text-style-name="MP24" svg:x1="19.205cm" svg:y1="0.36cm" svg:x2="20.496cm" svg:y2="0.36cm"><text:p/></draw:line>Comparer deux nombres en écriture fractionnaire</text:p>
      </style:header>
      <style:footer>
        <text:p text:style-name="MP26"><draw:frame draw:style-name="Mfr1" draw:name="Cadre11" text:anchor-type="paragraph" svg:y="-0.06cm" draw:z-index="8"><draw:text-box fo:min-height="0.499cm" fo:min-width="3cm"><draw:frame draw:style-name="Mfr2" draw:name="Cadre2" text:anchor-type="frame" svg:x="0.45cm" svg:y="0.079cm" svg:width="0.817cm" draw:z-index="25"><draw:text-box fo:min-height="0.355cm"><text:p text:style-name="MP27"><draw:g text:anchor-type="paragraph" draw:z-index="55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30</text:page-number></text:p></draw:text-box></draw:frame><text:p text:style-name="MP29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3T15:10:05.741000000</dc:date>
    <meta:editing-duration>P1DT15H2M46S</meta:editing-duration>
    <meta:editing-cycles>101</meta:editing-cycles>
    <meta:generator>LibreOffice/7.1.1.2$Windows_X86_64 LibreOffice_project/fe0b08f4af1bacafe4c7ecc87ce55bb426164676</meta:generator>
    <dc:title>A3_5 série 4</dc:title>
    <dc:subject>Comparer</dc:subject>
    <meta:document-statistic meta:table-count="4" meta:image-count="0" meta:object-count="219" meta:page-count="3" meta:paragraph-count="166" meta:word-count="640" meta:character-count="3347" meta:non-whitespace-character-count="2261"/>
  </office:meta>
</office:document-meta>
</file>

<file path=Object 1/content.xml><?xml version="1.0" encoding="utf-8"?>
<math xmlns="http://www.w3.org/1998/Math/MathML" display="block">
  <semantics>
    <mfrac>
      <mn>6</mn>
      <mn>20</mn>
    </mfrac>
    <annotation encoding="StarMath 5.0">{6} over {20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4</math:mn>
    </math:mfrac>
    <math:annotation math:encoding="StarMath 5.0">{9} over {4}
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3</math:mn>
    </math:mfrac>
    <math:annotation math:encoding="StarMath 5.0">{4}over {3}</math:annotation>
  </math:semantics>
</math:math>
</file>

<file path=Object 101/content.xml><?xml version="1.0" encoding="utf-8"?>
<math xmlns="http://www.w3.org/1998/Math/MathML" display="block">
  <semantics>
    <mfrac>
      <mn>14</mn>
      <mn>13</mn>
    </mfrac>
    <annotation encoding="StarMath 5.0">{{14}} over {{13}}</annotation>
  </semantics>
</math>
</file>

<file path=Object 102/content.xml><?xml version="1.0" encoding="utf-8"?>
<math xmlns="http://www.w3.org/1998/Math/MathML" display="block">
  <semantics>
    <mfrac>
      <mn>12</mn>
      <mn>13</mn>
    </mfrac>
    <annotation encoding="StarMath 5.0">{{12}} over {{13}}</annotation>
  </semantics>
</math>
</file>

<file path=Object 103/content.xml><?xml version="1.0" encoding="utf-8"?>
<math xmlns="http://www.w3.org/1998/Math/MathML" display="block">
  <semantics>
    <mfrac>
      <mn>52</mn>
      <mn>6</mn>
    </mfrac>
    <annotation encoding="StarMath 5.0">{52}over{6}</annotation>
  </semantics>
</math>
</file>

<file path=Object 104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2</math:mn>
    </math:mfrac>
    <math:annotation math:encoding="StarMath 5.0">{3}over {12}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24</math:mn>
    </math:mfrac>
    <math:annotation math:encoding="StarMath 5.0">{8}over {24}</math:annotation>
  </math:semantics>
</math:math>
</file>

<file path=Object 106/content.xml><?xml version="1.0" encoding="utf-8"?>
<math xmlns="http://www.w3.org/1998/Math/MathML" display="block">
  <semantics>
    <mfrac>
      <mstyle mathcolor="red">
        <mn>16</mn>
      </mstyle>
      <mn>24</mn>
    </mfrac>
    <annotation encoding="StarMath 5.0">color red {16}over {24}</annotation>
  </semantics>
</math>
</file>

<file path=Object 107/content.xml><?xml version="1.0" encoding="utf-8"?>
<math xmlns="http://www.w3.org/1998/Math/MathML" display="block">
  <semantics>
    <mrow>
      <mfrac>
        <mn>6</mn>
        <mn>24</mn>
      </mfrac>
      <mrow>
        <mspace width="2em"/>
        <mo stretchy="false">&lt;</mo>
        <mspace width="2em"/>
      </mrow>
      <mfrac>
        <mn>8</mn>
        <mn>24</mn>
      </mfrac>
      <mrow>
        <mspace width="2em"/>
        <mo stretchy="false">&lt;</mo>
        <mspace width="2em"/>
      </mrow>
      <mfrac>
        <mn>12</mn>
        <mn>24</mn>
      </mfrac>
      <mrow>
        <mspace width="2em"/>
        <mo stretchy="false">&lt;</mo>
        <mspace width="2em"/>
      </mrow>
      <mfrac>
        <mn>16</mn>
        <mn>24</mn>
      </mfrac>
      <mrow>
        <mspace width="2em"/>
        <mo stretchy="false">&lt;</mo>
        <mspace width="2em"/>
      </mrow>
      <mfrac>
        <mn>32</mn>
        <mn>24</mn>
      </mfrac>
    </mrow>
    <annotation encoding="StarMath 5.0">{6} over {24}   ~&lt;~   {8} over {24}   ~&lt;~   {12} over {24}   ~&lt;~  {16} over {24}   ~&lt;~   {32} over {24}</annotation>
  </semantics>
</math>
</file>

<file path=Object 108/content.xml><?xml version="1.0" encoding="utf-8"?>
<math xmlns="http://www.w3.org/1998/Math/MathML" display="block">
  <semantics>
    <mfrac>
      <mstyle mathcolor="red">
        <mn>32</mn>
      </mstyle>
      <mn>24</mn>
    </mfrac>
    <annotation encoding="StarMath 5.0">color red {32}over {24}</annotation>
  </semantics>
</math>
</file>

<file path=Object 109/content.xml><?xml version="1.0" encoding="utf-8"?>
<math xmlns="http://www.w3.org/1998/Math/MathML" display="block">
  <semantics>
    <mfrac>
      <mstyle mathcolor="red">
        <mn>6</mn>
      </mstyle>
      <mn>24</mn>
    </mfrac>
    <annotation encoding="StarMath 5.0">color red {6}over {24}</annotation>
  </semantics>
</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2</math:mn>
    </math:mfrac>
    <math:annotation math:encoding="StarMath 5.0">{6}over {2}

</math:annotation>
  </math:semantics>
</math:math>
</file>

<file path=Object 110/content.xml><?xml version="1.0" encoding="utf-8"?>
<math xmlns="http://www.w3.org/1998/Math/MathML" display="block">
  <semantics>
    <mfrac>
      <mn>74</mn>
      <mn>7</mn>
    </mfrac>
    <annotation encoding="StarMath 5.0">{74}over{7}</annotation>
  </semantics>
</math>
</file>

<file path=Object 111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112/content.xml><?xml version="1.0" encoding="utf-8"?>
<!DOCTYPE math  PUBLIC '-//OpenOffice.org//DTD Modified W3C MathML 1.01//EN'  'math.dtd'>
<math:math xmlns:math="http://www.w3.org/1998/Math/MathML">
  <math:semantics>
    <math:mfrac>
      <math:mn>12,01</math:mn>
      <math:mn>17</math:mn>
    </math:mfrac>
    <math:annotation math:encoding="StarMath 5.0">{{{12,01}}} over {{17}}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frac>
      <math:mn>11,99</math:mn>
      <math:mn>17</math:mn>
    </math:mfrac>
    <math:annotation math:encoding="StarMath 5.0">{{{11,99}}} over {{17}}</math:annotation>
  </math:semantics>
</math:math>
</file>

<file path=Object 114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115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17</math:mn>
    </math:mfrac>
    <math:annotation math:encoding="StarMath 5.0">{{13}} over {{17}}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frac>
      <math:mn>18</math:mn>
      <math:mn>17</math:mn>
    </math:mfrac>
    <math:annotation math:encoding="StarMath 5.0">{{18}} over {{17}}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frac>
      <math:mn>25</math:mn>
      <math:mn>17</math:mn>
    </math:mfrac>
    <math:annotation math:encoding="StarMath 5.0">{{25}} over {{17}}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frac>
      <math:mrow>
        <math:mn>2</math:mn>
        <math:mi>,</math:mi>
        <math:mn>7</math:mn>
      </math:mrow>
      <math:mn>17</math:mn>
    </math:mfrac>
    <math:annotation math:encoding="StarMath 5.0">{{{2},{7}}} over {{17}}</math:annotation>
  </math:semantics>
</math:math>
</file>

<file path=Object 119/content.xml><?xml version="1.0" encoding="utf-8"?>
<math xmlns="http://www.w3.org/1998/Math/MathML" display="block">
  <semantics>
    <mfrac>
      <mstyle mathcolor="red">
        <mn>8</mn>
      </mstyle>
      <mn>24</mn>
    </mfrac>
    <annotation encoding="StarMath 5.0">color red {8}over {24}</annotation>
  </semantics>
</math>
</file>

<file path=Object 12/content.xml><?xml version="1.0" encoding="utf-8"?>
<math xmlns="http://www.w3.org/1998/Math/MathML" display="block">
  <semantics>
    <mfrac>
      <mn>128</mn>
      <mn>157</mn>
    </mfrac>
    <annotation encoding="StarMath 5.0">{{128}} over {{157}}</annotation>
  </semantics>
</math>
</file>

<file path=Object 120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7</math:mn>
    </math:mfrac>
    <math:annotation math:encoding="StarMath 5.0">{{28}} over {{17}}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17</math:mn>
    </math:mfrac>
    <math:annotation math:encoding="StarMath 5.0">{{30}} over {{17}}</math:annotation>
  </math:semantics>
</math:math>
</file>

<file path=Object 122/content.xml><?xml version="1.0" encoding="utf-8"?>
<math xmlns="http://www.w3.org/1998/Math/MathML" display="block">
  <semantics>
    <mfrac>
      <mn>28</mn>
      <mn>20</mn>
    </mfrac>
    <annotation encoding="StarMath 5.0">{{28}} over {{20}}</annotation>
  </semantics>
</math>
</file>

<file path=Object 123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9</math:mn>
    </math:mfrac>
    <math:annotation math:encoding="StarMath 5.0">{{28}} over {{19}}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21</math:mn>
    </math:mfrac>
    <math:annotation math:encoding="StarMath 5.0">{{28}} over {{21}}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4</math:mn>
    </math:mfrac>
    <math:annotation math:encoding="StarMath 5.0">{{28}} over {{14}}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1</math:mn>
    </math:mfrac>
    <math:annotation math:encoding="StarMath 5.0">{{28}} over {{11}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9</math:mn>
    </math:mfrac>
    <math:annotation math:encoding="StarMath 5.0">{{28}} over {{9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5</math:mn>
    </math:mfrac>
    <math:annotation math:encoding="StarMath 5.0">{{28}} over {{5}}</math:annotation>
  </math:semantics>
</math:math>
</file>

<file path=Object 129/content.xml><?xml version="1.0" encoding="utf-8"?>
<math xmlns="http://www.w3.org/1998/Math/MathML" display="block">
  <semantics>
    <mfrac>
      <mn>1,2</mn>
      <mn>13</mn>
    </mfrac>
    <annotation encoding="StarMath 5.0">{{{1,2}}} over {{13}}</annotation>
  </semantics>
</math>
</file>

<file path=Object 13/content.xml><?xml version="1.0" encoding="utf-8"?>
<math xmlns="http://www.w3.org/1998/Math/MathML" display="block">
  <semantics>
    <mfrac>
      <mn>172</mn>
      <mn>113</mn>
    </mfrac>
    <annotation encoding="StarMath 5.0">{{172}} over {{113}}</annotation>
  </semantics>
</math>
</file>

<file path=Object 130/content.xml><?xml version="1.0" encoding="utf-8"?>
<math xmlns="http://www.w3.org/1998/Math/MathML" display="block">
  <semantics>
    <mfrac>
      <mn>4,5</mn>
      <mn>13</mn>
    </mfrac>
    <annotation encoding="StarMath 5.0">{{{4,5}}} over {{13}}</annotation>
  </semantics>
</math>
</file>

<file path=Object 131/content.xml><?xml version="1.0" encoding="utf-8"?>
<math xmlns="http://www.w3.org/1998/Math/MathML" display="block">
  <semantics>
    <mfrac>
      <mn>1,7</mn>
      <mn>13</mn>
    </mfrac>
    <annotation encoding="StarMath 5.0">{{{1,7}}} over {{13}}</annotation>
  </semantics>
</math>
</file>

<file path=Object 132/content.xml><?xml version="1.0" encoding="utf-8"?>
<math xmlns="http://www.w3.org/1998/Math/MathML" display="block">
  <semantics>
    <mfrac>
      <mn>4,52</mn>
      <mn>13</mn>
    </mfrac>
    <annotation encoding="StarMath 5.0">{{{4,52}}} over {{13}}</annotation>
  </semantics>
</math>
</file>

<file path=Object 133/content.xml><?xml version="1.0" encoding="utf-8"?>
<math xmlns="http://www.w3.org/1998/Math/MathML" display="block">
  <semantics>
    <mfrac>
      <mn>4</mn>
      <mn>13</mn>
    </mfrac>
    <annotation encoding="StarMath 5.0">{{4}} over {{13}}</annotation>
  </semantics>
</math>
</file>

<file path=Object 134/content.xml><?xml version="1.0" encoding="utf-8"?>
<math xmlns="http://www.w3.org/1998/Math/MathML" display="block">
  <semantics>
    <mfrac>
      <mn>12</mn>
      <mn>17</mn>
    </mfrac>
    <annotation encoding="StarMath 5.0">{{12}} over {{17}}</annotation>
  </semantics>
</math>
</file>

<file path=Object 135/content.xml><?xml version="1.0" encoding="utf-8"?>
<math xmlns="http://www.w3.org/1998/Math/MathML" display="block">
  <semantics>
    <mfrac>
      <mn>7</mn>
      <mn>5</mn>
    </mfrac>
    <annotation encoding="StarMath 5.0">{{7}} over {{5}}</annotation>
  </semantics>
</math>
</file>

<file path=Object 136/content.xml><?xml version="1.0" encoding="utf-8"?>
<math xmlns="http://www.w3.org/1998/Math/MathML" display="block">
  <semantics>
    <mfrac>
      <mn>8</mn>
      <mn>17</mn>
    </mfrac>
    <annotation encoding="StarMath 5.0">{{8}} over {{17}}</annotation>
  </semantics>
</math>
</file>

<file path=Object 137/content.xml><?xml version="1.0" encoding="utf-8"?>
<math xmlns="http://www.w3.org/1998/Math/MathML" display="block">
  <semantics>
    <mfrac>
      <mn>16</mn>
      <mn>17</mn>
    </mfrac>
    <annotation encoding="StarMath 5.0">{{16}} over {{17}}</annotation>
  </semantics>
</math>
</file>

<file path=Object 138/content.xml><?xml version="1.0" encoding="utf-8"?>
<math xmlns="http://www.w3.org/1998/Math/MathML" display="block">
  <semantics>
    <mfrac>
      <mn>12</mn>
      <mn>5</mn>
    </mfrac>
    <annotation encoding="StarMath 5.0">{{12}} over {{5}}</annotation>
  </semantics>
</math>
</file>

<file path=Object 139/content.xml><?xml version="1.0" encoding="utf-8"?>
<math xmlns="http://www.w3.org/1998/Math/MathML" display="block">
  <semantics>
    <mfrac>
      <mn>14</mn>
      <mn>5</mn>
    </mfrac>
    <annotation encoding="StarMath 5.0">{{14}} over {{5}}</annotation>
  </semantics>
</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n>154</math:mn>
      <math:mn>125</math:mn>
    </math:mfrac>
    <math:annotation math:encoding="StarMath 5.0">{154}over {125}
</math:annotation>
  </math:semantics>
</math:math>
</file>

<file path=Object 140/content.xml><?xml version="1.0" encoding="utf-8"?>
<math xmlns="http://www.w3.org/1998/Math/MathML" display="block">
  <semantics>
    <mfrac>
      <mn>5</mn>
      <mn>5</mn>
    </mfrac>
    <annotation encoding="StarMath 5.0">{{5}} over {{5}}</annotation>
  </semantics>
</math>
</file>

<file path=Object 141/content.xml><?xml version="1.0" encoding="utf-8"?>
<math xmlns="http://www.w3.org/1998/Math/MathML" display="block">
  <semantics>
    <mfrac>
      <mn>7</mn>
      <mn>17</mn>
    </mfrac>
    <annotation encoding="StarMath 5.0">{{7}} over {{17}}</annotation>
  </semantics>
</math>
</file>

<file path=Object 142/content.xml><?xml version="1.0" encoding="utf-8"?>
<!DOCTYPE math  PUBLIC '-//OpenOffice.org//DTD Modified W3C MathML 1.01//EN'  'math.dtd'>
<math:math xmlns:math="http://www.w3.org/1998/Math/MathML">
  <math:semantics>
    <math:mfrac>
      <math:mn>12,2</math:mn>
      <math:mn>17</math:mn>
    </math:mfrac>
    <math:annotation math:encoding="StarMath 5.0">{{{12,2}}} over {{17}}</math:annotation>
  </math:semantics>
</math:math>
</file>

<file path=Object 143/content.xml><?xml version="1.0" encoding="utf-8"?>
<math xmlns="http://www.w3.org/1998/Math/MathML" display="block">
  <semantics>
    <mfrac>
      <mn>11,099</mn>
      <mn>17</mn>
    </mfrac>
    <annotation encoding="StarMath 5.0">{{{11,099}}} over {{17}}</annotation>
  </semantics>
</math>
</file>

<file path=Object 144/content.xml><?xml version="1.0" encoding="utf-8"?>
<math xmlns="http://www.w3.org/1998/Math/MathML" display="block">
  <semantics>
    <mfrac>
      <mrow>
        <mn>4</mn>
        <mspace width="0.5em"/>
        <mn>512,376</mn>
      </mrow>
      <mrow>
        <mn>356</mn>
        <mspace width="0.5em"/>
        <mn>298</mn>
      </mrow>
    </mfrac>
    <annotation encoding="StarMath 5.0">{{{4`512,376}}} over {{{356`298}}}</annotation>
  </semantics>
</math>
</file>

<file path=Object 145/content.xml><?xml version="1.0" encoding="utf-8"?>
<!DOCTYPE math  PUBLIC '-//OpenOffice.org//DTD Modified W3C MathML 1.01//EN'  'math.dtd'>
<math:math xmlns:math="http://www.w3.org/1998/Math/MathML">
  <math:semantics>
    <math:mfrac>
      <math:mrow>
        <math:mn>388</math:mn>
        <math:mi/>
        <math:mn>542</math:mn>
      </math:mrow>
      <math:mn>4,523</math:mn>
    </math:mfrac>
    <math:annotation math:encoding="StarMath 5.0">{{{388`542}}} over {{{4,523}}}
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frac>
      <math:mn>128,56</math:mn>
      <math:mn>128,56</math:mn>
    </math:mfrac>
    <math:annotation math:encoding="StarMath 5.0">{{{128,56}}} over {{{128,56}}}</math:annotation>
  </math:semantics>
</math:math>
</file>

<file path=Object 147/content.xml><?xml version="1.0" encoding="utf-8"?>
<math xmlns="http://www.w3.org/1998/Math/MathML" display="block">
  <semantics>
    <mfrac>
      <mn>12</mn>
      <mn>18</mn>
    </mfrac>
    <annotation encoding="StarMath 5.0">{{12}} over {{18}}</annotation>
  </semantics>
</math>
</file>

<file path=Object 148/content.xml><?xml version="1.0" encoding="utf-8"?>
<math xmlns="http://www.w3.org/1998/Math/MathML" display="block">
  <semantics>
    <mfrac>
      <mn>7</mn>
      <mn>6</mn>
    </mfrac>
    <annotation encoding="StarMath 5.0">{{7}} over {{6}}</annotation>
  </semantics>
</math>
</file>

<file path=Object 149/content.xml><?xml version="1.0" encoding="utf-8"?>
<math xmlns="http://www.w3.org/1998/Math/MathML" display="block">
  <semantics>
    <mfrac>
      <mn>8</mn>
      <mn>18</mn>
    </mfrac>
    <annotation encoding="StarMath 5.0">{{8}} over {{18}}</annotation>
  </semantics>
</math>
</file>

<file path=Object 15/content.xml><?xml version="1.0" encoding="utf-8"?>
<math xmlns="http://www.w3.org/1998/Math/MathML" display="block">
  <semantics>
    <mfrac>
      <mn>9</mn>
      <mn>12</mn>
    </mfrac>
    <annotation encoding="StarMath 5.0">{9}over{12}</annotation>
  </semantics>
</math>
</file>

<file path=Object 150/content.xml><?xml version="1.0" encoding="utf-8"?>
<math xmlns="http://www.w3.org/1998/Math/MathML" display="block">
  <semantics>
    <mfrac>
      <mn>16</mn>
      <mn>18</mn>
    </mfrac>
    <annotation encoding="StarMath 5.0">{{16}} over {{18}}</annotation>
  </semantics>
</math>
</file>

<file path=Object 151/content.xml><?xml version="1.0" encoding="utf-8"?>
<math xmlns="http://www.w3.org/1998/Math/MathML" display="block">
  <semantics>
    <mfrac>
      <mn>12</mn>
      <mn>6</mn>
    </mfrac>
    <annotation encoding="StarMath 5.0">{12} over {6}</annotation>
  </semantics>
</math>
</file>

<file path=Object 152/content.xml><?xml version="1.0" encoding="utf-8"?>
<math xmlns="http://www.w3.org/1998/Math/MathML" display="block">
  <semantics>
    <mfrac>
      <mn>14</mn>
      <mn>6</mn>
    </mfrac>
    <annotation encoding="StarMath 5.0">{14} over {6}</annotation>
  </semantics>
</math>
</file>

<file path=Object 153/content.xml><?xml version="1.0" encoding="utf-8"?>
<math xmlns="http://www.w3.org/1998/Math/MathML" display="block">
  <semantics>
    <mfrac>
      <mn>5</mn>
      <mn>6</mn>
    </mfrac>
    <annotation encoding="StarMath 5.0">{{5}} over {{6}}</annotation>
  </semantics>
</math>
</file>

<file path=Object 154/content.xml><?xml version="1.0" encoding="utf-8"?>
<math xmlns="http://www.w3.org/1998/Math/MathML" display="block">
  <semantics>
    <mfrac>
      <mn>7</mn>
      <mn>18</mn>
    </mfrac>
    <annotation encoding="StarMath 5.0">{{7}} over {{18}}</annotation>
  </semantics>
</math>
</file>

<file path=Object 155/content.xml><?xml version="1.0" encoding="utf-8"?>
<math xmlns="http://www.w3.org/1998/Math/MathML" display="block">
  <semantics>
    <mfrac>
      <mn>5</mn>
      <mn>8</mn>
    </mfrac>
    <annotation encoding="StarMath 5.0">{{5}} over {{8}}</annotation>
  </semantics>
</math>
</file>

<file path=Object 156/content.xml><?xml version="1.0" encoding="utf-8"?>
<math xmlns="http://www.w3.org/1998/Math/MathML" display="block">
  <semantics>
    <mfrac>
      <mn>25</mn>
      <mn>9</mn>
    </mfrac>
    <annotation encoding="StarMath 5.0">{{25}} over {{9}}</annotation>
  </semantics>
</math>
</file>

<file path=Object 157/content.xml><?xml version="1.0" encoding="utf-8"?>
<math xmlns="http://www.w3.org/1998/Math/MathML" display="block">
  <semantics>
    <mfrac>
      <mn>5</mn>
      <mn>4</mn>
    </mfrac>
    <annotation encoding="StarMath 5.0">{{5}} over {{4}}</annotation>
  </semantics>
</math>
</file>

<file path=Object 158/content.xml><?xml version="1.0" encoding="utf-8"?>
<math xmlns="http://www.w3.org/1998/Math/MathML" display="block">
  <semantics>
    <mfrac>
      <mn>20</mn>
      <mn>3</mn>
    </mfrac>
    <annotation encoding="StarMath 5.0">{{20}} over {{3}}</annotation>
  </semantics>
</math>
</file>

<file path=Object 159/content.xml><?xml version="1.0" encoding="utf-8"?>
<math xmlns="http://www.w3.org/1998/Math/MathML" display="block">
  <semantics>
    <mfrac>
      <mn>9</mn>
      <mn>2</mn>
    </mfrac>
    <annotation encoding="StarMath 5.0">{{9}} over {{2}}</annotation>
  </semantics>
</math>
</file>

<file path=Object 16/content.xml><?xml version="1.0" encoding="utf-8"?>
<math xmlns="http://www.w3.org/1998/Math/MathML" display="block">
  <semantics>
    <mfrac>
      <mn>3</mn>
      <mn>2</mn>
    </mfrac>
    <annotation encoding="StarMath 5.0">{3}over{2}</annotation>
  </semantics>
</math>
</file>

<file path=Object 160/content.xml><?xml version="1.0" encoding="utf-8"?>
<math xmlns="http://www.w3.org/1998/Math/MathML" display="block">
  <semantics>
    <mfrac>
      <mn>25</mn>
      <mn>7</mn>
    </mfrac>
    <annotation encoding="StarMath 5.0">{{25}} over {{7}}</annotation>
  </semantics>
</math>
</file>

<file path=Object 161/content.xml><?xml version="1.0" encoding="utf-8"?>
<math xmlns="http://www.w3.org/1998/Math/MathML" display="block">
  <semantics>
    <mfrac>
      <mn>5</mn>
      <mn>8</mn>
    </mfrac>
    <annotation encoding="StarMath 5.0">{{5}} over {{8}}</annotation>
  </semantics>
</math>
</file>

<file path=Object 162/content.xml><?xml version="1.0" encoding="utf-8"?>
<math xmlns="http://www.w3.org/1998/Math/MathML" display="block">
  <semantics>
    <mfrac>
      <mn>5</mn>
      <mn>4</mn>
    </mfrac>
    <annotation encoding="StarMath 5.0">{{5}} over {{4}}</annotation>
  </semantics>
</math>
</file>

<file path=Object 163/content.xml><?xml version="1.0" encoding="utf-8"?>
<math xmlns="http://www.w3.org/1998/Math/MathML" display="block">
  <semantics>
    <mfrac>
      <mn>20</mn>
      <mn>3</mn>
    </mfrac>
    <annotation encoding="StarMath 5.0">{{20}} over {{3}}</annotation>
  </semantics>
</math>
</file>

<file path=Object 164/content.xml><?xml version="1.0" encoding="utf-8"?>
<math xmlns="http://www.w3.org/1998/Math/MathML" display="block">
  <semantics>
    <mfrac>
      <mn>25</mn>
      <mn>9</mn>
    </mfrac>
    <annotation encoding="StarMath 5.0">{{25}} over {{9}}</annotation>
  </semantics>
</math>
</file>

<file path=Object 165/content.xml><?xml version="1.0" encoding="utf-8"?>
<math xmlns="http://www.w3.org/1998/Math/MathML" display="block">
  <semantics>
    <mfrac>
      <mn>9</mn>
      <mn>4</mn>
    </mfrac>
    <annotation encoding="StarMath 5.0">{{9}} over {{4}}</annotation>
  </semantics>
</math>
</file>

<file path=Object 166/content.xml><?xml version="1.0" encoding="utf-8"?>
<math xmlns="http://www.w3.org/1998/Math/MathML" display="block">
  <semantics>
    <mfrac>
      <mn>4</mn>
      <mn>3</mn>
    </mfrac>
    <annotation encoding="StarMath 5.0">{{4}} over {{3}}</annotation>
  </semantics>
</math>
</file>

<file path=Object 167/content.xml><?xml version="1.0" encoding="utf-8"?>
<math xmlns="http://www.w3.org/1998/Math/MathML" display="block">
  <semantics>
    <mfrac>
      <mn>9</mn>
      <mn>2</mn>
    </mfrac>
    <annotation encoding="StarMath 5.0">{{9}} over {{2}}</annotation>
  </semantics>
</math>
</file>

<file path=Object 168/content.xml><?xml version="1.0" encoding="utf-8"?>
<math xmlns="http://www.w3.org/1998/Math/MathML" display="block">
  <semantics>
    <mfrac>
      <mn>25</mn>
      <mn>9</mn>
    </mfrac>
    <annotation encoding="StarMath 5.0">{{25}} over {{9}}</annotation>
  </semantics>
</math>
</file>

<file path=Object 169/content.xml><?xml version="1.0" encoding="utf-8"?>
<math xmlns="http://www.w3.org/1998/Math/MathML" display="block">
  <semantics>
    <mfrac>
      <mn>25</mn>
      <mn>7</mn>
    </mfrac>
    <annotation encoding="StarMath 5.0">{{25}} over {{7}}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158</math:mn>
      <math:mn>189</math:mn>
    </math:mfrac>
    <math:annotation math:encoding="StarMath 5.0">{158}over {189}
</math:annotation>
  </math:semantics>
</math:math>
</file>

<file path=Object 170/content.xml><?xml version="1.0" encoding="utf-8"?>
<math xmlns="http://www.w3.org/1998/Math/MathML" display="block">
  <semantics>
    <mfrac>
      <mn>25</mn>
      <mn>7</mn>
    </mfrac>
    <annotation encoding="StarMath 5.0">{{25}} over {{7}}</annotation>
  </semantics>
</math>
</file>

<file path=Object 171/content.xml><?xml version="1.0" encoding="utf-8"?>
<math xmlns="http://www.w3.org/1998/Math/MathML" display="block">
  <semantics>
    <mfrac>
      <mn>25</mn>
      <mn>3</mn>
    </mfrac>
    <annotation encoding="StarMath 5.0">{{25}} over {{3}}</annotation>
  </semantics>
</math>
</file>

<file path=Object 172/content.xml><?xml version="1.0" encoding="utf-8"?>
<math xmlns="http://www.w3.org/1998/Math/MathML" display="block">
  <semantics>
    <mfrac>
      <mn>17</mn>
      <mn>4</mn>
    </mfrac>
    <annotation encoding="StarMath 5.0">{{17}} over {{4}}</annotation>
  </semantics>
</math>
</file>

<file path=Object 173/content.xml><?xml version="1.0" encoding="utf-8"?>
<math xmlns="http://www.w3.org/1998/Math/MathML" display="block">
  <semantics>
    <mfrac>
      <mn>785</mn>
      <mn>100</mn>
    </mfrac>
    <annotation encoding="StarMath 5.0">{{785}} over {{100}}</annotation>
  </semantics>
</math>
</file>

<file path=Object 174/content.xml><?xml version="1.0" encoding="utf-8"?>
<math xmlns="http://www.w3.org/1998/Math/MathML" display="block">
  <semantics>
    <mfrac>
      <mrow>
        <mn>1</mn>
        <mspace width="0.5em"/>
        <mn>025</mn>
      </mrow>
      <mn>1000</mn>
    </mfrac>
    <annotation encoding="StarMath 5.0">{{1`025}} over {{1000}}</annotation>
  </semantics>
</math>
</file>

<file path=Object 175/content.xml><?xml version="1.0" encoding="utf-8"?>
<math xmlns="http://www.w3.org/1998/Math/MathML" display="block">
  <semantics>
    <mfrac>
      <mn>29</mn>
      <mn>11</mn>
    </mfrac>
    <annotation encoding="StarMath 5.0">{{29}} over {{11}}</annotation>
  </semantics>
</math>
</file>

<file path=Object 176/content.xml><?xml version="1.0" encoding="utf-8"?>
<math xmlns="http://www.w3.org/1998/Math/MathML" display="block">
  <semantics>
    <mfrac>
      <mn>40</mn>
      <mn>13</mn>
    </mfrac>
    <annotation encoding="StarMath 5.0">{{40}} over {{13}}</annotation>
  </semantics>
</math>
</file>

<file path=Object 177/content.xml><?xml version="1.0" encoding="utf-8"?>
<math xmlns="http://www.w3.org/1998/Math/MathML" display="block">
  <semantics>
    <mstyle mathsize="10pt">
      <mfrac>
        <mn>577</mn>
        <mn>408</mn>
      </mfrac>
    </mstyle>
    <annotation encoding="StarMath 5.0"> size 10{577 over 408}</annotation>
  </semantics>
</math>
</file>

<file path=Object 178/content.xml><?xml version="1.0" encoding="utf-8"?>
<math xmlns="http://www.w3.org/1998/Math/MathML" display="block">
  <semantics>
    <mrow>
      <mfrac>
        <mn>3</mn>
        <mn>12</mn>
      </mfrac>
      <mrow>
        <mspace width="2em"/>
        <mo stretchy="false">&lt;</mo>
        <mspace width="2em"/>
      </mrow>
      <mfrac>
        <mn>8</mn>
        <mn>24</mn>
      </mfrac>
      <mrow>
        <mspace width="2em"/>
        <mo stretchy="false">&lt;</mo>
        <mspace width="2em"/>
      </mrow>
      <mfrac>
        <mn>1</mn>
        <mn>2</mn>
      </mfrac>
      <mrow>
        <mspace width="2em"/>
        <mo stretchy="false">&lt;</mo>
        <mspace width="2em"/>
      </mrow>
      <mfrac>
        <mn>4</mn>
        <mn>6</mn>
      </mfrac>
      <mrow>
        <mspace width="2em"/>
        <mo stretchy="false">&lt;</mo>
        <mspace width="2em"/>
      </mrow>
      <mfrac>
        <mn>4</mn>
        <mn>3</mn>
      </mfrac>
    </mrow>
    <annotation encoding="StarMath 5.0">{3} over {12}   ~&lt;~   {8} over {24}  ~&lt;~   {1} over {2}   ~&lt;~   {4} over {6}   ~&lt;~  {4} over {3}</annotation>
  </semantics>
</math>
</file>

<file path=Object 179/content.xml><?xml version="1.0" encoding="utf-8"?>
<math xmlns="http://www.w3.org/1998/Math/MathML" display="block">
  <semantics>
    <mrow>
      <mfrac>
        <mn>2</mn>
        <mn>3</mn>
      </mfrac>
      <mrow>
        <mspace width="2em"/>
        <mo stretchy="false">&lt;</mo>
        <mspace width="2em"/>
      </mrow>
      <mfrac>
        <mn>9</mn>
        <mn>12</mn>
      </mfrac>
    </mrow>
    <annotation encoding="StarMath 5.0">{2} over {3} ~&lt;~ {9} over {12}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678</math:mn>
      <math:mn>987</math:mn>
    </math:mfrac>
    <math:annotation math:encoding="StarMath 5.0">{678}over {987}
</math:annotation>
  </math:semantics>
</math:math>
</file>

<file path=Object 180/content.xml><?xml version="1.0" encoding="utf-8"?>
<math xmlns="http://www.w3.org/1998/Math/MathML" display="block">
  <semantics>
    <mrow>
      <mfrac>
        <mn>2</mn>
        <mn>3</mn>
      </mfrac>
      <mrow>
        <mspace width="0.5em"/>
        <mo stretchy="false">=</mo>
        <mspace width="0.5em"/>
      </mrow>
      <mfrac>
        <mrow>
          <mn>2</mn>
          <mi>×</mi>
          <mn>4</mn>
        </mrow>
        <mrow>
          <mn>3</mn>
          <mi>×</mi>
          <mn>4</mn>
        </mrow>
      </mfrac>
      <mrow>
        <mspace width="0.5em"/>
        <mo stretchy="false">=</mo>
        <mspace width="0.5em"/>
      </mrow>
      <mfrac>
        <mn>8</mn>
        <mn>12</mn>
      </mfrac>
    </mrow>
    <annotation encoding="StarMath 5.0">{2} over {3} `=` {2×4} over {3×4}`=` {8} over {12}   </annotation>
  </semantics>
</math>
</file>

<file path=Object 181/content.xml><?xml version="1.0" encoding="utf-8"?>
<math xmlns="http://www.w3.org/1998/Math/MathML" display="block">
  <semantics>
    <mrow>
      <mfrac>
        <mn>24,2</mn>
        <mn>36</mn>
      </mfrac>
      <mrow>
        <mspace width="2em"/>
        <mo stretchy="false">&gt;</mo>
        <mspace width="2em"/>
      </mrow>
      <mfrac>
        <mn>6</mn>
        <mn>9</mn>
      </mfrac>
    </mrow>
    <annotation encoding="StarMath 5.0">{24,2} over {36} ~&gt;~ {6} over {9}</annotation>
  </semantics>
</math>
</file>

<file path=Object 182/content.xml><?xml version="1.0" encoding="utf-8"?>
<math xmlns="http://www.w3.org/1998/Math/MathML" display="block">
  <semantics>
    <mrow>
      <mfrac>
        <mn>6</mn>
        <mn>9</mn>
      </mfrac>
      <mrow>
        <mspace width="0.5em"/>
        <mo stretchy="false">=</mo>
        <mspace width="0.5em"/>
      </mrow>
      <mfrac>
        <mrow>
          <mn>6</mn>
          <mi>×</mi>
          <mn>4</mn>
        </mrow>
        <mrow>
          <mn>9</mn>
          <mi>×</mi>
          <mn>4</mn>
        </mrow>
      </mfrac>
      <mrow>
        <mspace width="0.5em"/>
        <mo stretchy="false">=</mo>
        <mspace width="0.5em"/>
      </mrow>
      <mfrac>
        <mn>24</mn>
        <mn>36</mn>
      </mfrac>
    </mrow>
    <annotation encoding="StarMath 5.0">{6} over {9} `=` {6×4} over {9×4} `=` {24} over {36} </annotation>
  </semantics>
</math>
</file>

<file path=Object 183/content.xml><?xml version="1.0" encoding="utf-8"?>
<math xmlns="http://www.w3.org/1998/Math/MathML" display="block">
  <semantics>
    <mrow>
      <mfrac>
        <mn>1</mn>
        <mn>5</mn>
      </mfrac>
      <mrow>
        <mspace width="2em"/>
        <mo stretchy="false">&gt;</mo>
        <mspace width="2em"/>
      </mrow>
      <mfrac>
        <mn>4</mn>
        <mn>25</mn>
      </mfrac>
    </mrow>
    <annotation encoding="StarMath 5.0">{1} over {5} ~&gt;~ {4} over {25}</annotation>
  </semantics>
</math>
</file>

<file path=Object 184/content.xml><?xml version="1.0" encoding="utf-8"?>
<math xmlns="http://www.w3.org/1998/Math/MathML" display="block">
  <semantics>
    <mrow>
      <mfrac>
        <mn>1</mn>
        <mn>5</mn>
      </mfrac>
      <mrow>
        <mspace width="0.5em"/>
        <mo stretchy="false">=</mo>
        <mspace width="0.5em"/>
      </mrow>
      <mfrac>
        <mrow>
          <mn>1</mn>
          <mi>×</mi>
          <mn>5</mn>
        </mrow>
        <mrow>
          <mn>5</mn>
          <mi>×</mi>
          <mn>5</mn>
        </mrow>
      </mfrac>
      <mrow>
        <mspace width="0.5em"/>
        <mo stretchy="false">=</mo>
        <mspace width="0.5em"/>
      </mrow>
      <mfrac>
        <mn>5</mn>
        <mn>25</mn>
      </mfrac>
    </mrow>
    <annotation encoding="StarMath 5.0">{1} over {5} `=` {1×5} over {5×5} `=` {5} over {25}  </annotation>
  </semantics>
</math>
</file>

<file path=Object 185/content.xml><?xml version="1.0" encoding="utf-8"?>
<math xmlns="http://www.w3.org/1998/Math/MathML" display="block">
  <semantics>
    <mrow>
      <mfrac>
        <mn>19</mn>
        <mn>7</mn>
      </mfrac>
      <mrow>
        <mspace width="2em"/>
        <mo stretchy="false">&lt;</mo>
        <mspace width="2em"/>
      </mrow>
      <mn>3</mn>
    </mrow>
    <annotation encoding="StarMath 5.0">{19} over {7} ~&lt;~ 3</annotation>
  </semantics>
</math>
</file>

<file path=Object 186/content.xml><?xml version="1.0" encoding="utf-8"?>
<math xmlns="http://www.w3.org/1998/Math/MathML" display="block">
  <semantics>
    <mrow>
      <mn>3</mn>
      <mrow>
        <mspace width="0.5em"/>
        <mo stretchy="false">=</mo>
        <mspace width="0.5em"/>
      </mrow>
      <mfrac>
        <mrow>
          <mn>3</mn>
          <mi>×</mi>
          <mn>7</mn>
        </mrow>
        <mrow>
          <mn>1</mn>
          <mi>×</mi>
          <mn>7</mn>
        </mrow>
      </mfrac>
      <mrow>
        <mspace width="0.5em"/>
        <mo stretchy="false">=</mo>
        <mspace width="0.5em"/>
      </mrow>
      <mfrac>
        <mn>21</mn>
        <mn>7</mn>
      </mfrac>
    </mrow>
    <annotation encoding="StarMath 5.0">3 `=` {3×7} over {1×7}`=` {21} over {7} </annotation>
  </semantics>
</math>
</file>

<file path=Object 187/content.xml><?xml version="1.0" encoding="utf-8"?>
<math xmlns="http://www.w3.org/1998/Math/MathML" display="block">
  <semantics>
    <mrow>
      <mfrac>
        <mn>5</mn>
        <mn>6</mn>
      </mfrac>
      <mrow>
        <mspace width="2em"/>
        <mo stretchy="false">&lt;</mo>
        <mspace width="2em"/>
      </mrow>
      <mfrac>
        <mn>9</mn>
        <mn>6</mn>
      </mfrac>
      <mrow>
        <mspace width="2em"/>
        <mo stretchy="false">&lt;</mo>
        <mspace width="2em"/>
      </mrow>
      <mfrac>
        <mn>10</mn>
        <mn>6</mn>
      </mfrac>
    </mrow>
    <annotation encoding="StarMath 5.0">{5} over {6}  ~&lt;~  {9} over {6}  ~&lt;~ {10} over {6}</annotation>
  </semantics>
</math>
</file>

<file path=Object 188/content.xml><?xml version="1.0" encoding="utf-8"?>
<math xmlns="http://www.w3.org/1998/Math/MathML" display="block">
  <semantics>
    <mrow>
      <mfrac>
        <mn>4</mn>
        <mn>3</mn>
      </mfrac>
      <mrow>
        <mspace width="2em"/>
        <mo stretchy="false">&lt;</mo>
        <mspace width="2em"/>
      </mrow>
      <mfrac>
        <mn>15</mn>
        <mn>3</mn>
      </mfrac>
      <mrow>
        <mspace width="2em"/>
        <mo stretchy="false">&lt;</mo>
        <mspace width="2em"/>
      </mrow>
      <mfrac>
        <mn>17</mn>
        <mn>3</mn>
      </mfrac>
    </mrow>
    <annotation encoding="StarMath 5.0">{4} over {3} ~&lt;~ {15} over {3} ~&lt;~ {17} over {3}</annotation>
  </semantics>
</math>
</file>

<file path=Object 189/content.xml><?xml version="1.0" encoding="utf-8"?>
<math xmlns="http://www.w3.org/1998/Math/MathML" display="block">
  <semantics>
    <mrow>
      <mfrac>
        <mn>3</mn>
        <mn>13</mn>
      </mfrac>
      <mrow>
        <mspace width="2em"/>
        <mo stretchy="false">&lt;</mo>
        <mspace width="2em"/>
      </mrow>
      <mfrac>
        <mn>5</mn>
        <mn>13</mn>
      </mfrac>
      <mrow>
        <mspace width="2em"/>
        <mo stretchy="false">&lt;</mo>
        <mspace width="2em"/>
      </mrow>
      <mfrac>
        <mn>7</mn>
        <mn>13</mn>
      </mfrac>
      <mrow>
        <mspace width="2em"/>
        <mo stretchy="false">&lt;</mo>
        <mspace width="2em"/>
      </mrow>
      <mfrac>
        <mn>12</mn>
        <mn>13</mn>
      </mfrac>
      <mrow>
        <mspace width="2em"/>
        <mo stretchy="false">&lt;</mo>
        <mspace width="2em"/>
      </mrow>
      <mfrac>
        <mn>14</mn>
        <mn>13</mn>
      </mfrac>
    </mrow>
    <annotation encoding="StarMath 5.0">{3} over {13} ~&lt;~ {5} over {13} ~&lt;~ {7} over {13} ~&lt;~ {12} over {13} ~&lt;~ {14} over {13}</annotation>
  </semantics>
</math>
</file>

<file path=Object 19/content.xml><?xml version="1.0" encoding="utf-8"?>
<math xmlns="http://www.w3.org/1998/Math/MathML" display="block">
  <semantics>
    <mfrac>
      <mn>998</mn>
      <mn>679</mn>
    </mfrac>
    <annotation encoding="StarMath 5.0">{998}over {679}
</annotation>
  </semantics>
</math>
</file>

<file path=Object 190/content.xml><?xml version="1.0" encoding="utf-8"?>
<math xmlns="http://www.w3.org/1998/Math/MathML" display="block">
  <semantics>
    <mrow>
      <mfrac>
        <mn>1,2</mn>
        <mn>13</mn>
      </mfrac>
      <mrow>
        <mspace width="2em"/>
        <mo stretchy="false">&lt;</mo>
        <mspace width="2em"/>
      </mrow>
      <mfrac>
        <mn>1,7</mn>
        <mn>13</mn>
      </mfrac>
      <mrow>
        <mspace width="2em"/>
        <mo stretchy="false">&lt;</mo>
        <mspace width="2em"/>
      </mrow>
      <mfrac>
        <mn>4</mn>
        <mn>13</mn>
      </mfrac>
      <mrow>
        <mspace width="2em"/>
        <mo stretchy="false">&lt;</mo>
        <mspace width="2em"/>
      </mrow>
      <mfrac>
        <mn>4,5</mn>
        <mn>13</mn>
      </mfrac>
      <mrow>
        <mspace width="2em"/>
        <mo stretchy="false">&lt;</mo>
        <mspace width="2em"/>
      </mrow>
      <mfrac>
        <mn>4,52</mn>
        <mn>13</mn>
      </mfrac>
    </mrow>
    <annotation encoding="StarMath 5.0">{1,2} over {13} ~&lt;~ {1,7} over {13} ~&lt;~ {4} over {13} ~&lt;~ {4,5} over {13} ~&lt;~ {4,52} over {13}</annotation>
  </semantics>
</math>
</file>

<file path=Object 191/content.xml><?xml version="1.0" encoding="utf-8"?>
<math xmlns="http://www.w3.org/1998/Math/MathML" display="block">
  <semantics>
    <mrow>
      <mfrac>
        <mn>37</mn>
        <mn>15</mn>
      </mfrac>
      <mrow>
        <mspace width="0.5em"/>
        <mo stretchy="false">&gt;</mo>
        <mspace width="0.5em"/>
      </mrow>
      <mfrac>
        <mn>17</mn>
        <mn>15</mn>
      </mfrac>
      <mrow>
        <mspace width="0.5em"/>
        <mo stretchy="false">&gt;</mo>
        <mspace width="0.5em"/>
      </mrow>
      <mfrac>
        <mn>12</mn>
        <mn>15</mn>
      </mfrac>
      <mrow>
        <mspace width="0.5em"/>
        <mo stretchy="false">&gt;</mo>
        <mspace width="0.5em"/>
      </mrow>
      <mfrac>
        <mn>7</mn>
        <mn>15</mn>
      </mfrac>
      <mrow>
        <mspace width="0.5em"/>
        <mo stretchy="false">&gt;</mo>
        <mspace width="0.5em"/>
      </mrow>
      <mfrac>
        <mn>2</mn>
        <mn>15</mn>
      </mfrac>
    </mrow>
    <annotation encoding="StarMath 5.0">{37} over {15} `&gt;` {17} over {15} `&gt;` {12} over {15} `&gt;` {7} over {15} `&gt;` {2} over {15}</annotation>
  </semantics>
</math>
</file>

<file path=Object 192/content.xml><?xml version="1.0" encoding="utf-8"?>
<math xmlns="http://www.w3.org/1998/Math/MathML" display="block">
  <semantics>
    <mrow>
      <mfrac>
        <mn>17,1</mn>
        <mn>15</mn>
      </mfrac>
      <mrow>
        <mspace width="0.5em"/>
        <mo stretchy="false">&gt;</mo>
        <mspace width="0.5em"/>
      </mrow>
      <mfrac>
        <mn>17,02</mn>
        <mn>15</mn>
      </mfrac>
      <mrow>
        <mspace width="0.5em"/>
        <mo stretchy="false">&gt;</mo>
        <mspace width="0.5em"/>
      </mrow>
      <mfrac>
        <mn>17,002</mn>
        <mn>15</mn>
      </mfrac>
      <mrow>
        <mspace width="0.5em"/>
        <mo stretchy="false">&gt;</mo>
        <mspace width="0.5em"/>
      </mrow>
      <mfrac>
        <mn>3,8</mn>
        <mn>15</mn>
      </mfrac>
      <mrow>
        <mspace width="0.5em"/>
        <mo stretchy="false">&gt;</mo>
        <mspace width="0.5em"/>
      </mrow>
      <mfrac>
        <mn>3,07</mn>
        <mn>15</mn>
      </mfrac>
    </mrow>
    <annotation encoding="StarMath 5.0">{17,1} over {15} `&gt;` {17,02} over {15} `&gt;` {17,002} over {15} `&gt;` {3,8} over {15} `&gt;` {3,07} over {15}</annotation>
  </semantics>
</math>
</file>

<file path=Object 193/content.xml><?xml version="1.0" encoding="utf-8"?>
<math xmlns="http://www.w3.org/1998/Math/MathML" display="block">
  <semantics>
    <mrow>
      <mfrac>
        <mn>14</mn>
        <mn>5</mn>
      </mfrac>
      <mrow>
        <mspace width="0.5em"/>
        <mo stretchy="false">&gt;</mo>
        <mspace width="0.5em"/>
      </mrow>
      <mfrac>
        <mn>12</mn>
        <mn>5</mn>
      </mfrac>
      <mrow>
        <mspace width="0.5em"/>
        <mo stretchy="false">&gt;</mo>
        <mspace width="0.5em"/>
      </mrow>
      <mfrac>
        <mn>7</mn>
        <mn>5</mn>
      </mfrac>
      <mrow>
        <mspace width="0.5em"/>
        <mo stretchy="false">&gt;</mo>
        <mspace width="0.5em"/>
      </mrow>
      <mfrac>
        <mn>5</mn>
        <mn>5</mn>
      </mfrac>
      <mrow>
        <mspace width="0.5em"/>
        <mo stretchy="false">&gt;</mo>
        <mspace width="0.5em"/>
      </mrow>
      <mfrac>
        <mn>16</mn>
        <mn>17</mn>
      </mfrac>
      <mrow>
        <mspace width="0.5em"/>
        <mo stretchy="false">&gt;</mo>
        <mspace width="0.5em"/>
      </mrow>
      <mfrac>
        <mn>12</mn>
        <mn>17</mn>
      </mfrac>
      <mrow>
        <mspace width="0.5em"/>
        <mo stretchy="false">&gt;</mo>
        <mspace width="0.5em"/>
      </mrow>
      <mfrac>
        <mn>8</mn>
        <mn>17</mn>
      </mfrac>
      <mrow>
        <mspace width="0.5em"/>
        <mo stretchy="false">&gt;</mo>
        <mspace width="0.5em"/>
      </mrow>
      <mfrac>
        <mn>7</mn>
        <mn>17</mn>
      </mfrac>
    </mrow>
    <annotation encoding="StarMath 5.0">{14} over {5} `&gt;` {12} over {5} `&gt;` {7} over {5} `&gt;` {5} over {5} `&gt;` {16} over {17}  `&gt;` {12} over {17} `&gt;` {8} over {17} `&gt;`{7} over {17}</annotation>
  </semantics>
</math>
</file>

<file path=Object 194/content.xml><?xml version="1.0" encoding="utf-8"?>
<math xmlns="http://www.w3.org/1998/Math/MathML" display="block">
  <semantics>
    <mrow>
      <mn>0</mn>
      <mrow>
        <mspace width="0.5em"/>
        <mo stretchy="false">+</mo>
        <mspace width="0.5em"/>
      </mrow>
      <mfrac>
        <mn>5</mn>
        <mn>8</mn>
      </mfrac>
    </mrow>
    <annotation encoding="StarMath 5.0">0`+` {5 } over {8}</annotation>
  </semantics>
</math>
</file>

<file path=Object 195/content.xml><?xml version="1.0" encoding="utf-8"?>
<math xmlns="http://www.w3.org/1998/Math/MathML" display="block">
  <semantics>
    <mrow>
      <mn>2</mn>
      <mrow>
        <mspace width="0.5em"/>
        <mo stretchy="false">+</mo>
        <mspace width="0.5em"/>
      </mrow>
      <mfrac>
        <mn>7</mn>
        <mn>9</mn>
      </mfrac>
    </mrow>
    <annotation encoding="StarMath 5.0">2`+` {7} over {9}</annotation>
  </semantics>
</math>
</file>

<file path=Object 196/content.xml><?xml version="1.0" encoding="utf-8"?>
<math xmlns="http://www.w3.org/1998/Math/MathML" display="block">
  <semantics>
    <mrow>
      <mn>6</mn>
      <mrow>
        <mspace width="0.5em"/>
        <mo stretchy="false">+</mo>
        <mspace width="0.5em"/>
      </mrow>
      <mfrac>
        <mn>2</mn>
        <mn>3</mn>
      </mfrac>
    </mrow>
    <annotation encoding="StarMath 5.0">6`+`  {2 } over {3}</annotation>
  </semantics>
</math>
</file>

<file path=Object 197/content.xml><?xml version="1.0" encoding="utf-8"?>
<math xmlns="http://www.w3.org/1998/Math/MathML" display="block">
  <semantics>
    <mrow>
      <mn>1</mn>
      <mrow>
        <mspace width="0.5em"/>
        <mo stretchy="false">+</mo>
        <mspace width="0.5em"/>
      </mrow>
      <mfrac>
        <mn>1</mn>
        <mn>4</mn>
      </mfrac>
    </mrow>
    <annotation encoding="StarMath 5.0">1`+`  {1 } over {4}</annotation>
  </semantics>
</math>
</file>

<file path=Object 198/content.xml><?xml version="1.0" encoding="utf-8"?>
<math xmlns="http://www.w3.org/1998/Math/MathML" display="block">
  <semantics>
    <mrow>
      <mn>4</mn>
      <mrow>
        <mspace width="0.5em"/>
        <mo stretchy="false">+</mo>
        <mspace width="0.5em"/>
      </mrow>
      <mfrac>
        <mn>1</mn>
        <mn>2</mn>
      </mfrac>
    </mrow>
    <annotation encoding="StarMath 5.0">4`+`  {1 } over {2}</annotation>
  </semantics>
</math>
</file>

<file path=Object 199/content.xml><?xml version="1.0" encoding="utf-8"?>
<math xmlns="http://www.w3.org/1998/Math/MathML" display="block">
  <semantics>
    <mrow>
      <mn>3</mn>
      <mrow>
        <mspace width="0.5em"/>
        <mo stretchy="false">+</mo>
        <mspace width="0.5em"/>
      </mrow>
      <mfrac>
        <mn>4</mn>
        <mn>7</mn>
      </mfrac>
    </mrow>
    <annotation encoding="StarMath 5.0">3`+` {4 } over {7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3</math:mn>
    </math:mfrac>
    <math:annotation math:encoding="StarMath 5.0">{{28}} over {{13}}
</math:annotation>
  </math:semantics>
</math:math>
</file>

<file path=Object 20/content.xml><?xml version="1.0" encoding="utf-8"?>
<math xmlns="http://www.w3.org/1998/Math/MathML" display="block">
  <semantics>
    <mfrac>
      <mn>4</mn>
      <mn>3</mn>
    </mfrac>
    <annotation encoding="StarMath 5.0">{4}over {3}
</annotation>
  </semantics>
</math>
</file>

<file path=Object 200/content.xml><?xml version="1.0" encoding="utf-8"?>
<math xmlns="http://www.w3.org/1998/Math/MathML" display="block">
  <semantics>
    <mrow>
      <mfrac>
        <mn>9</mn>
        <mn>12</mn>
      </mfrac>
      <mrow>
        <mspace width="2em"/>
        <mo stretchy="false">=</mo>
        <mspace width="2em"/>
      </mrow>
      <mfrac>
        <mn>3</mn>
        <mn>4</mn>
      </mfrac>
      <mrow>
        <mspace width="2em"/>
        <mo stretchy="false">&lt;</mo>
        <mspace width="2em"/>
      </mrow>
      <mfrac>
        <mn>3</mn>
        <mn>2</mn>
      </mfrac>
    </mrow>
    <annotation encoding="StarMath 5.0">{9} over {12} ~=~ {3} over {4} ~&lt; ~{3} over {2}</annotation>
  </semantics>
</math>
</file>

<file path=Object 201/content.xml><?xml version="1.0" encoding="utf-8"?>
<math xmlns="http://www.w3.org/1998/Math/MathML" display="block">
  <semantics>
    <mrow>
      <mfrac>
        <mn>52</mn>
        <mn>6</mn>
      </mfrac>
      <mrow>
        <mspace width="2em"/>
        <mo stretchy="false">&lt;</mo>
        <mspace width="2em"/>
      </mrow>
      <mfrac>
        <mn>29</mn>
        <mn>3</mn>
      </mfrac>
      <mrow>
        <mspace width="2em"/>
        <mo stretchy="false">&lt;</mo>
        <mspace width="2em"/>
      </mrow>
      <mfrac>
        <mn>74</mn>
        <mn>7</mn>
      </mfrac>
    </mrow>
    <annotation encoding="StarMath 5.0">{52} over {6} ~&lt;~ {29} over {3} ~&lt;~ {74} over {7}</annotation>
  </semantics>
</math>
</file>

<file path=Object 202/content.xml><?xml version="1.0" encoding="utf-8"?>
<math xmlns="http://www.w3.org/1998/Math/MathML" display="block">
  <semantics>
    <mrow>
      <mfrac>
        <mn>11,099</mn>
        <mn>17</mn>
      </mfrac>
      <mrow>
        <mspace width="2em"/>
        <mo stretchy="false">&lt;</mo>
        <mspace width="2em"/>
      </mrow>
      <mfrac>
        <mn>11,99</mn>
        <mn>17</mn>
      </mfrac>
      <mrow>
        <mspace width="2em"/>
        <mo stretchy="false">&lt;</mo>
        <mspace width="2em"/>
      </mrow>
      <mfrac>
        <mn>12</mn>
        <mn>17</mn>
      </mfrac>
      <mrow>
        <mspace width="2em"/>
        <mo stretchy="false">&lt;</mo>
        <mspace width="2em"/>
      </mrow>
      <mfrac>
        <mn>12,01</mn>
        <mn>17</mn>
      </mfrac>
      <mrow>
        <mspace width="2em"/>
        <mo stretchy="false">&lt;</mo>
        <mspace width="2em"/>
      </mrow>
      <mfrac>
        <mn>12,2</mn>
        <mn>17</mn>
      </mfrac>
    </mrow>
    <annotation encoding="StarMath 5.0">{11,099} over {17} ~&lt;~ {11,99} over {17} ~&lt;~ {12} over {17} ~&lt;~{12,01} over {17} ~&lt;~ {12,2} over {17}</annotation>
  </semantics>
</math>
</file>

<file path=Object 203/content.xml><?xml version="1.0" encoding="utf-8"?>
<math xmlns="http://www.w3.org/1998/Math/MathML" display="block">
  <semantics>
    <mrow>
      <mfrac>
        <mrow>
          <mn>4</mn>
          <mspace width="0.5em"/>
          <mn>512,376</mn>
        </mrow>
        <mrow>
          <mn>356</mn>
          <mspace width="0.5em"/>
          <mn>298</mn>
        </mrow>
      </mfrac>
      <mrow>
        <mspace width="2em"/>
        <mo stretchy="false">&lt;</mo>
        <mspace width="2em"/>
      </mrow>
      <mfrac>
        <mn>128,56</mn>
        <mn>128,56</mn>
      </mfrac>
      <mrow>
        <mspace width="2em"/>
        <mo stretchy="false">&lt;</mo>
        <mspace width="2em"/>
      </mrow>
      <mfrac>
        <mrow>
          <mn>388</mn>
          <mspace width="0.5em"/>
          <mn>542</mn>
        </mrow>
        <mn>4,523</mn>
      </mfrac>
    </mrow>
    <annotation encoding="StarMath 5.0">{4`512,376} over {356`298} ~&lt;~ {128,56} over {128,56}~&lt;~ {388`542} over {4,523}</annotation>
  </semantics>
</math>
</file>

<file path=Object 204/content.xml><?xml version="1.0" encoding="utf-8"?>
<math xmlns="http://www.w3.org/1998/Math/MathML" display="block">
  <semantics>
    <mfrac>
      <mn>7</mn>
      <mn>18</mn>
    </mfrac>
    <annotation encoding="StarMath 5.0">{{7}} over {{18}}</annotation>
  </semantics>
</math>
</file>

<file path=Object 205/content.xml><?xml version="1.0" encoding="utf-8"?>
<math xmlns="http://www.w3.org/1998/Math/MathML" display="block">
  <semantics>
    <mfrac>
      <mn>8</mn>
      <mn>18</mn>
    </mfrac>
    <annotation encoding="StarMath 5.0">{{8}} over {{18}}</annotation>
  </semantics>
</math>
</file>

<file path=Object 206/content.xml><?xml version="1.0" encoding="utf-8"?>
<math xmlns="http://www.w3.org/1998/Math/MathML" display="block">
  <semantics>
    <mfrac>
      <mn>12</mn>
      <mn>18</mn>
    </mfrac>
    <annotation encoding="StarMath 5.0">{{12}} over {{18}}</annotation>
  </semantics>
</math>
</file>

<file path=Object 207/content.xml><?xml version="1.0" encoding="utf-8"?>
<math xmlns="http://www.w3.org/1998/Math/MathML" display="block">
  <semantics>
    <mfrac>
      <mn>16</mn>
      <mn>18</mn>
    </mfrac>
    <annotation encoding="StarMath 5.0">{{16}} over {{18}}</annotation>
  </semantics>
</math>
</file>

<file path=Object 208/content.xml><?xml version="1.0" encoding="utf-8"?>
<math xmlns="http://www.w3.org/1998/Math/MathML" display="block">
  <semantics>
    <mfrac>
      <mn>5</mn>
      <mn>6</mn>
    </mfrac>
    <annotation encoding="StarMath 5.0">{{5}} over {{6}}</annotation>
  </semantics>
</math>
</file>

<file path=Object 209/content.xml><?xml version="1.0" encoding="utf-8"?>
<math xmlns="http://www.w3.org/1998/Math/MathML" display="block">
  <semantics>
    <mfrac>
      <mn>7</mn>
      <mn>6</mn>
    </mfrac>
    <annotation encoding="StarMath 5.0">{{7}} over {{6}}</annotation>
  </semantics>
</math>
</file>

<file path=Object 21/content.xml><?xml version="1.0" encoding="utf-8"?>
<math xmlns="http://www.w3.org/1998/Math/MathML" display="block">
  <semantics>
    <mfrac>
      <mn>3</mn>
      <mn>4</mn>
    </mfrac>
    <annotation encoding="StarMath 5.0">{3}over {4}
</annotation>
  </semantics>
</math>
</file>

<file path=Object 210/content.xml><?xml version="1.0" encoding="utf-8"?>
<math xmlns="http://www.w3.org/1998/Math/MathML" display="block">
  <semantics>
    <mfrac>
      <mn>12</mn>
      <mn>6</mn>
    </mfrac>
    <annotation encoding="StarMath 5.0">{{12}} over {{6}}</annotation>
  </semantics>
</math>
</file>

<file path=Object 211/content.xml><?xml version="1.0" encoding="utf-8"?>
<math xmlns="http://www.w3.org/1998/Math/MathML" display="block">
  <semantics>
    <mfrac>
      <mn>14</mn>
      <mn>6</mn>
    </mfrac>
    <annotation encoding="StarMath 5.0">{{14}} over {{6}}</annotation>
  </semantics>
</math>
</file>

<file path=Object 212/content.xml><?xml version="1.0" encoding="utf-8"?>
<math xmlns="http://www.w3.org/1998/Math/MathML" display="block">
  <semantics>
    <mstyle mathvariant="normal">
      <mrow>
        <mfrac>
          <mn>816</mn>
          <mn>577</mn>
        </mfrac>
        <mspace width="0.5em"/>
        <mi mathvariant="normal">≈</mi>
        <mspace width="0.5em"/>
        <mn>1</mn>
        <mi mathvariant="normal">,</mi>
        <mn>414</mn>
      </mrow>
    </mstyle>
    <annotation encoding="StarMath 5.0">nitalic {{816} over {577}` ≈`1, 414}</annotation>
  </semantics>
</math>
</file>

<file path=Object 213/content.xml><?xml version="1.0" encoding="utf-8"?>
<math xmlns="http://www.w3.org/1998/Math/MathML" display="block">
  <semantics>
    <mstyle mathvariant="normal">
      <mrow>
        <mfrac>
          <mn>577</mn>
          <mn>408</mn>
        </mfrac>
        <mspace width="0.5em"/>
        <mi mathvariant="normal">≈</mi>
        <mspace width="0.5em"/>
        <mn>1</mn>
        <mi mathvariant="normal">,</mi>
        <mn>414</mn>
      </mrow>
    </mstyle>
    <annotation encoding="StarMath 5.0">nitalic {{577} over {408}` ≈`1, 414}</annotation>
  </semantics>
</math>
</file>

<file path=Object 214/content.xml><?xml version="1.0" encoding="utf-8"?>
<math xmlns="http://www.w3.org/1998/Math/MathML" display="block">
  <semantics>
    <mi>a</mi>
    <annotation encoding="StarMath 5.0">a</annotation>
  </semantics>
</math>
</file>

<file path=Object 215/content.xml><?xml version="1.0" encoding="utf-8"?>
<math xmlns="http://www.w3.org/1998/Math/MathML" display="block">
  <semantics>
    <mi>b</mi>
    <annotation encoding="StarMath 5.0">b</annotation>
  </semantics>
</math>
</file>

<file path=Object 216/content.xml><?xml version="1.0" encoding="utf-8"?>
<math xmlns="http://www.w3.org/1998/Math/MathML" display="block">
  <semantics>
    <mstyle mathvariant="normal">
      <mrow>
        <mfrac>
          <mn>816</mn>
          <mn>577</mn>
        </mfrac>
        <mspace width="0.5em"/>
        <mi mathvariant="normal">≈</mi>
        <mspace width="0.5em"/>
        <mn>1</mn>
        <mi mathvariant="normal">,</mi>
        <mn>414</mn>
        <mspace width="0.5em"/>
        <mn>211</mn>
      </mrow>
    </mstyle>
    <annotation encoding="StarMath 5.0">nitalic {{816} over {577} `≈`1, 414` 211}</annotation>
  </semantics>
</math>
</file>

<file path=Object 217/content.xml><?xml version="1.0" encoding="utf-8"?>
<math xmlns="http://www.w3.org/1998/Math/MathML" display="block">
  <semantics>
    <mstyle mathvariant="normal">
      <mrow>
        <mfrac>
          <mn>577</mn>
          <mn>408</mn>
        </mfrac>
        <mspace width="0.5em"/>
        <mi mathvariant="normal">≈</mi>
        <mspace width="0.5em"/>
        <mn>1</mn>
        <mi mathvariant="normal">,</mi>
        <mn>414</mn>
        <mspace width="0.5em"/>
        <mn>216</mn>
      </mrow>
    </mstyle>
    <annotation encoding="StarMath 5.0">nitalic {{577} over {408}` ≈`1, 414`  216}</annotation>
  </semantics>
</math>
</file>

<file path=Object 218/content.xml><?xml version="1.0" encoding="utf-8"?>
<math xmlns="http://www.w3.org/1998/Math/MathML" display="block">
  <semantics>
    <mi>a</mi>
    <annotation encoding="StarMath 5.0">a</annotation>
  </semantics>
</math>
</file>

<file path=Object 219/content.xml><?xml version="1.0" encoding="utf-8"?>
<math xmlns="http://www.w3.org/1998/Math/MathML" display="block">
  <semantics>
    <mi>b</mi>
    <annotation encoding="StarMath 5.0">b</annotation>
  </semantics>
</math>
</file>

<file path=Object 22/content.xml><?xml version="1.0" encoding="utf-8"?>
<math xmlns="http://www.w3.org/1998/Math/MathML" display="block">
  <semantics>
    <mfrac>
      <mn>1</mn>
      <mn>6</mn>
    </mfrac>
    <annotation encoding="StarMath 5.0">{1}over {6}
</annotation>
  </semantics>
</math>
</file>

<file path=Object 23/content.xml><?xml version="1.0" encoding="utf-8"?>
<math xmlns="http://www.w3.org/1998/Math/MathML" display="block">
  <semantics>
    <mfrac>
      <mn>5,89</mn>
      <mn>5,98</mn>
    </mfrac>
    <annotation encoding="StarMath 5.0">{{5,89}}over {{5,98}}
</annotation>
  </semantics>
</math>
</file>

<file path=Object 24/content.xml><?xml version="1.0" encoding="utf-8"?>
<math xmlns="http://www.w3.org/1998/Math/MathML" display="block">
  <semantics>
    <mfrac>
      <mn>3,52</mn>
      <mn>3,25</mn>
    </mfrac>
    <annotation encoding="StarMath 5.0">{{3,52}}over {{3,25}}
</annotation>
  </semantics>
</math>
</file>

<file path=Object 25/content.xml><?xml version="1.0" encoding="utf-8"?>
<math xmlns="http://www.w3.org/1998/Math/MathML" display="block">
  <semantics>
    <mfrac>
      <mn>1,5</mn>
      <mn>1,5</mn>
    </mfrac>
    <annotation encoding="StarMath 5.0">{{1,5}}over {1,5}
</annotation>
  </semantics>
</math>
</file>

<file path=Object 26/content.xml><?xml version="1.0" encoding="utf-8"?>
<math xmlns="http://www.w3.org/1998/Math/MathML" display="block">
  <semantics>
    <mfrac>
      <mn>60</mn>
      <mn>51,54</mn>
    </mfrac>
    <annotation encoding="StarMath 5.0">{60}over {{51,54}}
</annotation>
  </semantics>
</math>
</file>

<file path=Object 27/content.xml><?xml version="1.0" encoding="utf-8"?>
<math xmlns="http://www.w3.org/1998/Math/MathML" display="block">
  <semantics>
    <mfrac>
      <mn>3,2</mn>
      <mn>1,3</mn>
    </mfrac>
    <annotation encoding="StarMath 5.0">{{{3,2}}} over {{1,3}}
</annotation>
  </semantics>
</math>
</file>

<file path=Object 28/content.xml><?xml version="1.0" encoding="utf-8"?>
<math xmlns="http://www.w3.org/1998/Math/MathML" display="block">
  <semantics>
    <mfrac>
      <mn>32</mn>
      <mn>13</mn>
    </mfrac>
    <annotation encoding="StarMath 5.0">{{32}} over {{13}}
</annotation>
  </semantics>
</math>
</file>

<file path=Object 29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9</math:mn>
    </math:mfrac>
    <math:annotation math:encoding="StarMath 5.0">{8}over {9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12,9</math:mn>
      <math:mn>12,9</math:mn>
    </math:mfrac>
    <math:annotation math:encoding="StarMath 5.0">{{{12,9}}} over {{{12,9}}}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2}over {3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45</math:mn>
      <math:mn>16</math:mn>
    </math:mfrac>
    <math:annotation math:encoding="StarMath 5.0">{{45}} over {{16}}
</math:annotation>
  </math:semantics>
</math:math>
</file>

<file path=Object 32/content.xml><?xml version="1.0" encoding="utf-8"?>
<math xmlns="http://www.w3.org/1998/Math/MathML" display="block">
  <semantics>
    <mfrac>
      <mn>10</mn>
      <mn>4</mn>
    </mfrac>
    <annotation encoding="StarMath 5.0">{10}over {4}
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frac>
      <math:mn>35</math:mn>
      <math:mn>63</math:mn>
    </math:mfrac>
    <math:annotation math:encoding="StarMath 5.0">{35} over {63}
</math:annotation>
  </math:semantics>
</math:math>
</file>

<file path=Object 34/content.xml><?xml version="1.0" encoding="utf-8"?>
<math xmlns="http://www.w3.org/1998/Math/MathML" display="block">
  <semantics>
    <mfrac>
      <mn>1,1</mn>
      <mn>1,1</mn>
    </mfrac>
    <annotation encoding="StarMath 5.0">{{{1,1}}} over {{{1,1}}}
</annotation>
  </semantics>
</math>
</file>

<file path=Object 35/content.xml><?xml version="1.0" encoding="utf-8"?>
<math xmlns="http://www.w3.org/1998/Math/MathML" display="block">
  <semantics>
    <mfrac>
      <mn>1,001</mn>
      <mn>1,010</mn>
    </mfrac>
    <annotation encoding="StarMath 5.0">{{{1,001}}} over {{{1,010}}}
</annotation>
  </semantics>
</math>
</file>

<file path=Object 36/content.xml><?xml version="1.0" encoding="utf-8"?>
<math xmlns="http://www.w3.org/1998/Math/MathML" display="block">
  <semantics>
    <mfrac>
      <mstyle mathcolor="red">
        <mn>12</mn>
      </mstyle>
      <mn>24</mn>
    </mfrac>
    <annotation encoding="StarMath 5.0">color red {12}over {24}</annotation>
  </semantics>
</math>
</file>

<file path=Object 37/content.xml><?xml version="1.0" encoding="utf-8"?>
<math xmlns="http://www.w3.org/1998/Math/MathML" display="block">
  <semantics>
    <mfrac>
      <mn>5</mn>
      <mn>7</mn>
    </mfrac>
    <annotation encoding="StarMath 5.0">{5}over {7}
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3,2</math:mn>
      <math:mn>5</math:mn>
    </math:mfrac>
    <math:annotation math:encoding="StarMath 5.0">{{{3,2}}} over {5}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frac>
      <math:mn>6,04</math:mn>
      <math:mn>10</math:mn>
    </math:mfrac>
    <math:annotation math:encoding="StarMath 5.0">{6,04}over {10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row>
        <math:mn>285</math:mn>
        <math:mi/>
        <math:mn>698</math:mn>
      </math:mrow>
      <math:mrow>
        <math:mn>286</math:mn>
        <math:mi/>
        <math:mn>598</math:mn>
      </math:mrow>
    </math:mfrac>
    <math:annotation math:encoding="StarMath 5.0">{{{285`698}}} over {{{286`598}}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210</math:mn>
    </math:mfrac>
    <math:annotation math:encoding="StarMath 5.0">{10} over {210}
</math:annotation>
  </math:semantics>
</math:math>
</file>

<file path=Object 41/content.xml><?xml version="1.0" encoding="utf-8"?>
<math xmlns="http://www.w3.org/1998/Math/MathML" display="block">
  <semantics>
    <mstyle mathsize="10pt">
      <mfrac>
        <mn>816</mn>
        <mn>577</mn>
      </mfrac>
    </mstyle>
    <annotation encoding="StarMath 5.0"> size 10{816 over 577}</annotation>
  </semantics>
</math>
</file>

<file path=Object 42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420</math:mn>
    </math:mfrac>
    <math:annotation math:encoding="StarMath 5.0">{3} over {420}
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frac>
      <math:mn>0,7</math:mn>
      <math:mn>12</math:mn>
    </math:mfrac>
    <math:annotation math:encoding="StarMath 5.0">{{{0,7}}} over {{12}}
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frac>
      <math:mn>2,4</math:mn>
      <math:mn>36</math:mn>
    </math:mfrac>
    <math:annotation math:encoding="StarMath 5.0">{2,4}over {36}
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{2}} over {{3}}
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3</math:mn>
    </math:mfrac>
    <math:annotation math:encoding="StarMath 5.0">{{4}} over {{3}}
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5</math:mn>
    </math:mfrac>
    <math:annotation math:encoding="StarMath 5.0">{{7}} over {{5}}
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5</math:mn>
    </math:mfrac>
    <math:annotation math:encoding="StarMath 5.0">{{8}} over {{5}}
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frac>
      <math:mn>45</math:mn>
      <math:mn>16</math:mn>
    </math:mfrac>
    <math:annotation math:encoding="StarMath 5.0">{{45}} over {{16}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  <math:mi/>
        <math:mn>287</math:mn>
      </math:mrow>
      <math:mn>128</math:mn>
    </math:mfrac>
    <math:annotation math:encoding="StarMath 5.0">{{{1`287}}} over {{128}}
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frac>
      <math:mn>54</math:mn>
      <math:mn>16</math:mn>
    </math:mfrac>
    <math:annotation math:encoding="StarMath 5.0">{{54}} over {{16}}
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1</math:mn>
    </math:mfrac>
    <math:annotation math:encoding="StarMath 5.0">{{28}} over {{1}}
</math:annotation>
  </math:semantics>
</math:math>
</file>

<file path=Object 52/content.xml><?xml version="1.0" encoding="utf-8"?>
<math xmlns="http://www.w3.org/1998/Math/MathML" display="block">
  <semantics>
    <mfrac>
      <mn>0,5</mn>
      <mn>1</mn>
    </mfrac>
    <annotation encoding="StarMath 5.0">{{{0,5}}} over {{1}}
</annotation>
  </semantics>
</math>
</file>

<file path=Object 53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2</math:mn>
    </math:mfrac>
    <math:annotation math:encoding="StarMath 5.0">{2} over {12}
</math:annotation>
  </math:semantics>
</math:math>
</file>

<file path=Object 54/content.xml><?xml version="1.0" encoding="utf-8"?>
<math xmlns="http://www.w3.org/1998/Math/MathML" display="block">
  <semantics>
    <mfrac>
      <mn>2</mn>
      <mn>3</mn>
    </mfrac>
    <annotation encoding="StarMath 5.0">{{2}} over {{3}}
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frac>
      <math:mn>3,2</math:mn>
      <math:mn>13</math:mn>
    </math:mfrac>
    <math:annotation math:encoding="StarMath 5.0">{{{3,2}}} over {{13}}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frac>
      <math:mn>3,02</math:mn>
      <math:mn>13</math:mn>
    </math:mfrac>
    <math:annotation math:encoding="StarMath 5.0">{{{3,02}}} over {{13}}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n>0,3</math:mn>
      <math:mn>47</math:mn>
    </math:mfrac>
    <math:annotation math:encoding="StarMath 5.0">{{{0,3}}} over {{47}}
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frac>
      <math:mn>0,31</math:mn>
      <math:mn>47</math:mn>
    </math:mfrac>
    <math:annotation math:encoding="StarMath 5.0">{{{0,31}}} over {{47}}
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frac>
      <math:mn>0,7</math:mn>
      <math:mn>12</math:mn>
    </math:mfrac>
    <math:annotation math:encoding="StarMath 5.0">{{{0,7}}} over {{12}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0,03</math:mn>
      <math:mn>0,3</math:mn>
    </math:mfrac>
    <math:annotation math:encoding="StarMath 5.0">{{{0,03}}} over {{{0,3}}}
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frac>
      <math:mn>0,08</math:mn>
      <math:mn>12</math:mn>
    </math:mfrac>
    <math:annotation math:encoding="StarMath 5.0">{{{0,08}}} over {{12}}
</math:annotation>
  </math:semantics>
</math:math>
</file>

<file path=Object 61/content.xml><?xml version="1.0" encoding="utf-8"?>
<math xmlns="http://www.w3.org/1998/Math/MathML" display="block">
  <semantics>
    <mfrac>
      <mn>1,82</mn>
      <mn>12</mn>
    </mfrac>
    <annotation encoding="StarMath 5.0">{{{1,82}}} over {{12}}
</annotation>
  </semantics>
</math>
</file>

<file path=Object 62/content.xml><?xml version="1.0" encoding="utf-8"?>
<!DOCTYPE math  PUBLIC '-//OpenOffice.org//DTD Modified W3C MathML 1.01//EN'  'math.dtd'>
<math:math xmlns:math="http://www.w3.org/1998/Math/MathML">
  <math:semantics>
    <math:mfrac>
      <math:mn>1,802</math:mn>
      <math:mn>12</math:mn>
    </math:mfrac>
    <math:annotation math:encoding="StarMath 5.0">{{{1,802}}} over {{12}}
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12</math:mn>
    </math:mfrac>
    <math:annotation math:encoding="StarMath 5.0">{9}over {12}
</math:annotation>
  </math:semantics>
</math:math>
</file>

<file path=Object 64/content.xml><?xml version="1.0" encoding="utf-8"?>
<math xmlns="http://www.w3.org/1998/Math/MathML" display="block">
  <semantics>
    <mfrac>
      <mn>24,2</mn>
      <mn>36</mn>
    </mfrac>
    <annotation encoding="StarMath 5.0">{24,2}over {36}
</annotation>
  </semantics>
</math>
</file>

<file path=Object 65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9</math:mn>
    </math:mfrac>
    <math:annotation math:encoding="StarMath 5.0">{6} over {9}
</math:annotation>
  </math:semantics>
</math:math>
</file>

<file path=Object 66/content.xml><?xml version="1.0" encoding="utf-8"?>
<math xmlns="http://www.w3.org/1998/Math/MathML" display="block">
  <semantics>
    <mfrac>
      <mn>1</mn>
      <mn>5</mn>
    </mfrac>
    <annotation encoding="StarMath 5.0">{1}over {5}
</annotation>
  </semantics>
</math>
</file>

<file path=Object 67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25</math:mn>
    </math:mfrac>
    <math:annotation math:encoding="StarMath 5.0">{4} over {25}
</math:annotation>
  </math:semantics>
</math:math>
</file>

<file path=Object 68/content.xml><?xml version="1.0" encoding="utf-8"?>
<math xmlns="http://www.w3.org/1998/Math/MathML" display="block">
  <semantics>
    <mfrac>
      <mn>19</mn>
      <mn>7</mn>
    </mfrac>
    <annotation encoding="StarMath 5.0">{19} over {7}
</annotation>
  </semantics>
</math>
</file>

<file path=Object 69/content.xml><?xml version="1.0" encoding="utf-8"?>
<math xmlns="http://www.w3.org/1998/Math/MathML" display="block">
  <semantics>
    <mfrac>
      <mn>5</mn>
      <mn>6</mn>
    </mfrac>
    <annotation encoding="StarMath 5.0">{5}over{6}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90,02</math:mn>
      <math:mn>90,20</math:mn>
    </math:mfrac>
    <math:annotation math:encoding="StarMath 5.0">{{{90,02}}} over {{{90,20}}}
</math:annotation>
  </math:semantics>
</math:math>
</file>

<file path=Object 70/content.xml><?xml version="1.0" encoding="utf-8"?>
<math xmlns="http://www.w3.org/1998/Math/MathML" display="block">
  <semantics>
    <mfrac>
      <mn>9</mn>
      <mn>6</mn>
    </mfrac>
    <annotation encoding="StarMath 5.0">{9}over{6}</annotation>
  </semantics>
</math>
</file>

<file path=Object 71/content.xml><?xml version="1.0" encoding="utf-8"?>
<math xmlns="http://www.w3.org/1998/Math/MathML" display="block">
  <semantics>
    <mfrac>
      <mn>10</mn>
      <mn>6</mn>
    </mfrac>
    <annotation encoding="StarMath 5.0">{10}over{6}</annotation>
  </semantics>
</math>
</file>

<file path=Object 72/content.xml><?xml version="1.0" encoding="utf-8"?>
<math xmlns="http://www.w3.org/1998/Math/MathML" display="block">
  <semantics>
    <mfrac>
      <mn>4</mn>
      <mn>3</mn>
    </mfrac>
    <annotation encoding="StarMath 5.0">{4}over{3}</annotation>
  </semantics>
</math>
</file>

<file path=Object 73/content.xml><?xml version="1.0" encoding="utf-8"?>
<math xmlns="http://www.w3.org/1998/Math/MathML" display="block">
  <semantics>
    <mfrac>
      <mn>7</mn>
      <mn>15</mn>
    </mfrac>
    <annotation encoding="StarMath 5.0">{{7}} over {{15}}
</annotation>
  </semantics>
</math>
</file>

<file path=Object 74/content.xml><?xml version="1.0" encoding="utf-8"?>
<math xmlns="http://www.w3.org/1998/Math/MathML" display="block">
  <semantics>
    <mfrac>
      <mn>17</mn>
      <mn>15</mn>
    </mfrac>
    <annotation encoding="StarMath 5.0">{{17}} over {{15}}
</annotation>
  </semantics>
</math>
</file>

<file path=Object 75/content.xml><?xml version="1.0" encoding="utf-8"?>
<math xmlns="http://www.w3.org/1998/Math/MathML" display="block">
  <semantics>
    <mfrac>
      <mn>2</mn>
      <mn>15</mn>
    </mfrac>
    <annotation encoding="StarMath 5.0">{{2}} over {{15}}
</annotation>
  </semantics>
</math>
</file>

<file path=Object 76/content.xml><?xml version="1.0" encoding="utf-8"?>
<math xmlns="http://www.w3.org/1998/Math/MathML" display="block">
  <semantics>
    <mfrac>
      <mn>37</mn>
      <mn>15</mn>
    </mfrac>
    <annotation encoding="StarMath 5.0">{{37}} over {{15}}
</annotation>
  </semantics>
</math>
</file>

<file path=Object 77/content.xml><?xml version="1.0" encoding="utf-8"?>
<math xmlns="http://www.w3.org/1998/Math/MathML" display="block">
  <semantics>
    <mfrac>
      <mn>12</mn>
      <mn>15</mn>
    </mfrac>
    <annotation encoding="StarMath 5.0">{{12}} over {{15}}
</annotation>
  </semantics>
</math>
</file>

<file path=Object 78/content.xml><?xml version="1.0" encoding="utf-8"?>
<math xmlns="http://www.w3.org/1998/Math/MathML" display="block">
  <semantics>
    <mfrac>
      <mn>3,8</mn>
      <mn>15</mn>
    </mfrac>
    <annotation encoding="StarMath 5.0">{{{3,8}}} over {{15}}
</annotation>
  </semantics>
</math>
</file>

<file path=Object 79/content.xml><?xml version="1.0" encoding="utf-8"?>
<math xmlns="http://www.w3.org/1998/Math/MathML" display="block">
  <semantics>
    <mfrac>
      <mn>17,1</mn>
      <mn>15</mn>
    </mfrac>
    <annotation encoding="StarMath 5.0">{{{17,1}}} over {{15}}
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2,8</math:mn>
      <math:mn>1</math:mn>
    </math:mfrac>
    <math:annotation math:encoding="StarMath 5.0">{{{2,8}}} over {{1}}
</math:annotation>
  </math:semantics>
</math:math>
</file>

<file path=Object 80/content.xml><?xml version="1.0" encoding="utf-8"?>
<math xmlns="http://www.w3.org/1998/Math/MathML" display="block">
  <semantics>
    <mfrac>
      <mn>17,02</mn>
      <mn>15</mn>
    </mfrac>
    <annotation encoding="StarMath 5.0">{{{17,02}}} over {{15}}
</annotation>
  </semantics>
</math>
</file>

<file path=Object 81/content.xml><?xml version="1.0" encoding="utf-8"?>
<math xmlns="http://www.w3.org/1998/Math/MathML" display="block">
  <semantics>
    <mfrac>
      <mn>3,07</mn>
      <mn>15</mn>
    </mfrac>
    <annotation encoding="StarMath 5.0">{{{3,07}}} over {{15}}
</annotation>
  </semantics>
</math>
</file>

<file path=Object 82/content.xml><?xml version="1.0" encoding="utf-8"?>
<math xmlns="http://www.w3.org/1998/Math/MathML" display="block">
  <semantics>
    <mfrac>
      <mn>17,002</mn>
      <mn>15</mn>
    </mfrac>
    <annotation encoding="StarMath 5.0">{{{17,002}}} over {{15}}
</annotation>
  </semantics>
</math>
</file>

<file path=Object 83/content.xml><?xml version="1.0" encoding="utf-8"?>
<math xmlns="http://www.w3.org/1998/Math/MathML" display="block">
  <semantics>
    <mfrac>
      <mn>5,7</mn>
      <mn>20</mn>
    </mfrac>
    <annotation encoding="StarMath 5.0">{5,7} over {20}</annotation>
  </semantics>
</math>
</file>

<file path=Object 84/content.xml><?xml version="1.0" encoding="utf-8"?>
<math xmlns="http://www.w3.org/1998/Math/MathML" display="block">
  <semantics>
    <mfrac>
      <mn>1,2</mn>
      <mn>4</mn>
    </mfrac>
    <annotation encoding="StarMath 5.0">{1,2} over {4}</annotation>
  </semantics>
</math>
</file>

<file path=Object 85/content.xml><?xml version="1.0" encoding="utf-8"?>
<math xmlns="http://www.w3.org/1998/Math/MathML" display="block">
  <semantics>
    <mfrac>
      <mn>5,7</mn>
      <mn>20</mn>
    </mfrac>
    <annotation encoding="StarMath 5.0">{5,7} over {20}</annotation>
  </semantics>
</math>
</file>

<file path=Object 86/content.xml><?xml version="1.0" encoding="utf-8"?>
<math xmlns="http://www.w3.org/1998/Math/MathML" display="block">
  <semantics>
    <mfrac>
      <mn>1,2</mn>
      <mn>4</mn>
    </mfrac>
    <annotation encoding="StarMath 5.0">{1,2} over {4}</annotation>
  </semantics>
</math>
</file>

<file path=Object 87/content.xml><?xml version="1.0" encoding="utf-8"?>
<math xmlns="http://www.w3.org/1998/Math/MathML" display="block">
  <semantics>
    <mfrac>
      <mn>5,7</mn>
      <mn>20</mn>
    </mfrac>
    <annotation encoding="StarMath 5.0">{5,7} over {20}</annotation>
  </semantics>
</math>
</file>

<file path=Object 88/content.xml><?xml version="1.0" encoding="utf-8"?>
<math xmlns="http://www.w3.org/1998/Math/MathML" display="block">
  <semantics>
    <mfrac>
      <mn>1,2</mn>
      <mn>4</mn>
    </mfrac>
    <annotation encoding="StarMath 5.0">{1,2} over {4}</annotation>
  </semantics>
</math>
</file>

<file path=Object 89/content.xml><?xml version="1.0" encoding="utf-8"?>
<math xmlns="http://www.w3.org/1998/Math/MathML" display="block">
  <semantics>
    <mfrac>
      <mrow>
        <mn>1,2</mn>
        <mrow>
          <mspace width="0.5em"/>
          <mo stretchy="false">×</mo>
          <mspace width="0.5em"/>
        </mrow>
        <mstyle color="green">
          <mstyle mathvariant="bold">
            <mn>5</mn>
          </mstyle>
        </mstyle>
      </mrow>
      <mrow>
        <mn>4</mn>
        <mrow>
          <mspace width="0.5em"/>
          <mo stretchy="false">×</mo>
          <mspace width="0.5em"/>
        </mrow>
        <mstyle color="green">
          <mstyle mathvariant="bold">
            <mn>5</mn>
          </mstyle>
        </mstyle>
      </mrow>
    </mfrac>
    <annotation encoding="StarMath 5.0">{1,2`times `color green bold{5} } over {4`times` color green bold{5}}</annotation>
  </semantics>
</math>
</file>

<file path=Object 9/content.xml><?xml version="1.0" encoding="utf-8"?>
<math xmlns="http://www.w3.org/1998/Math/MathML" display="block">
  <semantics>
    <mfrac>
      <mn>3,2</mn>
      <mn>32</mn>
    </mfrac>
    <annotation encoding="StarMath 5.0">{{{3,2}}} over {{32}}
</annotation>
  </semantics>
</math>
</file>

<file path=Object 90/content.xml><?xml version="1.0" encoding="utf-8"?>
<math xmlns="http://www.w3.org/1998/Math/MathML" display="block">
  <semantics>
    <mfrac>
      <mn>6</mn>
      <mn>20</mn>
    </mfrac>
    <annotation encoding="StarMath 5.0">{6} over {20}</annotation>
  </semantics>
</math>
</file>

<file path=Object 91/content.xml><?xml version="1.0" encoding="utf-8"?>
<math xmlns="http://www.w3.org/1998/Math/MathML" display="block">
  <semantics>
    <mfrac>
      <mn>17</mn>
      <mn>3</mn>
    </mfrac>
    <annotation encoding="StarMath 5.0">{17}over{3}</annotation>
  </semantics>
</math>
</file>

<file path=Object 92/content.xml><?xml version="1.0" encoding="utf-8"?>
<math xmlns="http://www.w3.org/1998/Math/MathML" display="block">
  <semantics>
    <mfrac>
      <mn>15</mn>
      <mn>3</mn>
    </mfrac>
    <annotation encoding="StarMath 5.0">{15}over{3}</annotation>
  </semantics>
</math>
</file>

<file path=Object 93/content.xml><?xml version="1.0" encoding="utf-8"?>
<math xmlns="http://www.w3.org/1998/Math/MathML" display="block">
  <semantics>
    <mfrac>
      <mn>5</mn>
      <mn>13</mn>
    </mfrac>
    <annotation encoding="StarMath 5.0">{{5}} over {{13}}</annotation>
  </semantics>
</math>
</file>

<file path=Object 94/content.xml><?xml version="1.0" encoding="utf-8"?>
<math xmlns="http://www.w3.org/1998/Math/MathML" display="block">
  <semantics>
    <mfrac>
      <mn>7</mn>
      <mn>13</mn>
    </mfrac>
    <annotation encoding="StarMath 5.0">{{7}} over {{13}}</annotation>
  </semantics>
</math>
</file>

<file path=Object 95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96/content.xml><?xml version="1.0" encoding="utf-8"?>
<math xmlns="http://www.w3.org/1998/Math/MathML" display="block">
  <semantics>
    <mfrac>
      <mn>29</mn>
      <mn>3</mn>
    </mfrac>
    <annotation encoding="StarMath 5.0">{29}over{3}</annotation>
  </semantics>
</math>
</file>

<file path=Object 97/content.xml><?xml version="1.0" encoding="utf-8"?>
<math xmlns="http://www.w3.org/1998/Math/MathML" display="block">
  <semantics>
    <mfrac>
      <mn>3</mn>
      <mn>13</mn>
    </mfrac>
    <annotation encoding="StarMath 5.0">{{3}} over {{13}}</annotation>
  </semantics>
</math>
</file>

<file path=Object 98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2</math:mn>
    </math:mfrac>
    <math:annotation math:encoding="StarMath 5.0">{1}over {2}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6</math:mn>
    </math:mfrac>
    <math:annotation math:encoding="StarMath 5.0">{4}over {6} </math:annotation>
  </math:semantics>
</math:math>
</file>